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4cm" fo:margin-left="0cm" table:align="left"/>
    </style:style>
    <style:style style:name="Table39.A" style:family="table-column">
      <style:table-column-properties style:column-width="3.507cm"/>
    </style:style>
    <style:style style:name="Table39.B" style:family="table-column">
      <style:table-column-properties style:column-width="1.498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3cm" fo:margin-left="0cm" table:align="left"/>
    </style:style>
    <style:style style:name="Table40.A" style:family="table-column">
      <style:table-column-properties style:column-width="3.595cm"/>
    </style:style>
    <style:style style:name="Table40.B" style:family="table-column">
      <style:table-column-properties style:column-width="1.489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rsid="00431956" officeooo:paragraph-rsid="00431956"/>
    </style:style>
    <style:style style:name="P27" style:family="paragraph" style:parent-style-name="Text_20_body">
      <style:text-properties officeooo:paragraph-rsid="00460834"/>
    </style:style>
    <style:style style:name="P28" style:family="paragraph" style:parent-style-name="Text_20_body">
      <style:text-properties officeooo:paragraph-rsid="0048cba1"/>
    </style:style>
    <style:style style:name="P29" style:family="paragraph" style:parent-style-name="Text_20_body">
      <style:text-properties officeooo:rsid="00502657" officeooo:paragraph-rsid="00502657"/>
    </style:style>
    <style:style style:name="P30" style:family="paragraph" style:parent-style-name="Text_20_body">
      <style:text-properties officeooo:rsid="00516cf9" officeooo:paragraph-rsid="00516cf9"/>
    </style:style>
    <style:style style:name="P31" style:family="paragraph" style:parent-style-name="Text_20_body">
      <style:text-properties officeooo:rsid="0059bfb8" officeooo:paragraph-rsid="0059bfb8"/>
    </style:style>
    <style:style style:name="P32" style:family="paragraph" style:parent-style-name="Text_20_body">
      <style:text-properties officeooo:rsid="005eebbb" officeooo:paragraph-rsid="0064ba8f"/>
    </style:style>
    <style:style style:name="P33" style:family="paragraph" style:parent-style-name="Text_20_body">
      <style:text-properties officeooo:paragraph-rsid="005fdf4e"/>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paragraph-properties fo:padding="0.035cm" fo:border="0.26pt solid #000000" style:shadow="none"/>
    </style:style>
    <style:style style:name="P40" style:family="paragraph" style:parent-style-name="Text_20_body">
      <style:paragraph-properties fo:padding="0.035cm" fo:border="0.26pt solid #000000" style:shadow="none"/>
      <style:text-properties fo:font-size="12pt" fo:language="en" fo:country="GB" style:font-size-asian="12pt"/>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weight="bold" officeooo:paragraph-rsid="003b3610" style:font-weight-asian="bold" style:font-weight-complex="bold"/>
    </style:style>
    <style:style style:name="P43" style:family="paragraph" style:parent-style-name="Table_20_Contents">
      <style:text-properties fo:font-weight="bold" officeooo:paragraph-rsid="00404070" style:font-weight-asian="bold" style:font-weight-complex="bold"/>
    </style:style>
    <style:style style:name="P44" style:family="paragraph" style:parent-style-name="Table_20_Contents">
      <style:text-properties fo:font-weight="bold" officeooo:paragraph-rsid="00574578" style:font-weight-asian="bold" style:font-weight-complex="bold"/>
    </style:style>
    <style:style style:name="P45" style:family="paragraph" style:parent-style-name="Table_20_Contents">
      <style:text-properties fo:font-weight="bold" officeooo:paragraph-rsid="0061da89" style:font-weight-asian="bold" style:font-weight-complex="bold"/>
    </style:style>
    <style:style style:name="P46" style:family="paragraph" style:parent-style-name="Table_20_Contents">
      <style:text-properties fo:font-weight="bold" officeooo:paragraph-rsid="0076b68a" style:font-weight-asian="bold" style:font-weight-complex="bold"/>
    </style:style>
    <style:style style:name="P47" style:family="paragraph" style:parent-style-name="Table_20_Contents">
      <style:text-properties fo:font-style="italic" style:font-style-asian="italic" style:font-style-complex="italic"/>
    </style:style>
    <style:style style:name="P48" style:family="paragraph" style:parent-style-name="Table_20_Contents">
      <style:text-properties officeooo:rsid="0022068a" officeooo:paragraph-rsid="0022068a"/>
    </style:style>
    <style:style style:name="P49" style:family="paragraph" style:parent-style-name="Table_20_Contents">
      <style:text-properties officeooo:rsid="0022068a" officeooo:paragraph-rsid="00236543"/>
    </style:style>
    <style:style style:name="P50" style:family="paragraph" style:parent-style-name="Table_20_Contents">
      <style:text-properties officeooo:rsid="00236543" officeooo:paragraph-rsid="00236543"/>
    </style:style>
    <style:style style:name="P51" style:family="paragraph" style:parent-style-name="Table_20_Contents">
      <style:text-properties officeooo:rsid="00361a3a" officeooo:paragraph-rsid="00361a3a"/>
    </style:style>
    <style:style style:name="P52" style:family="paragraph" style:parent-style-name="Table_20_Contents">
      <style:text-properties officeooo:rsid="00376e19" officeooo:paragraph-rsid="00376e19"/>
    </style:style>
    <style:style style:name="P53" style:family="paragraph" style:parent-style-name="Table_20_Contents">
      <style:paragraph-properties fo:orphans="2" fo:widows="2"/>
      <style:text-properties fo:color="#000000" fo:font-size="10pt" style:font-size-asian="10pt" style:font-size-complex="10pt"/>
    </style:style>
    <style:style style:name="P54"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55"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56"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57"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58"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59"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60"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61" style:family="paragraph" style:parent-style-name="Table_20_Contents">
      <style:text-properties officeooo:paragraph-rsid="00380592"/>
    </style:style>
    <style:style style:name="P62" style:family="paragraph" style:parent-style-name="Table_20_Contents">
      <style:text-properties officeooo:paragraph-rsid="003a7f66"/>
    </style:style>
    <style:style style:name="P63" style:family="paragraph" style:parent-style-name="Table_20_Contents">
      <style:text-properties officeooo:paragraph-rsid="003b3610"/>
    </style:style>
    <style:style style:name="P64" style:family="paragraph" style:parent-style-name="Table_20_Contents">
      <style:text-properties officeooo:rsid="003c5058" officeooo:paragraph-rsid="003c5058"/>
    </style:style>
    <style:style style:name="P65" style:family="paragraph" style:parent-style-name="Table_20_Contents">
      <style:text-properties officeooo:rsid="003dd990" officeooo:paragraph-rsid="003dd990"/>
    </style:style>
    <style:style style:name="P66" style:family="paragraph" style:parent-style-name="Table_20_Contents">
      <style:text-properties officeooo:rsid="00431956" officeooo:paragraph-rsid="00431956"/>
    </style:style>
    <style:style style:name="P67" style:family="paragraph" style:parent-style-name="Table_20_Contents">
      <style:text-properties officeooo:rsid="00431956" officeooo:paragraph-rsid="0076b68a"/>
    </style:style>
    <style:style style:name="P68" style:family="paragraph" style:parent-style-name="Table_20_Contents">
      <style:text-properties fo:font-size="10pt" fo:font-weight="bold"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0" style:family="paragraph" style:parent-style-name="Table_20_Contents">
      <style:text-properties fo:font-size="10pt" style:font-size-asian="10pt" style:font-size-complex="10pt"/>
    </style:style>
    <style:style style:name="P71" style:family="paragraph" style:parent-style-name="Table_20_Contents">
      <style:text-properties fo:font-size="10pt" officeooo:rsid="001eaf0d" officeooo:paragraph-rsid="001eaf0d" style:font-size-asian="10pt" style:font-size-complex="10pt"/>
    </style:style>
    <style:style style:name="P72" style:family="paragraph" style:parent-style-name="Table_20_Contents">
      <style:text-properties fo:font-size="10pt" officeooo:rsid="002aaf2b" officeooo:paragraph-rsid="002aaf2b" style:font-size-asian="10pt" style:font-size-complex="10pt"/>
    </style:style>
    <style:style style:name="P73" style:family="paragraph" style:parent-style-name="Table_20_Contents">
      <style:text-properties fo:font-size="10pt" officeooo:rsid="002aaf2b" officeooo:paragraph-rsid="0034ac91" style:font-size-asian="10pt" style:font-size-complex="10pt"/>
    </style:style>
    <style:style style:name="P74" style:family="paragraph" style:parent-style-name="Table_20_Contents">
      <style:text-properties fo:font-size="10pt" officeooo:rsid="002d6687" officeooo:paragraph-rsid="002d6687" style:font-size-asian="10pt" style:font-size-complex="10pt"/>
    </style:style>
    <style:style style:name="P75" style:family="paragraph" style:parent-style-name="Table_20_Contents">
      <style:text-properties fo:font-size="10pt" officeooo:rsid="0034ac91" officeooo:paragraph-rsid="0034ac91" style:font-size-asian="10pt" style:font-size-complex="10pt"/>
    </style:style>
    <style:style style:name="P76" style:family="paragraph" style:parent-style-name="Table_20_Contents">
      <style:text-properties fo:font-size="10pt" officeooo:rsid="00376e19" officeooo:paragraph-rsid="00376e19" style:font-size-asian="10pt" style:font-size-complex="10pt"/>
    </style:style>
    <style:style style:name="P77" style:family="paragraph" style:parent-style-name="Table_20_Contents">
      <style:text-properties fo:font-size="10pt" officeooo:rsid="00380592" officeooo:paragraph-rsid="00380592" style:font-size-asian="10pt" style:font-size-complex="10pt"/>
    </style:style>
    <style:style style:name="P78" style:family="paragraph" style:parent-style-name="Table_20_Contents">
      <style:text-properties fo:font-size="10pt" officeooo:rsid="006d915f" officeooo:paragraph-rsid="006d915f" style:font-size-asian="10pt" style:font-size-complex="10pt"/>
    </style:style>
    <style:style style:name="P7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80" style:family="paragraph" style:parent-style-name="Table_20_Contents">
      <style:text-properties officeooo:paragraph-rsid="00574578"/>
    </style:style>
    <style:style style:name="P81" style:family="paragraph" style:parent-style-name="Table_20_Contents">
      <style:text-properties officeooo:rsid="00574578" officeooo:paragraph-rsid="00574578"/>
    </style:style>
    <style:style style:name="P82" style:family="paragraph" style:parent-style-name="Table_20_Contents">
      <style:text-properties officeooo:paragraph-rsid="0061da89"/>
    </style:style>
    <style:style style:name="P83" style:family="paragraph" style:parent-style-name="Table_20_Contents">
      <style:text-properties officeooo:rsid="0061da89" officeooo:paragraph-rsid="0061da89"/>
    </style:style>
    <style:style style:name="P84" style:family="paragraph" style:parent-style-name="Table_20_Contents">
      <style:text-properties officeooo:rsid="00732466" officeooo:paragraph-rsid="00732466"/>
    </style:style>
    <style:style style:name="P85" style:family="paragraph" style:parent-style-name="Text_20_body">
      <style:paragraph-properties fo:keep-with-next="always"/>
    </style:style>
    <style:style style:name="P86" style:family="paragraph" style:parent-style-name="Text_20_body">
      <style:paragraph-properties fo:keep-together="always" fo:keep-with-next="always"/>
    </style:style>
    <style:style style:name="P87" style:family="paragraph" style:parent-style-name="Text_20_body">
      <style:paragraph-properties fo:keep-with-next="always"/>
      <style:text-properties officeooo:paragraph-rsid="003b3610"/>
    </style:style>
    <style:style style:name="P88" style:family="paragraph" style:parent-style-name="Text_20_body">
      <style:paragraph-properties fo:keep-with-next="always"/>
      <style:text-properties officeooo:paragraph-rsid="0048cba1"/>
    </style:style>
    <style:style style:name="P89" style:family="paragraph" style:parent-style-name="Code">
      <style:paragraph-properties fo:keep-with-next="always"/>
    </style:style>
    <style:style style:name="P90" style:family="paragraph" style:parent-style-name="Code">
      <style:paragraph-properties fo:keep-together="always" fo:keep-with-next="always"/>
    </style:style>
    <style:style style:name="P91" style:family="paragraph" style:parent-style-name="Code">
      <style:paragraph-properties fo:keep-with-next="always"/>
      <style:text-properties fo:font-weight="bold" style:font-weight-asian="bold" style:font-weight-complex="bold"/>
    </style:style>
    <style:style style:name="P92" style:family="paragraph" style:parent-style-name="Table_20_Contents">
      <style:paragraph-properties fo:keep-with-next="always"/>
    </style:style>
    <style:style style:name="P93" style:family="paragraph" style:parent-style-name="Table_20_Contents">
      <style:paragraph-properties fo:keep-with-next="always"/>
      <style:text-properties fo:font-weight="bold" style:font-weight-asian="bold" style:font-weight-complex="bold"/>
    </style:style>
    <style:style style:name="P94" style:family="paragraph" style:parent-style-name="Table_20_Contents">
      <style:paragraph-properties fo:text-align="center" style:justify-single-word="false" fo:keep-with-next="always"/>
      <style:text-properties fo:font-weight="bold" style:font-weight-asian="bold" style:font-weight-complex="bold"/>
    </style:style>
    <style:style style:name="P95"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96" style:family="paragraph" style:parent-style-name="Table_20_Contents">
      <style:paragraph-properties fo:keep-with-next="always"/>
      <style:text-properties officeooo:paragraph-rsid="003b3610"/>
    </style:style>
    <style:style style:name="P97" style:family="paragraph" style:parent-style-name="Table_20_Contents">
      <style:paragraph-properties fo:keep-with-next="always"/>
      <style:text-properties officeooo:rsid="003dd990" officeooo:paragraph-rsid="003dd990"/>
    </style:style>
    <style:style style:name="P98" style:family="paragraph" style:parent-style-name="Table_20_Contents">
      <style:paragraph-properties fo:keep-with-next="always"/>
      <style:text-properties officeooo:rsid="00431956" officeooo:paragraph-rsid="00431956"/>
    </style:style>
    <style:style style:name="P99" style:family="paragraph" style:parent-style-name="Table_20_Contents">
      <style:paragraph-properties fo:keep-with-next="always"/>
      <style:text-properties officeooo:rsid="00431956" officeooo:paragraph-rsid="0076b68a"/>
    </style:style>
    <style:style style:name="P100"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01" style:family="paragraph" style:parent-style-name="Text_20_body">
      <style:paragraph-properties fo:margin-top="0cm" fo:margin-bottom="0cm" loext:contextual-spacing="false"/>
    </style:style>
    <style:style style:name="P102" style:family="paragraph" style:parent-style-name="Preformatted_20_Text">
      <style:paragraph-properties fo:margin-top="0cm" fo:margin-bottom="0.499cm" loext:contextual-spacing="false"/>
    </style:style>
    <style:style style:name="P103" style:family="paragraph" style:parent-style-name="Text_20_body">
      <style:paragraph-properties fo:margin-top="0cm" fo:margin-bottom="0.21cm" loext:contextual-spacing="false"/>
    </style:style>
    <style:style style:name="P104" style:family="paragraph" style:parent-style-name="Code">
      <style:text-properties fo:font-weight="bold" style:font-weight-asian="bold" style:font-weight-complex="bold"/>
    </style:style>
    <style:style style:name="P105" style:family="paragraph" style:parent-style-name="Code">
      <style:text-properties officeooo:rsid="001ce683" officeooo:paragraph-rsid="001ce683"/>
    </style:style>
    <style:style style:name="P106" style:family="paragraph" style:parent-style-name="Code">
      <style:text-properties officeooo:paragraph-rsid="0025891d"/>
    </style:style>
    <style:style style:name="P107" style:family="paragraph" style:parent-style-name="Code">
      <style:text-properties officeooo:rsid="0025891d" officeooo:paragraph-rsid="0025891d"/>
    </style:style>
    <style:style style:name="P108" style:family="paragraph" style:parent-style-name="Code">
      <style:text-properties officeooo:paragraph-rsid="002d6687"/>
    </style:style>
    <style:style style:name="P109" style:family="paragraph" style:parent-style-name="Code">
      <style:text-properties officeooo:paragraph-rsid="00307256"/>
    </style:style>
    <style:style style:name="P110" style:family="paragraph" style:parent-style-name="Code">
      <style:text-properties officeooo:paragraph-rsid="00307749"/>
    </style:style>
    <style:style style:name="P111" style:family="paragraph" style:parent-style-name="Code">
      <style:text-properties officeooo:paragraph-rsid="003b3610"/>
    </style:style>
    <style:style style:name="P112" style:family="paragraph" style:parent-style-name="Code">
      <style:text-properties officeooo:rsid="003f4936" officeooo:paragraph-rsid="003f4936"/>
    </style:style>
    <style:style style:name="P113" style:family="paragraph" style:parent-style-name="Code">
      <style:text-properties officeooo:paragraph-rsid="003f4936"/>
    </style:style>
    <style:style style:name="P114" style:family="paragraph" style:parent-style-name="Code">
      <style:text-properties officeooo:paragraph-rsid="006664be"/>
    </style:style>
    <style:style style:name="P115" style:family="paragraph" style:parent-style-name="Code">
      <style:text-properties officeooo:rsid="0069a4a0" officeooo:paragraph-rsid="0069a4a0"/>
    </style:style>
    <style:style style:name="P116" style:family="paragraph" style:parent-style-name="Code">
      <style:text-properties officeooo:paragraph-rsid="0069a4a0"/>
    </style:style>
    <style:style style:name="P117" style:family="paragraph" style:parent-style-name="Text_20_body" style:master-page-name="">
      <style:paragraph-properties style:page-number="auto" fo:keep-with-next="always"/>
    </style:style>
    <style:style style:name="P118" style:family="paragraph" style:parent-style-name="Text_20_body" style:master-page-name="">
      <style:paragraph-properties style:page-number="auto" fo:keep-with-next="always"/>
      <style:text-properties officeooo:paragraph-rsid="002aaf2b"/>
    </style:style>
    <style:style style:name="P119" style:family="paragraph" style:parent-style-name="Code" style:master-page-name="">
      <style:paragraph-properties style:page-number="auto" fo:keep-with-next="always"/>
    </style:style>
    <style:style style:name="P120" style:family="paragraph" style:parent-style-name="Text_20_body" style:master-page-name="">
      <style:paragraph-properties fo:keep-together="always" style:page-number="auto"/>
    </style:style>
    <style:style style:name="P121" style:family="paragraph" style:parent-style-name="Table">
      <style:text-properties officeooo:rsid="0025891d" officeooo:paragraph-rsid="002aaf2b"/>
    </style:style>
    <style:style style:name="P122" style:family="paragraph" style:parent-style-name="Table">
      <style:text-properties officeooo:paragraph-rsid="003b3610"/>
    </style:style>
    <style:style style:name="P123" style:family="paragraph" style:parent-style-name="Table">
      <style:text-properties officeooo:paragraph-rsid="00431956"/>
    </style:style>
    <style:style style:name="P124" style:family="paragraph" style:parent-style-name="Table">
      <style:text-properties officeooo:paragraph-rsid="005514ed"/>
    </style:style>
    <style:style style:name="P125" style:family="paragraph" style:parent-style-name="Table">
      <style:text-properties officeooo:paragraph-rsid="00574578"/>
    </style:style>
    <style:style style:name="P126" style:family="paragraph" style:parent-style-name="Normal">
      <style:paragraph-properties>
        <style:tab-stops>
          <style:tab-stop style:position="16.999cm" style:type="right" style:leader-style="dotted" style:leader-text="."/>
        </style:tab-stops>
      </style:paragraph-properties>
    </style:style>
    <style:style style:name="P127" style:family="paragraph" style:parent-style-name="Standard">
      <style:text-properties officeooo:paragraph-rsid="005514ed"/>
    </style:style>
    <style:style style:name="P128" style:family="paragraph" style:parent-style-name="Standard">
      <style:text-properties officeooo:paragraph-rsid="00574578"/>
    </style:style>
    <style:style style:name="P129" style:family="paragraph" style:parent-style-name="Standard" style:list-style-name="L54"/>
    <style:style style:name="P130" style:family="paragraph" style:parent-style-name="Standard" style:list-style-name="L57"/>
    <style:style style:name="P131" style:family="paragraph" style:parent-style-name="Standard" style:list-style-name="L69"/>
    <style:style style:name="P132" style:family="paragraph" style:parent-style-name="Heading_20_4">
      <style:text-properties officeooo:rsid="0069a4a0" officeooo:paragraph-rsid="0069a4a0"/>
    </style:style>
    <style:style style:name="P133" style:family="paragraph" style:parent-style-name="Heading_20_3">
      <style:text-properties officeooo:rsid="00236543" officeooo:paragraph-rsid="00236543"/>
    </style:style>
    <style:style style:name="P134" style:family="paragraph" style:parent-style-name="Heading_20_3">
      <style:text-properties officeooo:rsid="0025891d" officeooo:paragraph-rsid="0025891d"/>
    </style:style>
    <style:style style:name="P135" style:family="paragraph" style:parent-style-name="Heading_20_3">
      <style:text-properties officeooo:rsid="00748869" officeooo:paragraph-rsid="00748869"/>
    </style:style>
    <style:style style:name="P136" style:family="paragraph" style:parent-style-name="Heading_20_3">
      <style:text-properties officeooo:rsid="00588bb0" officeooo:paragraph-rsid="00588bb0"/>
    </style:style>
    <style:style style:name="P137" style:family="paragraph" style:parent-style-name="Heading_20_3">
      <style:text-properties officeooo:rsid="007b13c0" officeooo:paragraph-rsid="007b13c0"/>
    </style:style>
    <style:style style:name="P138" style:family="paragraph" style:parent-style-name="Table_20_Contents" style:list-style-name="L10"/>
    <style:style style:name="P139" style:family="paragraph" style:parent-style-name="Table_20_Contents" style:list-style-name="L12"/>
    <style:style style:name="P140" style:family="paragraph" style:parent-style-name="Table_20_Contents" style:list-style-name="L13"/>
    <style:style style:name="P141" style:family="paragraph" style:parent-style-name="Table_20_Contents" style:list-style-name="L17">
      <style:text-properties officeooo:rsid="00380592" officeooo:paragraph-rsid="00380592"/>
    </style:style>
    <style:style style:name="P142" style:family="paragraph" style:parent-style-name="Table_20_Contents" style:list-style-name="L18"/>
    <style:style style:name="P143" style:family="paragraph" style:parent-style-name="Table_20_Contents" style:list-style-name="L23"/>
    <style:style style:name="P144" style:family="paragraph" style:parent-style-name="Table_20_Contents" style:list-style-name="L24"/>
    <style:style style:name="P145" style:family="paragraph" style:parent-style-name="Table_20_Contents" style:list-style-name="L47"/>
    <style:style style:name="P146" style:family="paragraph" style:parent-style-name="Table_20_Contents">
      <style:text-properties officeooo:rsid="0078a2ee" officeooo:paragraph-rsid="0078a2ee"/>
    </style:style>
    <style:style style:name="P147" style:family="paragraph" style:parent-style-name="Table_20_Contents">
      <style:text-properties officeooo:paragraph-rsid="00574578"/>
    </style:style>
    <style:style style:name="P148" style:family="paragraph" style:parent-style-name="Table_20_Contents">
      <style:text-properties officeooo:rsid="00574578" officeooo:paragraph-rsid="007e9f34"/>
    </style:style>
    <style:style style:name="P149" style:family="paragraph" style:parent-style-name="Table_20_Contents">
      <style:text-properties officeooo:rsid="007e9f34" officeooo:paragraph-rsid="007e9f34"/>
    </style:style>
    <style:style style:name="P150" style:family="paragraph" style:parent-style-name="Code">
      <style:text-properties officeooo:rsid="003f4936" officeooo:paragraph-rsid="007935c3"/>
    </style:style>
    <style:style style:name="P151" style:family="paragraph" style:parent-style-name="Heading_20_1">
      <style:text-properties officeooo:paragraph-rsid="0025891d"/>
    </style:style>
    <style:style style:name="P152" style:family="paragraph" style:parent-style-name="Heading_20_1">
      <style:text-properties officeooo:paragraph-rsid="003b3610"/>
    </style:style>
    <style:style style:name="P153" style:family="paragraph" style:parent-style-name="Heading_20_1">
      <style:text-properties officeooo:paragraph-rsid="0069a4a0"/>
    </style:style>
    <style:style style:name="P154" style:family="paragraph" style:parent-style-name="Heading_20_2">
      <style:text-properties officeooo:rsid="0061da89" officeooo:paragraph-rsid="0061da89"/>
    </style:style>
    <style:style style:name="P155" style:family="paragraph" style:parent-style-name="Heading_20_2">
      <style:text-properties officeooo:paragraph-rsid="003b3610"/>
    </style:style>
    <style:style style:name="P156" style:family="paragraph" style:parent-style-name="Heading_20_2">
      <style:text-properties officeooo:rsid="00516cf9" officeooo:paragraph-rsid="00516cf9"/>
    </style:style>
    <style:style style:name="P157" style:family="paragraph" style:parent-style-name="Heading_20_2">
      <style:text-properties officeooo:paragraph-rsid="002d6687"/>
    </style:style>
    <style:style style:name="P158" style:family="paragraph" style:parent-style-name="Heading_20_2">
      <style:text-properties officeooo:rsid="001ce683" officeooo:paragraph-rsid="001ce683"/>
    </style:style>
    <style:style style:name="P159"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160" style:family="paragraph" style:parent-style-name="Text_20_body" style:list-style-name="L1"/>
    <style:style style:name="P161" style:family="paragraph" style:parent-style-name="Text_20_body" style:list-style-name="L2"/>
    <style:style style:name="P162" style:family="paragraph" style:parent-style-name="Text_20_body" style:list-style-name="L2">
      <style:text-properties fo:font-weight="bold" style:font-weight-asian="bold" style:font-weight-complex="bold"/>
    </style:style>
    <style:style style:name="P163" style:family="paragraph" style:parent-style-name="Text_20_body" style:list-style-name="L3"/>
    <style:style style:name="P164" style:family="paragraph" style:parent-style-name="Text_20_body" style:list-style-name="L4"/>
    <style:style style:name="P165" style:family="paragraph" style:parent-style-name="Text_20_body" style:list-style-name="L5"/>
    <style:style style:name="P166" style:family="paragraph" style:parent-style-name="Text_20_body" style:list-style-name="L6"/>
    <style:style style:name="P167" style:family="paragraph" style:parent-style-name="Text_20_body" style:list-style-name="L7">
      <style:text-properties fo:language="en" fo:country="NZ"/>
    </style:style>
    <style:style style:name="P168" style:family="paragraph" style:parent-style-name="Text_20_body" style:list-style-name="L8"/>
    <style:style style:name="P169" style:family="paragraph" style:parent-style-name="Text_20_body" style:list-style-name="L9"/>
    <style:style style:name="P170" style:family="paragraph" style:parent-style-name="Text_20_body" style:list-style-name="L11"/>
    <style:style style:name="P171" style:family="paragraph" style:parent-style-name="Text_20_body" style:list-style-name="L14"/>
    <style:style style:name="P172" style:family="paragraph" style:parent-style-name="Text_20_body" style:list-style-name="L15"/>
    <style:style style:name="P173" style:family="paragraph" style:parent-style-name="Text_20_body" style:list-style-name="L16"/>
    <style:style style:name="P174" style:family="paragraph" style:parent-style-name="Text_20_body" style:list-style-name="L19"/>
    <style:style style:name="P175" style:family="paragraph" style:parent-style-name="Text_20_body" style:list-style-name="L20"/>
    <style:style style:name="P176" style:family="paragraph" style:parent-style-name="Text_20_body" style:list-style-name="L21">
      <style:text-properties officeooo:rsid="0025891d" officeooo:paragraph-rsid="0025891d"/>
    </style:style>
    <style:style style:name="P177" style:family="paragraph" style:parent-style-name="Text_20_body" style:list-style-name="L21">
      <style:text-properties officeooo:rsid="002aaf2b" officeooo:paragraph-rsid="002aaf2b"/>
    </style:style>
    <style:style style:name="P178" style:family="paragraph" style:parent-style-name="Text_20_body" style:list-style-name="L22"/>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1"/>
    <style:style style:name="P185" style:family="paragraph" style:parent-style-name="Text_20_body" style:list-style-name="L32"/>
    <style:style style:name="P186" style:family="paragraph" style:parent-style-name="Text_20_body" style:list-style-name="L33"/>
    <style:style style:name="P187" style:family="paragraph" style:parent-style-name="Text_20_body" style:list-style-name="L34"/>
    <style:style style:name="P188" style:family="paragraph" style:parent-style-name="Text_20_body" style:list-style-name="L35"/>
    <style:style style:name="P189" style:family="paragraph" style:parent-style-name="Text_20_body" style:list-style-name="L36"/>
    <style:style style:name="P190" style:family="paragraph" style:parent-style-name="Text_20_body" style:list-style-name="L37"/>
    <style:style style:name="P191" style:family="paragraph" style:parent-style-name="Text_20_body" style:list-style-name="L38"/>
    <style:style style:name="P192" style:family="paragraph" style:parent-style-name="Text_20_body" style:list-style-name="L39"/>
    <style:style style:name="P193" style:family="paragraph" style:parent-style-name="Text_20_body" style:list-style-name="L40"/>
    <style:style style:name="P194" style:family="paragraph" style:parent-style-name="Text_20_body" style:list-style-name="L41"/>
    <style:style style:name="P195" style:family="paragraph" style:parent-style-name="Text_20_body" style:list-style-name="L42"/>
    <style:style style:name="P196" style:family="paragraph" style:parent-style-name="Text_20_body" style:list-style-name="L43"/>
    <style:style style:name="P197" style:family="paragraph" style:parent-style-name="Text_20_body" style:list-style-name="L44"/>
    <style:style style:name="P198" style:family="paragraph" style:parent-style-name="Text_20_body" style:list-style-name="L45"/>
    <style:style style:name="P199" style:family="paragraph" style:parent-style-name="Text_20_body" style:list-style-name="L45">
      <style:text-properties officeooo:paragraph-rsid="005b22f1"/>
    </style:style>
    <style:style style:name="P200" style:family="paragraph" style:parent-style-name="Text_20_body" style:list-style-name="L45">
      <style:text-properties officeooo:paragraph-rsid="00631cef"/>
    </style:style>
    <style:style style:name="P201" style:family="paragraph" style:parent-style-name="Text_20_body" style:list-style-name="L46"/>
    <style:style style:name="P202" style:family="paragraph" style:parent-style-name="Text_20_body" style:list-style-name="L48">
      <style:text-properties officeooo:rsid="00502657" officeooo:paragraph-rsid="00502657"/>
    </style:style>
    <style:style style:name="P203" style:family="paragraph" style:parent-style-name="Text_20_body" style:list-style-name="L48">
      <style:text-properties officeooo:rsid="00502657" officeooo:paragraph-rsid="007935c3"/>
    </style:style>
    <style:style style:name="P204" style:family="paragraph" style:parent-style-name="Text_20_body">
      <style:text-properties officeooo:rsid="00502657" officeooo:paragraph-rsid="007935c3"/>
    </style:style>
    <style:style style:name="P205" style:family="paragraph" style:parent-style-name="Text_20_body" style:list-style-name="L49">
      <style:text-properties officeooo:rsid="006664be" officeooo:paragraph-rsid="006664be"/>
    </style:style>
    <style:style style:name="P206" style:family="paragraph" style:parent-style-name="Text_20_body" style:list-style-name="L50">
      <style:text-properties officeooo:paragraph-rsid="003b3610"/>
    </style:style>
    <style:style style:name="P207" style:family="paragraph" style:parent-style-name="Text_20_body" style:list-style-name="L51"/>
    <style:style style:name="P208" style:family="paragraph" style:parent-style-name="Text_20_body" style:list-style-name="L51">
      <style:text-properties officeooo:rsid="0069a4a0" officeooo:paragraph-rsid="0069a4a0"/>
    </style:style>
    <style:style style:name="P209" style:family="paragraph" style:parent-style-name="Text_20_body" style:list-style-name="L52">
      <style:text-properties officeooo:rsid="0069a4a0" officeooo:paragraph-rsid="0069a4a0"/>
    </style:style>
    <style:style style:name="P210" style:family="paragraph" style:parent-style-name="Text_20_body" style:list-style-name="L53">
      <style:text-properties officeooo:rsid="0069a4a0" officeooo:paragraph-rsid="0069a4a0"/>
    </style:style>
    <style:style style:name="P211" style:family="paragraph" style:parent-style-name="Text_20_body" style:list-style-name="L55"/>
    <style:style style:name="P212" style:family="paragraph" style:parent-style-name="Text_20_body" style:list-style-name="L56"/>
    <style:style style:name="P213" style:family="paragraph" style:parent-style-name="Text_20_body" style:list-style-name="L58"/>
    <style:style style:name="P214" style:family="paragraph" style:parent-style-name="Text_20_body" style:list-style-name="L59"/>
    <style:style style:name="P215" style:family="paragraph" style:parent-style-name="Text_20_body" style:list-style-name="L60"/>
    <style:style style:name="P216" style:family="paragraph" style:parent-style-name="Text_20_body" style:list-style-name="L61"/>
    <style:style style:name="P217" style:family="paragraph" style:parent-style-name="Text_20_body" style:list-style-name="L62"/>
    <style:style style:name="P218" style:family="paragraph" style:parent-style-name="Text_20_body" style:list-style-name="L63"/>
    <style:style style:name="P219" style:family="paragraph" style:parent-style-name="Text_20_body" style:list-style-name="L63">
      <style:text-properties officeooo:paragraph-rsid="002d6687"/>
    </style:style>
    <style:style style:name="P220" style:family="paragraph" style:parent-style-name="Text_20_body" style:list-style-name="L64"/>
    <style:style style:name="P221" style:family="paragraph" style:parent-style-name="Text_20_body" style:list-style-name="L65"/>
    <style:style style:name="P222" style:family="paragraph" style:parent-style-name="Text_20_body" style:list-style-name="L66"/>
    <style:style style:name="P223" style:family="paragraph" style:parent-style-name="Text_20_body" style:list-style-name="L67"/>
    <style:style style:name="P224" style:family="paragraph" style:parent-style-name="Text_20_body" style:list-style-name="L68"/>
    <style:style style:name="P225" style:family="paragraph" style:parent-style-name="Text_20_body" style:list-style-name="L69"/>
    <style:style style:name="P226" style:family="paragraph" style:parent-style-name="Text_20_body" style:list-style-name="L70"/>
    <style:style style:name="P227" style:family="paragraph" style:parent-style-name="Text_20_body" style:list-style-name="L72"/>
    <style:style style:name="P228" style:family="paragraph" style:parent-style-name="Text_20_body">
      <style:text-properties officeooo:rsid="00516cf9" officeooo:paragraph-rsid="007b13c0"/>
    </style:style>
    <style:style style:name="P229" style:family="paragraph" style:parent-style-name="Text_20_body">
      <style:text-properties officeooo:rsid="007935c3" officeooo:paragraph-rsid="007935c3"/>
    </style:style>
    <style:style style:name="P230" style:family="paragraph" style:parent-style-name="Text_20_body" style:list-style-name="L7" style:master-page-name="">
      <style:paragraph-properties fo:keep-together="always" style:page-number="auto"/>
      <style:text-properties fo:language="en" fo:country="NZ"/>
    </style:style>
    <style:style style:name="P231" style:family="paragraph" style:parent-style-name="Text_20_body" style:list-style-name="L22">
      <style:paragraph-properties fo:margin-top="0cm" fo:margin-bottom="0cm" loext:contextual-spacing="false"/>
    </style:style>
    <style:style style:name="P232" style:family="paragraph" style:parent-style-name="Text_20_body" style:list-style-name="L25">
      <style:paragraph-properties fo:margin-top="0cm" fo:margin-bottom="0cm" loext:contextual-spacing="false"/>
    </style:style>
    <style:style style:name="P233" style:family="paragraph" style:parent-style-name="Text_20_body" style:list-style-name="L26">
      <style:paragraph-properties fo:margin-top="0cm" fo:margin-bottom="0cm" loext:contextual-spacing="false"/>
    </style:style>
    <style:style style:name="P234" style:family="paragraph" style:parent-style-name="Text_20_body" style:list-style-name="L28">
      <style:paragraph-properties fo:margin-top="0cm" fo:margin-bottom="0cm" loext:contextual-spacing="false"/>
    </style:style>
    <style:style style:name="P235" style:family="paragraph" style:parent-style-name="Text_20_body" style:list-style-name="L30">
      <style:paragraph-properties fo:margin-top="0cm" fo:margin-bottom="0cm" loext:contextual-spacing="false"/>
    </style:style>
    <style:style style:name="P236" style:family="paragraph" style:parent-style-name="Text_20_body" style:list-style-name="L40">
      <style:paragraph-properties fo:margin-top="0cm" fo:margin-bottom="0cm" loext:contextual-spacing="false"/>
    </style:style>
    <style:style style:name="P237" style:family="paragraph" style:parent-style-name="Text_20_body" style:list-style-name="L68">
      <style:paragraph-properties fo:margin-top="0cm" fo:margin-bottom="0cm" loext:contextual-spacing="false"/>
    </style:style>
    <style:style style:name="P238" style:family="paragraph" style:parent-style-name="Text_20_body" style:list-style-name="L70">
      <style:paragraph-properties fo:margin-top="0cm" fo:margin-bottom="0cm" loext:contextual-spacing="false"/>
    </style:style>
    <style:style style:name="P239" style:family="paragraph" style:parent-style-name="Text_20_body" style:list-style-name="L71">
      <style:paragraph-properties fo:margin-top="0cm" fo:margin-bottom="0cm" loext:contextual-spacing="false"/>
    </style:style>
    <style:style style:name="P240" style:family="paragraph" style:parent-style-name="Text_20_body" style:list-style-name="L68">
      <style:paragraph-properties fo:margin-top="0cm" fo:margin-bottom="0cm" loext:contextual-spacing="false" fo:keep-together="always" fo:keep-with-next="always"/>
    </style:style>
    <style:style style:name="P241" style:family="paragraph" style:parent-style-name="Text_20_body" style:list-style-name="L56">
      <style:paragraph-properties fo:keep-with-next="always"/>
    </style:style>
    <style:style style:name="P242" style:family="paragraph" style:parent-style-name="Text_20_body" style:list-style-name="L67">
      <style:paragraph-properties fo:keep-with-next="always"/>
    </style:style>
    <style:style style:name="P243" style:family="paragraph" style:parent-style-name="Text_20_body" style:list-style-name="L68">
      <style:paragraph-properties fo:margin-top="0cm" fo:margin-bottom="0.21cm" loext:contextual-spacing="false"/>
    </style:style>
    <style:style style:name="P244" style:family="paragraph" style:parent-style-name="Text_20_body" style:list-style-name="L71">
      <style:paragraph-properties fo:margin-top="0cm" fo:margin-bottom="0.21cm" loext:contextual-spacing="false"/>
    </style:style>
    <style:style style:name="P245" style:family="paragraph" style:parent-style-name="Text_20_body" style:master-page-name="">
      <style:paragraph-properties fo:keep-together="always" style:page-number="auto"/>
      <style:text-properties officeooo:rsid="00516cf9" officeooo:paragraph-rsid="007b13c0"/>
    </style:style>
    <style:style style:name="T1" style:family="text">
      <style:text-properties fo:font-style="italic" style:font-style-asian="italic" style:font-style-complex="italic"/>
    </style:style>
    <style:style style:name="T2" style:family="text">
      <style:text-properties fo:font-style="italic" officeooo:rsid="006bf2b6"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69f8ed"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language="en" fo:country="NZ"/>
    </style:style>
    <style:style style:name="T13" style:family="text">
      <style:text-properties officeooo:rsid="001f74ff"/>
    </style:style>
    <style:style style:name="T14" style:family="text">
      <style:text-properties officeooo:rsid="00217147"/>
    </style:style>
    <style:style style:name="T15" style:family="text">
      <style:text-properties officeooo:rsid="0022068a"/>
    </style:style>
    <style:style style:name="T16" style:family="text">
      <style:text-properties officeooo:rsid="00248677"/>
    </style:style>
    <style:style style:name="T17" style:family="text">
      <style:text-properties officeooo:rsid="0025891d"/>
    </style:style>
    <style:style style:name="T18" style:family="text">
      <style:text-properties officeooo:rsid="00273eb9"/>
    </style:style>
    <style:style style:name="T19" style:family="text">
      <style:text-properties officeooo:rsid="002aaf2b"/>
    </style:style>
    <style:style style:name="T20" style:family="text">
      <style:text-properties officeooo:rsid="002d6687"/>
    </style:style>
    <style:style style:name="T21" style:family="text">
      <style:text-properties officeooo:rsid="002ebf6b"/>
    </style:style>
    <style:style style:name="T22" style:family="text">
      <style:text-properties officeooo:rsid="00307256"/>
    </style:style>
    <style:style style:name="T23" style:family="text">
      <style:text-properties officeooo:rsid="00307749"/>
    </style:style>
    <style:style style:name="T24" style:family="text">
      <style:text-properties officeooo:rsid="0030b155"/>
    </style:style>
    <style:style style:name="T25" style:family="text">
      <style:text-properties officeooo:rsid="00339203"/>
    </style:style>
    <style:style style:name="T26" style:family="text">
      <style:text-properties officeooo:rsid="0034ac91"/>
    </style:style>
    <style:style style:name="T27" style:family="text">
      <style:text-properties officeooo:rsid="00380592"/>
    </style:style>
    <style:style style:name="T28" style:family="text">
      <style:text-properties fo:font-style="normal" style:font-style-asian="normal" style:font-style-complex="normal"/>
    </style:style>
    <style:style style:name="T29" style:family="text">
      <style:text-properties fo:font-style="normal" officeooo:rsid="003a7f66" style:font-style-asian="normal" style:font-style-complex="normal"/>
    </style:style>
    <style:style style:name="T30" style:family="text">
      <style:text-properties officeooo:rsid="003b3610"/>
    </style:style>
    <style:style style:name="T31" style:family="text">
      <style:text-properties officeooo:rsid="003c5058"/>
    </style:style>
    <style:style style:name="T32" style:family="text">
      <style:text-properties officeooo:rsid="003dd990"/>
    </style:style>
    <style:style style:name="T33" style:family="text">
      <style:text-properties officeooo:rsid="003f4936"/>
    </style:style>
    <style:style style:name="T34" style:family="text">
      <style:text-properties officeooo:rsid="00404070"/>
    </style:style>
    <style:style style:name="T35" style:family="text">
      <style:text-properties officeooo:rsid="00415af6"/>
    </style:style>
    <style:style style:name="T36" style:family="text">
      <style:text-properties officeooo:rsid="00431956"/>
    </style:style>
    <style:style style:name="T37" style:family="text">
      <style:text-properties officeooo:rsid="0045adef"/>
    </style:style>
    <style:style style:name="T38" style:family="text">
      <style:text-properties officeooo:rsid="00460834"/>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9bfb8"/>
    </style:style>
    <style:style style:name="T48" style:family="text">
      <style:text-properties officeooo:rsid="005b64a7"/>
    </style:style>
    <style:style style:name="T49" style:family="text">
      <style:text-properties officeooo:rsid="005d3a61"/>
    </style:style>
    <style:style style:name="T50" style:family="text">
      <style:text-properties officeooo:rsid="005eebbb"/>
    </style:style>
    <style:style style:name="T51" style:family="text">
      <style:text-properties officeooo:rsid="005fdf4e"/>
    </style:style>
    <style:style style:name="T52" style:family="text">
      <style:text-properties officeooo:rsid="00604e25"/>
    </style:style>
    <style:style style:name="T53" style:family="text">
      <style:text-properties officeooo:rsid="00631cef"/>
    </style:style>
    <style:style style:name="T54" style:family="text">
      <style:text-properties officeooo:rsid="0064ba8f"/>
    </style:style>
    <style:style style:name="T55" style:family="text">
      <style:text-properties officeooo:rsid="0064e6c9"/>
    </style:style>
    <style:style style:name="T56" style:family="text">
      <style:text-properties officeooo:rsid="006664be"/>
    </style:style>
    <style:style style:name="T57" style:family="text">
      <style:text-properties officeooo:rsid="0066a90b"/>
    </style:style>
    <style:style style:name="T58" style:family="text">
      <style:text-properties officeooo:rsid="0069a4a0"/>
    </style:style>
    <style:style style:name="T59" style:family="text">
      <style:text-properties officeooo:rsid="0071fa54"/>
    </style:style>
    <style:style style:name="T60" style:family="text">
      <style:text-properties officeooo:rsid="0078a2ee"/>
    </style:style>
    <style:style style:name="T61" style:family="text">
      <style:text-properties officeooo:rsid="007935c3"/>
    </style:style>
    <style:style style:name="T62" style:family="text">
      <style:text-properties officeooo:rsid="007b13c0"/>
    </style:style>
    <style:style style:name="T63" style:family="text">
      <style:text-properties officeooo:rsid="007b7a28"/>
    </style:style>
    <style:style style:name="T64" style:family="text">
      <style:text-properties officeooo:rsid="007d701b"/>
    </style:style>
    <style:style style:name="T65" style:family="text">
      <style:text-properties officeooo:rsid="00828490"/>
    </style:style>
    <style:style style:name="T66" style:family="text">
      <style:text-properties officeooo:rsid="0084208a"/>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39"><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40">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0">Jarvis works excellently with JavaScript web apps using ExtJS, Dojo and many other JS toolkits, and is also ideal for richer client applications such as those written in Adobe Flex.</text:p>
      <text:p text:style-name="P40">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26"><text:a xlink:type="simple" xlink:href="#__RefHeading___Toc7924_1867974170" text:style-name="Internet_20_link" text:visited-style-name="Visited_20_Internet_20_Link">Introduction<text:tab/>5</text:a></text:p>
          <text:p text:style-name="P126"><text:a xlink:type="simple" xlink:href="#__RefHeading___Toc7926_1867974170" text:style-name="Internet_20_link" text:visited-style-name="Visited_20_Internet_20_Link">Licence<text:tab/>6</text:a></text:p>
          <text:p text:style-name="P126"><text:a xlink:type="simple" xlink:href="#__RefHeading___Toc7928_1867974170" text:style-name="Internet_20_link" text:visited-style-name="Visited_20_Internet_20_Link">GNU Lesser General Public License<text:tab/>6</text:a></text:p>
          <text:p text:style-name="P126"><text:a xlink:type="simple" xlink:href="#__RefHeading___Toc7930_1867974170" text:style-name="Internet_20_link" text:visited-style-name="Visited_20_Internet_20_Link">Clarification of Intentions<text:tab/>6</text:a></text:p>
          <text:p text:style-name="P126"><text:a xlink:type="simple" xlink:href="#__RefHeading___Toc7932_1867974170" text:style-name="Internet_20_link" text:visited-style-name="Visited_20_Internet_20_Link">Installation<text:tab/>7</text:a></text:p>
          <text:p text:style-name="P126"><text:a xlink:type="simple" xlink:href="#__RefHeading___Toc7934_1867974170" text:style-name="Internet_20_link" text:visited-style-name="Visited_20_Internet_20_Link">Separate Documentation<text:tab/>7</text:a></text:p>
          <text:p text:style-name="P126"><text:a xlink:type="simple" xlink:href="#__RefHeading___Toc7936_1867974170" text:style-name="Internet_20_link" text:visited-style-name="Visited_20_Internet_20_Link">Application Configuration File<text:tab/>8</text:a></text:p>
          <text:p text:style-name="P126"><text:a xlink:type="simple" xlink:href="#__RefHeading___Toc7938_1867974170" text:style-name="Internet_20_link" text:visited-style-name="Visited_20_Internet_20_Link">Introduction<text:tab/>8</text:a></text:p>
          <text:p text:style-name="P126"><text:a xlink:type="simple" xlink:href="#__RefHeading___Toc7940_1867974170" text:style-name="Internet_20_link" text:visited-style-name="Visited_20_Internet_20_Link">List of Parameters<text:tab/>9</text:a></text:p>
          <text:p text:style-name="P126"><text:a xlink:type="simple" xlink:href="#__RefHeading___Toc7942_1867974170" text:style-name="Internet_20_link" text:visited-style-name="Visited_20_Internet_20_Link">Configuration Parameter Details<text:tab/>11</text:a></text:p>
          <text:p text:style-name="P126"><text:a xlink:type="simple" xlink:href="#__RefHeading___Toc7944_1867974170" text:style-name="Internet_20_link" text:visited-style-name="Visited_20_Internet_20_Link">Login Module Configuration<text:tab/>22</text:a></text:p>
          <text:p text:style-name="P126"><text:a xlink:type="simple" xlink:href="#__RefHeading___Toc7946_1867974170" text:style-name="Internet_20_link" text:visited-style-name="Visited_20_Internet_20_Link">Standard Modules<text:tab/>22</text:a></text:p>
          <text:p text:style-name="P126"><text:a xlink:type="simple" xlink:href="#__RefHeading___Toc7948_1867974170" text:style-name="Internet_20_link" text:visited-style-name="Visited_20_Internet_20_Link">Active Directory Login<text:tab/>22</text:a></text:p>
          <text:p text:style-name="P126"><text:a xlink:type="simple" xlink:href="#__RefHeading___Toc7950_1867974170" text:style-name="Internet_20_link" text:visited-style-name="Visited_20_Internet_20_Link">Basic Auth Login<text:tab/>23</text:a></text:p>
          <text:p text:style-name="P126"><text:a xlink:type="simple" xlink:href="#__RefHeading___Toc7952_1867974170" text:style-name="Internet_20_link" text:visited-style-name="Visited_20_Internet_20_Link">Database Login<text:tab/>24</text:a></text:p>
          <text:p text:style-name="P126"><text:a xlink:type="simple" xlink:href="#__RefHeading___Toc7954_1867974170" text:style-name="Internet_20_link" text:visited-style-name="Visited_20_Internet_20_Link">Adempiere Login<text:tab/>25</text:a></text:p>
          <text:p text:style-name="P126"><text:a xlink:type="simple" xlink:href="#__RefHeading___Toc7956_1867974170" text:style-name="Internet_20_link" text:visited-style-name="Visited_20_Internet_20_Link">Drupal6 Login<text:tab/>26</text:a></text:p>
          <text:p text:style-name="P126"><text:a xlink:type="simple" xlink:href="#__RefHeading___Toc7958_1867974170" text:style-name="Internet_20_link" text:visited-style-name="Visited_20_Internet_20_Link">None Login<text:tab/>27</text:a></text:p>
          <text:p text:style-name="P126"><text:a xlink:type="simple" xlink:href="#__RefHeading___Toc7960_1867974170" text:style-name="Internet_20_link" text:visited-style-name="Visited_20_Internet_20_Link">Single Login<text:tab/>27</text:a></text:p>
          <text:p text:style-name="P126"><text:a xlink:type="simple" xlink:href="#__RefHeading___Toc7962_1867974170" text:style-name="Internet_20_link" text:visited-style-name="Visited_20_Internet_20_Link">Executable Login<text:tab/>28</text:a></text:p>
          <text:p text:style-name="P126"><text:a xlink:type="simple" xlink:href="#__RefHeading___Toc7964_1867974170" text:style-name="Internet_20_link" text:visited-style-name="Visited_20_Internet_20_Link">Special Datasets &amp; Jarvis Login<text:tab/>30</text:a></text:p>
          <text:p text:style-name="P126"><text:a xlink:type="simple" xlink:href="#__RefHeading___Toc7966_1867974170" text:style-name="Internet_20_link" text:visited-style-name="Visited_20_Internet_20_Link">Jarvis URLs<text:tab/>30</text:a></text:p>
          <text:p text:style-name="P126"><text:a xlink:type="simple" xlink:href="#__RefHeading___Toc7968_1867974170" text:style-name="Internet_20_link" text:visited-style-name="Visited_20_Internet_20_Link">The __status Dataset<text:tab/>30</text:a></text:p>
          <text:p text:style-name="P126"><text:a xlink:type="simple" xlink:href="#__RefHeading___Toc7970_1867974170" text:style-name="Internet_20_link" text:visited-style-name="Visited_20_Internet_20_Link">The __habitat Dataset<text:tab/>31</text:a></text:p>
          <text:p text:style-name="P126"><text:a xlink:type="simple" xlink:href="#__RefHeading___Toc7972_1867974170" text:style-name="Internet_20_link" text:visited-style-name="Visited_20_Internet_20_Link">The __logout Dataset<text:tab/>31</text:a></text:p>
          <text:p text:style-name="P126"><text:a xlink:type="simple" xlink:href="#__RefHeading___Toc7974_1867974170" text:style-name="Internet_20_link" text:visited-style-name="Visited_20_Internet_20_Link">Logging-In to Jarvis<text:tab/>32</text:a></text:p>
          <text:p text:style-name="P126"><text:a xlink:type="simple" xlink:href="#__RefHeading___Toc7976_1867974170" text:style-name="Internet_20_link" text:visited-style-name="Visited_20_Internet_20_Link">Jarvis Error Responses<text:tab/>32</text:a></text:p>
          <text:p text:style-name="P126"><text:a xlink:type="simple" xlink:href="#__RefHeading___Toc7978_1867974170" text:style-name="Internet_20_link" text:visited-style-name="Visited_20_Internet_20_Link">Fetch Results<text:tab/>34</text:a></text:p>
          <text:p text:style-name="P126"><text:a xlink:type="simple" xlink:href="#__RefHeading___Toc7980_1867974170" text:style-name="Internet_20_link" text:visited-style-name="Visited_20_Internet_20_Link">Format = json<text:tab/>34</text:a></text:p>
          <text:p text:style-name="P126"><text:a xlink:type="simple" xlink:href="#__RefHeading___Toc7982_1867974170" text:style-name="Internet_20_link" text:visited-style-name="Visited_20_Internet_20_Link">Format = json.array<text:tab/>34</text:a></text:p>
          <text:p text:style-name="P126"><text:a xlink:type="simple" xlink:href="#__RefHeading___Toc7984_1867974170" text:style-name="Internet_20_link" text:visited-style-name="Visited_20_Internet_20_Link">Format = json.rest<text:tab/>35</text:a></text:p>
          <text:p text:style-name="P126"><text:a xlink:type="simple" xlink:href="#__RefHeading___Toc7986_1867974170" text:style-name="Internet_20_link" text:visited-style-name="Visited_20_Internet_20_Link">Format = xml<text:tab/>36</text:a></text:p>
          <text:p text:style-name="P126"><text:a xlink:type="simple" xlink:href="#__RefHeading___Toc7988_1867974170" text:style-name="Internet_20_link" text:visited-style-name="Visited_20_Internet_20_Link">Format = csv<text:tab/>36</text:a></text:p>
          <text:p text:style-name="P126"><text:a xlink:type="simple" xlink:href="#__RefHeading___Toc7990_1867974170" text:style-name="Internet_20_link" text:visited-style-name="Visited_20_Internet_20_Link">Format = xlsx<text:tab/>36</text:a></text:p>
          <text:p text:style-name="P126"><text:a xlink:type="simple" xlink:href="#__RefHeading___Toc7992_1867974170" text:style-name="Internet_20_link" text:visited-style-name="Visited_20_Internet_20_Link">Datasets and Parameters<text:tab/>37</text:a></text:p>
          <text:p text:style-name="P126"><text:a xlink:type="simple" xlink:href="#__RefHeading___Toc7994_1867974170" text:style-name="Internet_20_link" text:visited-style-name="Visited_20_Internet_20_Link">Dataset Definition<text:tab/>37</text:a></text:p>
          <text:p text:style-name="P126"><text:a xlink:type="simple" xlink:href="#__RefHeading___Toc7996_1867974170" text:style-name="Internet_20_link" text:visited-style-name="Visited_20_Internet_20_Link">Dataset Bind Parameters<text:tab/>39</text:a></text:p>
          <text:p text:style-name="P126"><text:a xlink:type="simple" xlink:href="#__RefHeading___Toc7998_1867974170" text:style-name="Internet_20_link" text:visited-style-name="Visited_20_Internet_20_Link">Binding In/Out Parameters (under DBD::Oracle)<text:tab/>39</text:a></text:p>
          <text:p text:style-name="P126"><text:a xlink:type="simple" xlink:href="#__RefHeading___Toc8000_1867974170" text:style-name="Internet_20_link" text:visited-style-name="Visited_20_Internet_20_Link">Fallback Parameters<text:tab/>40</text:a></text:p>
          <text:p text:style-name="P126"><text:a xlink:type="simple" xlink:href="#__RefHeading___Toc8002_1867974170" text:style-name="Internet_20_link" text:visited-style-name="Visited_20_Internet_20_Link">Other Parameter Notes<text:tab/>41</text:a></text:p>
          <text:p text:style-name="P126"><text:a xlink:type="simple" xlink:href="#__RefHeading___Toc8004_1867974170" text:style-name="Internet_20_link" text:visited-style-name="Visited_20_Internet_20_Link">Safe Parameters<text:tab/>41</text:a></text:p>
          <text:p text:style-name="P126"><text:a xlink:type="simple" xlink:href="#__RefHeading___Toc8006_1867974170" text:style-name="Internet_20_link" text:visited-style-name="Visited_20_Internet_20_Link">Textual Substitution<text:tab/>42</text:a></text:p>
          <text:p text:style-name="P126"><text:a xlink:type="simple" xlink:href="#__RefHeading___Toc8008_1867974170" text:style-name="Internet_20_link" text:visited-style-name="Visited_20_Internet_20_Link">SSAS Data Pump Datasets<text:tab/>43</text:a></text:p>
          <text:p text:style-name="P126"><text:a xlink:type="simple" xlink:href="#__RefHeading___Toc8010_1867974170" text:style-name="Internet_20_link" text:visited-style-name="Visited_20_Internet_20_Link">MDX Queries<text:tab/>43</text:a></text:p>
          <text:p text:style-name="P126"><text:a xlink:type="simple" xlink:href="#__RefHeading___Toc8012_1867974170" text:style-name="Internet_20_link" text:visited-style-name="Visited_20_Internet_20_Link">Parameter Processing<text:tab/>43</text:a></text:p>
          <text:p text:style-name="P126"><text:a xlink:type="simple" xlink:href="#__RefHeading___Toc8014_1867974170" text:style-name="Internet_20_link" text:visited-style-name="Visited_20_Internet_20_Link">Storing Datasets<text:tab/>45</text:a></text:p>
          <text:p text:style-name="P126"><text:a xlink:type="simple" xlink:href="#__RefHeading___Toc8016_1867974170" text:style-name="Internet_20_link" text:visited-style-name="Visited_20_Internet_20_Link">Modifying Datasets – Single Modification<text:tab/>45</text:a></text:p>
          <text:p text:style-name="P126"><text:a xlink:type="simple" xlink:href="#__RefHeading___Toc8018_1867974170" text:style-name="Internet_20_link" text:visited-style-name="Visited_20_Internet_20_Link">Modifying Datasets – Array of Modifications<text:tab/>47</text:a></text:p>
          <text:p text:style-name="P126"><text:a xlink:type="simple" xlink:href="#__RefHeading___Toc8020_1867974170" text:style-name="Internet_20_link" text:visited-style-name="Visited_20_Internet_20_Link">Modifying Datasets – Array of Mixed Modifications<text:tab/>48</text:a></text:p>
          <text:p text:style-name="P126"><text:a xlink:type="simple" xlink:href="#__RefHeading___Toc8022_1867974170" text:style-name="Internet_20_link" text:visited-style-name="Visited_20_Internet_20_Link">Before &amp; After Statements<text:tab/>49</text:a></text:p>
          <text:p text:style-name="P126"><text:a xlink:type="simple" xlink:href="#__RefHeading___Toc8024_1867974170" text:style-name="Internet_20_link" text:visited-style-name="Visited_20_Internet_20_Link">Transaction and Rollback<text:tab/>49</text:a></text:p>
          <text:p text:style-name="P126"><text:a xlink:type="simple" xlink:href="#__RefHeading___Toc8026_1867974170" text:style-name="Internet_20_link" text:visited-style-name="Visited_20_Internet_20_Link">Dataset Transformations<text:tab/>50</text:a></text:p>
          <text:p text:style-name="P126"><text:soft-page-break/><text:a xlink:type="simple" xlink:href="#__RefHeading___Toc8028_1867974170" text:style-name="Internet_20_link" text:visited-style-name="Visited_20_Internet_20_Link">Introduction<text:tab/>50</text:a></text:p>
          <text:p text:style-name="P126"><text:a xlink:type="simple" xlink:href="#__RefHeading___Toc8030_1867974170" text:style-name="Internet_20_link" text:visited-style-name="Visited_20_Internet_20_Link">Nested Datasets<text:tab/>51</text:a></text:p>
          <text:p text:style-name="P126"><text:a xlink:type="simple" xlink:href="#__RefHeading___Toc8032_1867974170" text:style-name="Internet_20_link" text:visited-style-name="Visited_20_Internet_20_Link">Introduction &amp; Fetching Nested Datasets<text:tab/>51</text:a></text:p>
          <text:p text:style-name="P126"><text:a xlink:type="simple" xlink:href="#__RefHeading___Toc8034_1867974170" text:style-name="Internet_20_link" text:visited-style-name="Visited_20_Internet_20_Link">Configuration<text:tab/>51</text:a></text:p>
          <text:p text:style-name="P126"><text:a xlink:type="simple" xlink:href="#__RefHeading___Toc8036_1867974170" text:style-name="Internet_20_link" text:visited-style-name="Visited_20_Internet_20_Link">Inserting/Updating Nested Datasets<text:tab/>52</text:a></text:p>
          <text:p text:style-name="P126"><text:a xlink:type="simple" xlink:href="#__RefHeading___Toc8038_1867974170" text:style-name="Internet_20_link" text:visited-style-name="Visited_20_Internet_20_Link">Exec Datasets<text:tab/>54</text:a></text:p>
          <text:p text:style-name="P126"><text:a xlink:type="simple" xlink:href="#__RefHeading___Toc8040_1867974170" text:style-name="Internet_20_link" text:visited-style-name="Visited_20_Internet_20_Link">Introduction<text:tab/>54</text:a></text:p>
          <text:p text:style-name="P126"><text:a xlink:type="simple" xlink:href="#__RefHeading___Toc8042_1867974170" text:style-name="Internet_20_link" text:visited-style-name="Visited_20_Internet_20_Link">Configuration<text:tab/>54</text:a></text:p>
          <text:p text:style-name="P126"><text:a xlink:type="simple" xlink:href="#__RefHeading___Toc8044_1867974170" text:style-name="Internet_20_link" text:visited-style-name="Visited_20_Internet_20_Link">Output Return Mechanism<text:tab/>55</text:a></text:p>
          <text:p text:style-name="P126"><text:a xlink:type="simple" xlink:href="#__RefHeading___Toc8046_1867974170" text:style-name="Internet_20_link" text:visited-style-name="Visited_20_Internet_20_Link">A Simple Example<text:tab/>56</text:a></text:p>
          <text:p text:style-name="P126"><text:a xlink:type="simple" xlink:href="#__RefHeading___Toc8048_1867974170" text:style-name="Internet_20_link" text:visited-style-name="Visited_20_Internet_20_Link">Environment Variables<text:tab/>56</text:a></text:p>
          <text:p text:style-name="P126"><text:a xlink:type="simple" xlink:href="#__RefHeading___Toc8050_1867974170" text:style-name="Internet_20_link" text:visited-style-name="Visited_20_Internet_20_Link">Command Line Parameters<text:tab/>57</text:a></text:p>
          <text:p text:style-name="P126"><text:a xlink:type="simple" xlink:href="#__RefHeading___Toc8052_1867974170" text:style-name="Internet_20_link" text:visited-style-name="Visited_20_Internet_20_Link">Output &amp; Headers<text:tab/>57</text:a></text:p>
          <text:p text:style-name="P126"><text:a xlink:type="simple" xlink:href="#__RefHeading___Toc8054_1867974170" text:style-name="Internet_20_link" text:visited-style-name="Visited_20_Internet_20_Link">Plugin Datasets<text:tab/>58</text:a></text:p>
          <text:p text:style-name="P126"><text:a xlink:type="simple" xlink:href="#__RefHeading___Toc8056_1867974170" text:style-name="Internet_20_link" text:visited-style-name="Visited_20_Internet_20_Link">Introduction<text:tab/>58</text:a></text:p>
          <text:p text:style-name="P126"><text:a xlink:type="simple" xlink:href="#__RefHeading___Toc8058_1867974170" text:style-name="Internet_20_link" text:visited-style-name="Visited_20_Internet_20_Link">Configuration<text:tab/>58</text:a></text:p>
          <text:p text:style-name="P126"><text:a xlink:type="simple" xlink:href="#__RefHeading___Toc8060_1867974170" text:style-name="Internet_20_link" text:visited-style-name="Visited_20_Internet_20_Link">Plugin ::do Method<text:tab/>59</text:a></text:p>
          <text:p text:style-name="P126"><text:a xlink:type="simple" xlink:href="#__RefHeading___Toc8062_1867974170" text:style-name="Internet_20_link" text:visited-style-name="Visited_20_Internet_20_Link">Output &amp; Headers<text:tab/>59</text:a></text:p>
          <text:p text:style-name="P126"><text:a xlink:type="simple" xlink:href="#__RefHeading___Toc8064_1867974170" text:style-name="Internet_20_link" text:visited-style-name="Visited_20_Internet_20_Link">Exception Handling<text:tab/>59</text:a></text:p>
          <text:p text:style-name="P126"><text:a xlink:type="simple" xlink:href="#__RefHeading___Toc8066_1867974170" text:style-name="Internet_20_link" text:visited-style-name="Visited_20_Internet_20_Link">Getting Dataset Content with “fetch_rows”.<text:tab/>60</text:a></text:p>
          <text:p text:style-name="P126"><text:a xlink:type="simple" xlink:href="#__RefHeading___Toc8457_4068299857" text:style-name="Internet_20_link" text:visited-style-name="Visited_20_Internet_20_Link">Using Datasets to Store Content with “store_rows”.<text:tab/>60</text:a></text:p>
          <text:p text:style-name="P126"><text:a xlink:type="simple" xlink:href="#__RefHeading___Toc8068_1867974170" text:style-name="Internet_20_link" text:visited-style-name="Visited_20_Internet_20_Link">Example Plugin<text:tab/>61</text:a></text:p>
          <text:p text:style-name="P126"><text:a xlink:type="simple" xlink:href="#__RefHeading___Toc8070_1867974170" text:style-name="Internet_20_link" text:visited-style-name="Visited_20_Internet_20_Link">Hook Modules<text:tab/>63</text:a></text:p>
          <text:p text:style-name="P126"><text:a xlink:type="simple" xlink:href="#__RefHeading___Toc8072_1867974170" text:style-name="Internet_20_link" text:visited-style-name="Visited_20_Internet_20_Link">Introduction<text:tab/>63</text:a></text:p>
          <text:p text:style-name="P126"><text:a xlink:type="simple" xlink:href="#__RefHeading___Toc8074_1867974170" text:style-name="Internet_20_link" text:visited-style-name="Visited_20_Internet_20_Link">Hook Configuration<text:tab/>64</text:a></text:p>
          <text:p text:style-name="P126"><text:a xlink:type="simple" xlink:href="#__RefHeading___Toc8076_1867974170" text:style-name="Internet_20_link" text:visited-style-name="Visited_20_Internet_20_Link">Global Per-Query Hook Points<text:tab/>64</text:a></text:p>
          <text:p text:style-name="P126"><text:a xlink:type="simple" xlink:href="#__RefHeading___Toc8078_1867974170" text:style-name="Internet_20_link" text:visited-style-name="Visited_20_Internet_20_Link">Global Utility Hook Points<text:tab/>66</text:a></text:p>
          <text:p text:style-name="P126"><text:a xlink:type="simple" xlink:href="#__RefHeading___Toc8080_1867974170" text:style-name="Internet_20_link" text:visited-style-name="Visited_20_Internet_20_Link">Per-Dataset Hook Points<text:tab/>67</text:a></text:p>
          <text:p text:style-name="P126"><text:a xlink:type="simple" xlink:href="#__RefHeading___Toc8082_1867974170" text:style-name="Internet_20_link" text:visited-style-name="Visited_20_Internet_20_Link">Per-Row Hook Points<text:tab/>70</text:a></text:p>
          <text:p text:style-name="P126"><text:a xlink:type="simple" xlink:href="#__RefHeading___Toc8084_1867974170" text:style-name="Internet_20_link" text:visited-style-name="Visited_20_Internet_20_Link">Sample Global Hook Template<text:tab/>71</text:a></text:p>
          <text:p text:style-name="P126"><text:a xlink:type="simple" xlink:href="#__RefHeading___Toc8086_1867974170" text:style-name="Internet_20_link" text:visited-style-name="Visited_20_Internet_20_Link">Sample Dataset Hook Template<text:tab/>73</text:a></text:p>
          <text:p text:style-name="P126"><text:a xlink:type="simple" xlink:href="#__RefHeading___Toc8088_1867974170" text:style-name="Internet_20_link" text:visited-style-name="Visited_20_Internet_20_Link">Exception Handling<text:tab/>74</text:a></text:p>
          <text:p text:style-name="P126"><text:a xlink:type="simple" xlink:href="#__RefHeading___Toc8090_1867974170" text:style-name="Internet_20_link" text:visited-style-name="Visited_20_Internet_20_Link">Custom Headers<text:tab/>74</text:a></text:p>
          <text:p text:style-name="P126"><text:a xlink:type="simple" xlink:href="#__RefHeading___Toc8092_1867974170" text:style-name="Internet_20_link" text:visited-style-name="Visited_20_Internet_20_Link">Performance Notes<text:tab/>75</text:a></text:p>
          <text:p text:style-name="P126"><text:a xlink:type="simple" xlink:href="#__RefHeading___Toc8094_1867974170" text:style-name="Internet_20_link" text:visited-style-name="Visited_20_Internet_20_Link">How Fast is Jarvis?<text:tab/>75</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8">Version</text:p>
          </table:table-cell>
          <table:table-cell table:style-name="Table1.A1" office:value-type="string">
            <text:p text:style-name="P68">Date</text:p>
          </table:table-cell>
          <table:table-cell table:style-name="Table1.A1" office:value-type="string">
            <text:p text:style-name="P68">By</text:p>
          </table:table-cell>
          <table:table-cell table:style-name="Table1.D1" office:value-type="string">
            <text:p text:style-name="P68">Comment</text:p>
          </table:table-cell>
        </table:table-row>
        <table:table-row>
          <table:table-cell table:style-name="Table1.A2" office:value-type="string">
            <text:p text:style-name="P70">5.4.6</text:p>
          </table:table-cell>
          <table:table-cell table:style-name="Table1.B2" office:value-type="string">
            <text:p text:style-name="P70">18-Mar-2014</text:p>
          </table:table-cell>
          <table:table-cell table:style-name="Table1.C2" office:value-type="string">
            <text:p text:style-name="P70">JXC</text:p>
          </table:table-cell>
          <table:table-cell table:style-name="Table1.D2" office:value-type="string">
            <text:p text:style-name="P53">Added “!out” flag to support DBD::Oracle RETURNING.</text:p>
          </table:table-cell>
        </table:table-row>
        <table:table-row>
          <table:table-cell table:style-name="Table1.A3" office:value-type="string">
            <text:p text:style-name="P70">5.4.10</text:p>
          </table:table-cell>
          <table:table-cell table:style-name="Table1.B3" office:value-type="string">
            <text:p text:style-name="P70">7-Apr-2014</text:p>
          </table:table-cell>
          <table:table-cell table:style-name="Table1.C3" office:value-type="string">
            <text:p text:style-name="P70">JXC</text:p>
          </table:table-cell>
          <table:table-cell table:style-name="Table1.D3" office:value-type="string">
            <text:p text:style-name="P53">Cleanup/correct documentation for Exec/Plug config parameters.</text:p>
          </table:table-cell>
        </table:table-row>
        <table:table-row>
          <table:table-cell table:style-name="Table1.A4" office:value-type="string">
            <text:p text:style-name="P70">5.5.0</text:p>
          </table:table-cell>
          <table:table-cell table:style-name="Table1.B4" office:value-type="string">
            <text:p text:style-name="P70">7-Apr-2014</text:p>
          </table:table-cell>
          <table:table-cell table:style-name="Table1.C4" office:value-type="string">
            <text:p text:style-name="P70">JXC</text:p>
          </table:table-cell>
          <table:table-cell table:style-name="Table1.D4" office:value-type="string">
            <text:p text:style-name="P53">Add “json.rest” format. <text:s/>Remove “xml.array”. <text:s/>Add “router”.</text:p>
          </table:table-cell>
        </table:table-row>
        <table:table-row>
          <table:table-cell table:style-name="Table1.A5" office:value-type="string">
            <text:p text:style-name="P70">5.5.1</text:p>
          </table:table-cell>
          <table:table-cell table:style-name="Table1.B5" office:value-type="string">
            <text:p text:style-name="P70">8-Apr-2014</text:p>
          </table:table-cell>
          <table:table-cell table:style-name="Table1.C5" office:value-type="string">
            <text:p text:style-name="P70">JXC</text:p>
          </table:table-cell>
          <table:table-cell table:style-name="Table1.D5" office:value-type="string">
            <text:p text:style-name="P53">Added support for presentation=“singleton” on route.</text:p>
          </table:table-cell>
        </table:table-row>
        <table:table-row>
          <table:table-cell table:style-name="Table1.A6" office:value-type="string">
            <text:p text:style-name="P70">5.6.0</text:p>
          </table:table-cell>
          <table:table-cell table:style-name="Table1.B6" office:value-type="string">
            <text:p text:style-name="P70">8-Apr-2014</text:p>
          </table:table-cell>
          <table:table-cell table:style-name="Table1.C6" office:value-type="string">
            <text:p text:style-name="P70">JXC</text:p>
          </table:table-cell>
          <table:table-cell table:style-name="Table1.D6" office:value-type="string">
            <text:p text:style-name="P53">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70">5.7.0</text:p>
          </table:table-cell>
          <table:table-cell table:style-name="Table1.B7" office:value-type="string">
            <text:p text:style-name="P70">10-Apr-2014</text:p>
          </table:table-cell>
          <table:table-cell table:style-name="Table1.C7" office:value-type="string">
            <text:p text:style-name="P70">JXC</text:p>
          </table:table-cell>
          <table:table-cell table:style-name="Table1.D7" office:value-type="string">
            <text:p text:style-name="P53">Removed tracker. <text:s/>Added nested dataset fetching.</text:p>
          </table:table-cell>
        </table:table-row>
        <table:table-row>
          <table:table-cell table:style-name="Table1.A8" office:value-type="string">
            <text:p text:style-name="P70">5.7.1</text:p>
          </table:table-cell>
          <table:table-cell table:style-name="Table1.B8" office:value-type="string">
            <text:p text:style-name="P70">11-Apr-2014</text:p>
          </table:table-cell>
          <table:table-cell table:style-name="Table1.C8" office:value-type="string">
            <text:p text:style-name="P70">JXC</text:p>
          </table:table-cell>
          <table:table-cell table:style-name="Table1.D8" office:value-type="string">
            <text:p text:style-name="P53">Removed $extra_href from dataset_fetched hook. <text:s/>Added doc for Jarvis::Dataset::fetch_rows ( ). <text:s/>Added docs for nested fetch.</text:p>
          </table:table-cell>
        </table:table-row>
        <table:table-row>
          <table:table-cell table:style-name="Table1.A9" office:value-type="string">
            <text:p text:style-name="P70">5.7.2</text:p>
          </table:table-cell>
          <table:table-cell table:style-name="Table1.B9" office:value-type="string">
            <text:p text:style-name="P70">14-Apr-2014</text:p>
          </table:table-cell>
          <table:table-cell table:style-name="Table1.C9" office:value-type="string">
            <text:p text:style-name="P70">JXC</text:p>
          </table:table-cell>
          <table:table-cell table:style-name="Table1.D9" office:value-type="string">
            <text:p text:style-name="P53">Added “dataset_pre_store” and “dataset_stored” hooks. <text:s/>Changed parameters on “return_store” hook.</text:p>
          </table:table-cell>
        </table:table-row>
        <table:table-row>
          <table:table-cell table:style-name="Table1.A10" office:value-type="string">
            <text:p text:style-name="P70">5.7.3</text:p>
          </table:table-cell>
          <table:table-cell table:style-name="Table1.B10" office:value-type="string">
            <text:p text:style-name="P70">14-Apr-2014</text:p>
          </table:table-cell>
          <table:table-cell table:style-name="Table1.C10" office:value-type="string">
            <text:p text:style-name="P70">JXC</text:p>
          </table:table-cell>
          <table:table-cell table:style-name="Table1.D10" office:value-type="string">
            <text:p text:style-name="P53">Made “$extra_href” available to “dataset_fetched” and “dataset_stored” hooks.</text:p>
          </table:table-cell>
        </table:table-row>
        <table:table-row>
          <table:table-cell table:style-name="Table1.A11" office:value-type="string">
            <text:p text:style-name="P70">5.7.4</text:p>
          </table:table-cell>
          <table:table-cell table:style-name="Table1.B11" office:value-type="string">
            <text:p text:style-name="P70">15-Apr-2014</text:p>
          </table:table-cell>
          <table:table-cell table:style-name="Table1.C11" office:value-type="string">
            <text:p text:style-name="P70">JXC</text:p>
          </table:table-cell>
          <table:table-cell table:style-name="Table1.D11" office:value-type="string">
            <text:p text:style-name="P53">Added “$extra_href” to documentation for “fetch_rows” method.</text:p>
          </table:table-cell>
        </table:table-row>
        <table:table-row>
          <table:table-cell table:style-name="Table1.A12" office:value-type="string">
            <text:p text:style-name="P70">6.0.0</text:p>
          </table:table-cell>
          <table:table-cell table:style-name="Table1.B12" office:value-type="string">
            <text:p text:style-name="P70">15-Apr-2014</text:p>
          </table:table-cell>
          <table:table-cell table:style-name="Table1.C12" office:value-type="string">
            <text:p text:style-name="P70">JXC</text:p>
          </table:table-cell>
          <table:table-cell table:style-name="Table1.D12" office:value-type="string">
            <text:p text:style-name="P53">Added nested insert/update.</text:p>
          </table:table-cell>
        </table:table-row>
        <table:table-row>
          <table:table-cell table:style-name="Table1.A13" office:value-type="string">
            <text:p text:style-name="P70">6.0.3</text:p>
          </table:table-cell>
          <table:table-cell table:style-name="Table1.B13" office:value-type="string">
            <text:p text:style-name="P70">12-May-2014</text:p>
          </table:table-cell>
          <table:table-cell table:style-name="Table1.C13" office:value-type="string">
            <text:p text:style-name="P70">JXC</text:p>
          </table:table-cell>
          <table:table-cell table:style-name="Table1.D13" office:value-type="string">
            <text:p text:style-name="P53">Added “dataset_type” officially to $jconfig.</text:p>
          </table:table-cell>
        </table:table-row>
        <table:table-row>
          <table:table-cell table:style-name="Table1.A14" office:value-type="string">
            <text:p text:style-name="P70">6.1.0</text:p>
          </table:table-cell>
          <table:table-cell table:style-name="Table1.B14" office:value-type="string">
            <text:p text:style-name="P70">11-Nov-2014</text:p>
          </table:table-cell>
          <table:table-cell table:style-name="Table1.C14" office:value-type="string">
            <text:p text:style-name="P70">JXC</text:p>
          </table:table-cell>
          <table:table-cell table:style-name="Table1.D14" office:value-type="string">
            <text:p text:style-name="P53">Now “after” statement and “after_all” hook are inside transaction.</text:p>
          </table:table-cell>
        </table:table-row>
        <table:table-row>
          <table:table-cell table:style-name="Table1.A15" office:value-type="string">
            <text:p text:style-name="P70">6.3.7</text:p>
          </table:table-cell>
          <table:table-cell table:style-name="Table1.B15" office:value-type="string">
            <text:p text:style-name="P70">29-Mar-2018</text:p>
          </table:table-cell>
          <table:table-cell table:style-name="Table1.C15" office:value-type="string">
            <text:p text:style-name="P70">JL</text:p>
          </table:table-cell>
          <table:table-cell table:style-name="Table1.D15" office:value-type="string">
            <text:p text:style-name="P53">Documented new error logging features</text:p>
          </table:table-cell>
        </table:table-row>
        <table:table-row>
          <table:table-cell table:style-name="Table1.A16" office:value-type="string">
            <text:p text:style-name="P70">6.3.10</text:p>
          </table:table-cell>
          <table:table-cell table:style-name="Table1.B16" office:value-type="string">
            <text:p text:style-name="P70">27-April-2018</text:p>
          </table:table-cell>
          <table:table-cell table:style-name="Table1.C16" office:value-type="string">
            <text:p text:style-name="P70">MK</text:p>
          </table:table-cell>
          <table:table-cell table:style-name="Table1.D16" office:value-type="string">
            <text:p text:style-name="P53">Documented CSRF, XSRF and Cross origin protection, new session cookie security features and CGI parameter overrides.</text:p>
          </table:table-cell>
        </table:table-row>
        <table:table-row>
          <table:table-cell table:style-name="Table1.A23" office:value-type="string">
            <text:p text:style-name="P70">6.4</text:p>
          </table:table-cell>
          <table:table-cell table:style-name="Table1.B23" office:value-type="string">
            <text:p text:style-name="P70">2-May-2018</text:p>
          </table:table-cell>
          <table:table-cell table:style-name="Table1.C23" office:value-type="string">
            <text:p text:style-name="P70">JL</text:p>
          </table:table-cell>
          <table:table-cell table:style-name="Table1.D23" office:value-type="string">
            <text:p text:style-name="P53">Updated to v6.4</text:p>
          </table:table-cell>
        </table:table-row>
        <table:table-row>
          <table:table-cell table:style-name="Table1.A23" office:value-type="string">
            <text:p text:style-name="P71">6.6</text:p>
          </table:table-cell>
          <table:table-cell table:style-name="Table1.B23" office:value-type="string">
            <text:p text:style-name="P71">27-Nov-2018</text:p>
          </table:table-cell>
          <table:table-cell table:style-name="Table1.C23" office:value-type="string">
            <text:p text:style-name="P71">JL</text:p>
          </table:table-cell>
          <table:table-cell table:style-name="Table1.D23" office:value-type="string">
            <text:p text:style-name="P54">Updated to v6.6. This includes the new &lt;include&gt; directive, the ability to retain_null for JSON output, and the ability for plugins <text:span text:style-name="T14">and hooks </text:span>to add custom headers to <text:span text:style-name="T13">responses, without controlling the entire output.</text:span></text:p>
          </table:table-cell>
        </table:table-row>
        <table:table-row>
          <table:table-cell table:style-name="Table1.A19" office:value-type="string">
            <text:p text:style-name="P72">6.6.1</text:p>
          </table:table-cell>
          <table:table-cell table:style-name="Table1.B19" office:value-type="string">
            <text:p text:style-name="P72">1-Mar-2019</text:p>
          </table:table-cell>
          <table:table-cell table:style-name="Table1.C19" office:value-type="string">
            <text:p text:style-name="P72">JXC</text:p>
          </table:table-cell>
          <table:table-cell table:style-name="Table1.D19" office:value-type="string">
            <text:p text:style-name="P55">Refactoring of &lt;include&gt; implementation.</text:p>
          </table:table-cell>
        </table:table-row>
        <table:table-row>
          <table:table-cell table:style-name="Table1.A23" office:value-type="string">
            <text:p text:style-name="P74">6.6.2</text:p>
          </table:table-cell>
          <table:table-cell table:style-name="Table1.B23" office:value-type="string">
            <text:p text:style-name="P73"><text:span text:style-name="T26">6</text:span>-Mar-2019</text:p>
          </table:table-cell>
          <table:table-cell table:style-name="Table1.C23" office:value-type="string">
            <text:p text:style-name="P75">NE</text:p>
          </table:table-cell>
          <table:table-cell table:style-name="Table1.D23" office:value-type="string">
            <text:p text:style-name="P56">Added doc for Jarvis::Dataset::store_rows ( ).</text:p>
          </table:table-cell>
        </table:table-row>
        <table:table-row>
          <table:table-cell table:style-name="Table1.A23" office:value-type="string">
            <text:p text:style-name="P75">6.6.3</text:p>
          </table:table-cell>
          <table:table-cell table:style-name="Table1.B23" office:value-type="string">
            <text:p text:style-name="P73"><text:span text:style-name="T26">7</text:span>-Mar-2019</text:p>
          </table:table-cell>
          <table:table-cell table:style-name="Table1.C23" office:value-type="string">
            <text:p text:style-name="P75">JXC</text:p>
          </table:table-cell>
          <table:table-cell table:style-name="Table1.D23" office:value-type="string">
            <text:p text:style-name="P57">Per-dataset hooks are not run on child datasets.</text:p>
          </table:table-cell>
        </table:table-row>
        <table:table-row>
          <table:table-cell table:style-name="Table1.A23" office:value-type="string">
            <text:p text:style-name="P76">6.6.4</text:p>
          </table:table-cell>
          <table:table-cell table:style-name="Table1.B23" office:value-type="string">
            <text:p text:style-name="P76">20-Mar-2019</text:p>
          </table:table-cell>
          <table:table-cell table:style-name="Table1.C23" office:value-type="string">
            <text:p text:style-name="P76">JXC</text:p>
          </table:table-cell>
          <table:table-cell table:style-name="Table1.D23" office:value-type="string">
            <text:p text:style-name="P58">Added “return_json_as_text”.</text:p>
          </table:table-cell>
        </table:table-row>
        <table:table-row>
          <table:table-cell table:style-name="Table1.A23" office:value-type="string">
            <text:p text:style-name="P77">6.7.0</text:p>
          </table:table-cell>
          <table:table-cell table:style-name="Table1.B23" office:value-type="string">
            <text:p text:style-name="P77">13-Jun-2019</text:p>
          </table:table-cell>
          <table:table-cell table:style-name="Table1.C23" office:value-type="string">
            <text:p text:style-name="P77">JXC</text:p>
          </table:table-cell>
          <table:table-cell table:style-name="Table1.D23" office:value-type="string">
            <text:p text:style-name="P59">Added fetching for MongoDB.</text:p>
          </table:table-cell>
        </table:table-row>
        <table:table-row>
          <table:table-cell table:style-name="Table1.A24" office:value-type="string">
            <text:p text:style-name="P78">6.7.1</text:p>
          </table:table-cell>
          <table:table-cell table:style-name="Table1.B24" office:value-type="string">
            <text:p text:style-name="P78">19-Jun-2019</text:p>
          </table:table-cell>
          <table:table-cell table:style-name="Table1.C24" office:value-type="string">
            <text:p text:style-name="P78">MK</text:p>
          </table:table-cell>
          <table:table-cell table:style-name="Table1.D24" office:value-type="string">
            <text:p text:style-name="P60">Added aggregate fetching for MongoDB. Changing Mongo variable substitution delimiter. <text:span text:style-name="T59">Added additional Mongo Types.</text:span></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2948814106" text:style-name="L1">
        <text:list-item>
          <text:p text:style-name="P160">Rich Internet Application. <text:s/>Ajax (XML or JSON) requests and responses.</text:p>
        </text:list-item>
        <text:list-item>
          <text:p text:style-name="P160">JARVIS</text:p>
        </text:list-item>
        <text:list-item>
          <text:p text:style-name="P16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872861331" text:style-name="L2">
        <text:list-item>
          <text:p text:style-name="P162">Secure:</text:p>
          <text:list>
            <text:list-item>
              <text:p text:style-name="P161">Jarvis can run over https. <text:s/></text:p>
            </text:list-item>
            <text:list-item>
              <text:p text:style-name="P161">Jarvis uses single-login and CGI cookies to maintain authenticated sessions. <text:s/></text:p>
            </text:list-item>
            <text:list-item>
              <text:p text:style-name="P161">Jarvis uses parameterized statements to prevent against SQL injection.</text:p>
            </text:list-item>
            <text:list-item>
              <text:p text:style-name="P161">Jarvis provides group-based access control.</text:p>
            </text:list-item>
          </text:list>
        </text:list-item>
        <text:list-item>
          <text:p text:style-name="P162">Extensible:</text:p>
          <text:list>
            <text:list-item>
              <text:p text:style-name="P161">Jarvis provides independent “datasets”, defined as simple XML files containing SQL.</text:p>
            </text:list-item>
            <text:list-item>
              <text:p text:style-name="P161">Jarvis provides configurable “exec” extensions (e.g. running Jasper reports).</text:p>
            </text:list-item>
            <text:list-item>
              <text:p text:style-name="P161">Jarvis provides a “plugin” mechanism for adding custom Perl modules.</text:p>
            </text:list-item>
          </text:list>
        </text:list-item>
        <text:list-item>
          <text:p text:style-name="P162">Standards-Based:</text:p>
          <text:list>
            <text:list-item>
              <text:p text:style-name="P161">Jarvis is based on XML, JSON, http/s and REST.</text:p>
            </text:list-item>
          </text:list>
        </text:list-item>
        <text:list-item>
          <text:p text:style-name="P162">Reasonably Efficient:</text:p>
          <text:list>
            <text:list-item>
              <text:p text:style-name="P161">Jarvis is “plenty fast enough”. <text:s/></text:p>
            </text:list-item>
            <text:list-item>
              <text:p text:style-name="P161">Jarvis is written in a scripted language as many back end services are.</text:p>
            </text:list-item>
            <text:list-item>
              <text:p text:style-name="P161">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39">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9">Jarvis is distributed in the hope that it will be useful, but WITHOUT ANY WARRANTY; without even the implied warranty of MERCHANTABILITY or FITNESS FOR A PARTICULAR PURPOSE. <text:s/>See the GNU General Public License for more details.</text:p>
      <text:p text:style-name="P39">You should have received a copy of the GNU Lesser General Public License along with Jarvis. <text:s/>If not, see &lt;http://www.gnu.org/licenses/&gt;.</text:p>
      <text:p text:style-name="P39">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366590844" text:style-name="L3">
        <text:list-item>
          <text:p text:style-name="P163">Installation on Linux, Solaris and Windows.</text:p>
        </text:list-item>
        <text:list-item>
          <text:p text:style-name="P163">Testing your Jarvis installation.</text:p>
        </text:list-item>
        <text:list-item>
          <text:p text:style-name="P163">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1497319606" text:style-name="L4">
        <text:list-item>
          <text:p text:style-name="P164">The database connection(s).</text:p>
        </text:list-item>
        <text:list-item>
          <text:p text:style-name="P164">The username/group list.</text:p>
        </text:list-item>
        <text:list-item>
          <text:p text:style-name="P16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1">Attribute</text:p>
            </table:table-cell>
            <table:table-cell table:style-name="Table2.A1" office:value-type="string">
              <text:p text:style-name="P41">Default</text:p>
            </table:table-cell>
            <table:table-cell table:style-name="Table2.C1" office:value-type="string">
              <text:p text:style-name="P41">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48">retain_null</text:p>
          </table:table-cell>
          <table:table-cell table:style-name="Table2.B3" office:value-type="string">
            <text:p text:style-name="P48">no</text:p>
          </table:table-cell>
          <table:table-cell table:style-name="Table2.C3" office:value-type="string">
            <text:p text:style-name="P48">When using JSON, if this flag is set to a truth value then Jarvis will retain fields which are null in the response.</text:p>
            <text:p text:style-name="P48"/>
            <text:p text:style-name="P48">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82">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ext:soft-page-break/>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51">no</text:p>
          </table:table-cell>
          <table:table-cell table:style-name="Table2.C30" office:value-type="string">
            <text:p text:style-name="P51">This will cause JSON responses to be returned with Content-Type of “text/plain” instead of the default “application/json”. <text:s/>This is provided for backwards compatibility with older applications.</text:p>
            <text:p text:style-name="P52">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85">Default encoding format from response body returned by Jarvis to the client. <text:s/></text:p>
      <text:p text:style-name="Text_20_body">Specify “json”, “json.array”, “json.rest”, “xml”, “csv”, or “xlsx”.</text:p>
      <text:list xml:id="list2526771139" text:style-name="L5">
        <text:list-item>
          <text:p text:style-name="P165">This may be over-ridden a per-request basis with the CGI parameter “format”.</text:p>
        </text:list-item>
        <text:list-item>
          <text:p text:style-name="P165">This parameter is entirely separate from the encoding of the submitted POST data in the request, which is specified via the content-type header in the HTTP request.</text:p>
        </text:list-item>
      </text:list>
      <text:h text:style-name="P133" text:outline-level="3">Configuration: retain_null</text:h>
      <text:p text:style-name="P50">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49"/>
      <text:p text:style-name="P50">However JSON provides the ‘null’ value for fields, and so it is possible for Jarvis to respond with null vs. an empty string (or 0 value) when required. </text:p>
      <text:p text:style-name="P50"/>
      <text:p text:style-name="P50">This flag will, w<text:span text:style-name="T15">hen using </text:span>the <text:span text:style-name="T15">JSON </text:span>format and<text:span text:style-name="T15"> set to a truth value, </text:span>cause <text:span text:style-name="T15">Jarvis </text:span>to <text:span text:style-name="T15">retain fields which are null in the response. If this flag is left as the default (or set explicitly to a false value), then Jarvis will strip fields with null values from JSON responses.</text:span></text:p>
      <text:p text:style-name="P50"/>
      <text:p text:style-name="P50">Note that the value of this field does not impact <text:span text:style-name="T16">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2497867037" text:style-name="L6">
        <text:list-item>
          <text:p text:style-name="P166">All client-submitted request body.</text:p>
        </text:list-item>
        <text:list-item>
          <text:p text:style-name="P166">All returned XML/JSON/CSV content.</text:p>
        </text:list-item>
        <text:list-item>
          <text:p text:style-name="P166"><text:soft-page-break/>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41">Attribute</text:p>
            </table:table-cell>
            <table:table-cell table:style-name="Table3.B1" office:value-type="string">
              <text:p text:style-name="P41">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00"><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o prevent these requests Jarvis supports CSRF protection using the following procedure:</text:p>
      <text:list xml:id="list3020928324" text:style-name="L7">
        <text:list-item>
          <text:p text:style-name="P167">A unique token is generated and stored alongside a user’s session when they log in via Jarvis.</text:p>
        </text:list-item>
        <text:list-item>
          <text:p text:style-name="P167">The client is served this token in a CSRF cookie alongside their normal session cookie.</text:p>
        </text:list-item>
        <text:list-item>
          <text:p text:style-name="P230"><text:soft-page-break/>When sending a request to Jarvis, the client must then include the CSRF token in the request headers. This may only be performed by javascript, and hence protects against the CSRF attack.</text:p>
        </text:list-item>
        <text:list-item>
          <text:p text:style-name="P167">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52269948" text:style-name="L8">
        <text:list-item>
          <text:p text:style-name="P168">Extract ALL records from the database query.</text:p>
        </text:list-item>
        <text:list-item>
          <text:p text:style-name="P168">Slice out and return only those rows specified by the page parameters. <text:s/>E.g start = 50, limit = 25 means return rows with zero-based indexes 50-74.</text:p>
        </text:list-item>
        <text:list-item>
          <text:p text:style-name="P168">Return “fetched” as the total number of all rows read from the database query.</text:p>
        </text:list-item>
        <text:list-item>
          <text:p text:style-name="P168">Return “returned” as the number of data rows from the sliced page.</text:p>
        </text:list-item>
        <text:list-item>
          <text:p text:style-name="P16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120"><text:soft-page-break/>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3235497977007" text:continue-numbering="true" text:style-name="L8">
        <text:list-item>
          <text:p text:style-name="P168">Extract ALL records from the database query in the default query sort order.</text:p>
        </text:list-item>
        <text:list-item>
          <text:p text:style-name="P168">Use Perl “cmp” alphabetical sorting either ascending or descending.</text:p>
        </text:list-item>
        <text:list-item>
          <text:p text:style-name="P16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3249525808" text:style-name="L9">
        <text:list-item>
          <text:p text:style-name="P169">Dataset Type</text:p>
        </text:list-item>
        <text:list-item>
          <text:p text:style-name="P169">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1">Attribute</text:p>
            </table:table-cell>
            <table:table-cell table:style-name="Table4.A1" office:value-type="string">
              <text:p text:style-name="P41">Default</text:p>
            </table:table-cell>
            <table:table-cell table:style-name="Table4.C1" office:value-type="string">
              <text:p text:style-name="P41">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523743718" text:style-name="L10">
              <text:list-item>
                <text:p text:style-name="P138">“dbi” (SQL databases using default DBI driver).</text:p>
              </text:list-item>
              <text:list-item>
                <text:p text:style-name="P138">“sdp” (SSAS datapump via SOAP requests).</text:p>
              </text:list-item>
              <text:list-item>
                <text:p text:style-name="P138">“<text:span text:style-name="T27">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85">Note the following:</text:p>
      <text:list xml:id="list4190742137" text:style-name="L11">
        <text:list-item>
          <text:p text:style-name="P170">The client-supplied dataset name must not include the “.xml” suffix added by the server.</text:p>
        </text:list-item>
        <text:list-item>
          <text:p text:style-name="P170">The matched prefix is stripped from the dataset name before expansion.</text:p>
        </text:list-item>
        <text:list-item>
          <text:p text:style-name="P170">The dataset name specified by the client must consist only of characters from the following list: “a-z”, “A-Z”, “0-9”, “_” (underscore), “-” (hyphen) and “.” (dot).</text:p>
        </text:list-item>
        <text:list-item>
          <text:p text:style-name="P170"><text:soft-page-break/>A “.” (dot) character in the dataset name is interpreted as a directory separator by Jarvis. <text:s/>On Unix-based systems this is a forward-slash. <text:s/>On Windows-based systems, Perl will translate the forward slash into a backslash.</text:p>
        </text:list-item>
        <text:list-item>
          <text:p text:style-name="P170">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41">Client Requests</text:p>
            </table:table-cell>
            <table:table-cell table:style-name="Table5.B1" office:value-type="string">
              <text:p text:style-name="P41">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1">Attribute</text:p>
            </table:table-cell>
            <table:table-cell table:style-name="Table6.A1" office:value-type="string">
              <text:p text:style-name="P41">Default</text:p>
            </table:table-cell>
            <table:table-cell table:style-name="Table6.C1" office:value-type="string">
              <text:p text:style-name="P41">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605225131" text:style-name="L12">
              <text:list-item>
                <text:p text:style-name="P139">An empty part (matches any inbound part).</text:p>
              </text:list-item>
              <text:list-item>
                <text:p text:style-name="P139">An asterix “*” (matches any inbound party).</text:p>
              </text:list-item>
              <text:list-item>
                <text:p text:style-name="P139">An exact string to match.</text:p>
              </text:list-item>
              <text:list-item>
                <text:p text:style-name="P139">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1944030987" text:style-name="L13">
              <text:list-item>
                <text:p text:style-name="P140">The query must return exactly 1 object.</text:p>
              </text:list-item>
              <text:list-item>
                <text:p text:style-name="P140">The object is returned as top level data, with no wrapper.</text:p>
              </text:list-item>
              <text:list-item>
                <text:p text:style-name="P140">Jarvis will return 404 if the query returns no rows.</text:p>
              </text:list-item>
              <text:list-item>
                <text:p text:style-name="P140">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68740179" text:style-name="L14">
        <text:list-item>
          <text:p text:style-name="P171">The leading script location: “http://localhost/jarvis-agent” is removed.</text:p>
        </text:list-item>
        <text:list-item>
          <text:p text:style-name="P171">The application name “/demo” is removed.</text:p>
        </text:list-item>
        <text:list-item>
          <text:p text:style-name="P171">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826129312" text:style-name="L15">
        <text:list-item>
          <text:p text:style-name="P172">Part one compares “boat” against the wildcard “*” and passes.</text:p>
        </text:list-item>
        <text:list-item>
          <text:p text:style-name="P172">Part two compares “by-class” against exact “by-class” and passes.</text:p>
        </text:list-item>
        <text:list-item>
          <text:p text:style-name="P172">Part three assigns “X Class” to the variable “boat_class”.</text:p>
        </text:list-item>
        <text:list-item>
          <text:p text:style-name="P172">The dataset “boat” is selected.</text:p>
        </text:list-item>
      </text:list>
      <text:p text:style-name="Text_20_body">The final result is:</text:p>
      <text:list xml:id="list1402981563" text:style-name="L16">
        <text:list-item>
          <text:p text:style-name="P173">The dataset is “boat”.</text:p>
        </text:list-item>
        <text:list-item>
          <text:p text:style-name="P173">The parameter {$1} in a dataset XML will expand to “boat”.</text:p>
        </text:list-item>
        <text:list-item>
          <text:p text:style-name="P173">The parameter {$2} in a dataset XML will expand to “by-class”.</text:p>
        </text:list-item>
        <text:list-item>
          <text:p text:style-name="P173">The parameter {$3} in a dataset XML will expand to “X Class”.</text:p>
        </text:list-item>
        <text:list-item>
          <text:p text:style-name="P173">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117">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1">Attribute</text:p>
            </table:table-cell>
            <table:table-cell table:style-name="Table7.A1" office:value-type="string">
              <text:p text:style-name="P41">Default</text:p>
            </table:table-cell>
            <table:table-cell table:style-name="Table7.C1" office:value-type="string">
              <text:p text:style-name="P41">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7">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7">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47"><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8"/></text:span></text:p>
            <text:p text:style-name="P62"><text:span text:style-name="Default_20_Paragraph_20_Font"><text:span text:style-name="T29">For “mongo” databases, this is a Mongo connection string, e.g.:</text:span></text:span></text:p>
            <text:p text:style-name="P62"><text:span text:style-name="Default_20_Paragraph_20_Font"><text:span text:style-name="T29"><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61">username</text:p>
          </table:table-cell>
          <table:table-cell table:style-name="Table7.B5" office:value-type="string">
            <text:p text:style-name="Table_20_Contents">&lt;empty-string&gt;</text:p>
          </table:table-cell>
          <table:table-cell table:style-name="Table7.C5" office:value-type="string">
            <text:p text:style-name="P61">This is the username Jarvis uses to connect to the database for all requests. </text:p>
            <text:list xml:id="list3491845324" text:style-name="L17">
              <text:list-item>
                <text:p text:style-name="P141">For “dbi” this is passed in the DBI connection.</text:p>
              </text:list-item>
              <text:list-item>
                <text:p text:style-name="P141">For “sdp” this is passed as HTTP Basic Authorization.</text:p>
              </text:list-item>
              <text:list-item>
                <text:p text:style-name="P141">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7">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61">Optional parameters passed on to DBI::prepare <text:span text:style-name="T27">for “dbi” databases</text:span>.</text:p>
            <text:p text:style-name="P61"/>
            <text:p text:style-name="P61"><text:span text:style-name="T27">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61">For “dbi” databases, an SQL command that is executed immediately after a connection has been established. <text:s/></text:p>
            <text:p text:style-name="P61"/>
            <text:p text:style-name="P61">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1">Attribute</text:p>
          </table:table-cell>
          <table:table-cell table:style-name="Table8.A1" office:value-type="string">
            <text:p text:style-name="P41">Default</text:p>
          </table:table-cell>
          <table:table-cell table:style-name="Table8.C1" office:value-type="string">
            <text:p text:style-name="P41">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ext:soft-page-break/>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1827269334" text:style-name="L18">
              <text:list-item>
                <text:p text:style-name="P142">cookie <text:s text:c="2"/>- Look in the cookie (as per the 'cookie' attribute).</text:p>
              </text:list-item>
              <text:list-item>
                <text:p text:style-name="P142">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1">Name</text:p>
            </table:table-cell>
            <table:table-cell table:style-name="Table9.A1" office:value-type="string">
              <text:p text:style-name="P41">Default</text:p>
            </table:table-cell>
            <table:table-cell table:style-name="Table9.C1" office:value-type="string">
              <text:p text:style-name="P41">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117">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94">With Jarvis &lt;sessiondb&gt; and cookie.</text:p>
            </table:table-cell>
            <table:table-cell table:style-name="Table10.B1" office:value-type="string">
              <text:p text:style-name="P94">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ext:soft-page-break/>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004535994" text:style-name="L19">
        <text:list-item>
          <text:p text:style-name="P174">Cookie-only based authentication. <text:s/>The default approach to session management is for Jarvis to store session ID's in a HTTP cookie. This cookie is returned to the client with every successful request to Jarvis. This approach:</text:p>
          <text:list>
            <text:list-item>
              <text:p text:style-name="P174">Requires no specific support by client applications. Web browsers will transfer the cookie automatically with every request.</text:p>
            </text:list-item>
            <text:list-item>
              <text:p text:style-name="P174">Allows web-browser applications to have the same session across all open windows. E.g. this allows users to open many browser tabs/windows into the application, and all of these will use the same session ID.</text:p>
            </text:list-item>
            <text:list-item>
              <text:p text:style-name="P174">Allows users to, within the session timeout, re-access web based systems without retyping their username/password.</text:p>
            </text:list-item>
          </text:list>
        </text:list-item>
        <text:list-item>
          <text:p text:style-name="P17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174">Without explicit support in the application to manage and support it, each new window or tab opened for a web-based application will require the user to log back into the application. In many situations this is highly undesirable.</text:p>
            </text:list-item>
            <text:list-item>
              <text:p text:style-name="P17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17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174">Jarvis will first examine the URL for the SID parameter, and then try the cookie.</text:p>
            </text:list-item>
            <text:list-item>
              <text:p text:style-name="P174">The client system can by default use cookie based SIDs, and then switch to using URL based SIDs when necessary (e.g. when the user wants a secondary login to the application).</text:p>
            </text:list-item>
            <text:list-item>
              <text:p text:style-name="P174">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753599421" text:style-name="L20">
        <text:list-item>
          <text:p text:style-name="P175"><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175"><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175"><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2">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2">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134"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ext:soft-page-break/>To alleviate this burden, it is now possible to split jarvis configuration files and have the master configuration file &lt;include&gt; additional configuration files.</text:p>
      <text:p text:style-name="P118"><text:span text:style-name="T19">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95">Location</text:p>
            </table:table-cell>
            <table:table-cell table:style-name="Table47.B1" office:value-type="string">
              <text:p text:style-name="P95">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121">Table 9: <text:span text:style-name="T19">Elements copied from</text:span> &lt;<text:span text:style-name="T19">include</text:span>&gt; <text:span text:style-name="T19">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8">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7">&lt;dataset_dir&gt;/usr/share/boats/datasets&lt;/dataset_dir&gt;</text:span></text:p>
      <text:p text:style-name="Code"><text:s text:c="8"/><text:span text:style-name="T17">&lt;default_libs&gt;</text:span></text:p>
      <text:p text:style-name="P106"><text:s text:c="12"/><text:span text:style-name="T17">&lt;lib path=”/usr/share/boats/lib”/&gt;</text:span></text:p>
      <text:p text:style-name="P106"><text:s text:c="8"/><text:span text:style-name="T17">&lt;/default_libs&gt;</text:span></text:p>
      <text:p text:style-name="P106"><text:s text:c="4"/><text:span text:style-name="T17">&lt;/app&gt;</text:span></text:p>
      <text:p text:style-name="P106"><text:s text:c="4"/>&lt;include file="/usr/share/boats/etc/routes.xml"/&gt;</text:p>
      <text:p text:style-name="P107">&lt;/jarvis&gt;</text:p>
      <text:p text:style-name="Text_20_body"/>
      <text:p text:style-name="P17">Notes and limitations:</text:p>
      <text:list xml:id="list143895802" text:style-name="L21">
        <text:list-item>
          <text:p text:style-name="P176">The &lt;include&gt; mechanism is only honored in the <text:span text:style-name="T19">top-level</text:span> configuration file. <text:s/><text:span text:style-name="T19">Sub-includes do not work.</text:span></text:p>
        </text:list-item>
        <text:list-item>
          <text:p text:style-name="P177">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151"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371625689" text:style-name="L22">
        <text:list-item>
          <text:p text:style-name="P231">ActiveDirectory.pm</text:p>
        </text:list-item>
        <text:list-item>
          <text:p text:style-name="P231">BasicAuth.pm</text:p>
        </text:list-item>
        <text:list-item>
          <text:p text:style-name="P231">Database.pm</text:p>
        </text:list-item>
        <text:list-item>
          <text:p text:style-name="P231">Adempiere.pm</text:p>
        </text:list-item>
        <text:list-item>
          <text:p text:style-name="P231">Drupal6.pm</text:p>
        </text:list-item>
        <text:list-item>
          <text:p text:style-name="P231">None.pm</text:p>
        </text:list-item>
        <text:list-item>
          <text:p text:style-name="P178">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1">Attribute</text:p>
            </table:table-cell>
            <table:table-cell table:style-name="Table11.A1" office:value-type="string">
              <text:p text:style-name="P41">Default</text:p>
            </table:table-cell>
            <table:table-cell table:style-name="Table11.C1" office:value-type="string">
              <text:p text:style-name="P41">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85">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1">Attribute</text:p>
            </table:table-cell>
            <table:table-cell table:style-name="Table12.A1" office:value-type="string">
              <text:p text:style-name="P41">Default</text:p>
            </table:table-cell>
            <table:table-cell table:style-name="Table12.C1" office:value-type="string">
              <text:p text:style-name="P41">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85">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1">Attribute</text:p>
            </table:table-cell>
            <table:table-cell table:style-name="Table13.A1" office:value-type="string">
              <text:p text:style-name="P41">Default</text:p>
            </table:table-cell>
            <table:table-cell table:style-name="Table13.C1" office:value-type="string">
              <text:p text:style-name="P41">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1">Attribute</text:p>
            </table:table-cell>
            <table:table-cell table:style-name="Table14.A1" office:value-type="string">
              <text:p text:style-name="P41">Default</text:p>
            </table:table-cell>
            <table:table-cell table:style-name="Table14.C1" office:value-type="string">
              <text:p text:style-name="P41">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23165530" text:style-name="L23">
              <text:list-item>
                <text:p text:style-name="P143">none – no encryption.</text:p>
              </text:list-item>
              <text:list-item>
                <text:p text:style-name="P143">md5 <text:s/>- the md5 hash algorithm is used, with optional salt.</text:p>
              </text:list-item>
              <text:list-item>
                <text:p text:style-name="P143">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2359679220" text:style-name="L24">
              <text:list-item>
                <text:p text:style-name="P144">eksblowfish encryption method is used.</text:p>
              </text:list-item>
              <text:list-item>
                <text:p text:style-name="P144">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29604570" text:style-name="L25">
        <text:list-item>
          <text:p text:style-name="P232">ad_user</text:p>
        </text:list-item>
        <text:list-item>
          <text:p text:style-name="P232">ad_user_roles</text:p>
        </text:list-item>
        <text:list-item>
          <text:p text:style-name="P232">ad_role</text:p>
        </text:list-item>
        <text:list-item>
          <text:p text:style-name="P232">ad_window_access</text:p>
        </text:list-item>
        <text:list-item>
          <text:p text:style-name="P232">ad_process</text:p>
        </text:list-item>
        <text:list-item>
          <text:p text:style-name="P17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1">Attribute</text:p>
            </table:table-cell>
            <table:table-cell table:style-name="Table15.A1" office:value-type="string">
              <text:p text:style-name="P41">Default</text:p>
            </table:table-cell>
            <table:table-cell table:style-name="Table15.C1" office:value-type="string">
              <text:p text:style-name="P41">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3853143719" text:style-name="L26">
        <text:list-item>
          <text:p text:style-name="P233"><text:span text:style-name="Default_20_Paragraph_20_Font"><text:span text:style-name="T1">role-&lt;role_name&gt; <text:s text:c="6"/><text:tab/></text:span></text:span>For each active user role.</text:p>
        </text:list-item>
        <text:list-item>
          <text:p text:style-name="P233"><text:span text:style-name="Default_20_Paragraph_20_Font"><text:span text:style-name="T1">read-&lt;window_name&gt; <text:s text:c="5"/><text:tab/></text:span></text:span>For each active window access (read access)</text:p>
        </text:list-item>
        <text:list-item>
          <text:p text:style-name="P180"><text:span text:style-name="Default_20_Paragraph_20_Font"><text:span text:style-name="T1">write-&lt;window_name&gt; <text:s text:c="4"/><text:tab/></text:span></text:span>For each active window access (write access), and any <text:soft-page-break/>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01"><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2171391969" text:style-name="L27">
        <text:list-item>
          <text:p text:style-name="P181">Check to see if an existing, valid Drupal session cookie is defined.</text:p>
        </text:list-item>
        <text:list-item>
          <text:p text:style-name="P18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5">
        <text:list-item>
          <text:p text:style-name="P179">users</text:p>
        </text:list-item>
        <text:list-item>
          <text:p text:style-name="P17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1">Attribute</text:p>
            </table:table-cell>
            <table:table-cell table:style-name="Table16.A1" office:value-type="string">
              <text:p text:style-name="P41">Default</text:p>
            </table:table-cell>
            <table:table-cell table:style-name="Table16.C1" office:value-type="string">
              <text:p text:style-name="P41">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ext:soft-page-break/>The determined group list is:</text:p>
      <text:list xml:id="list3120424977" text:style-name="L28">
        <text:list-item>
          <text:p text:style-name="P234"><text:span text:style-name="Default_20_Paragraph_20_Font"><text:span text:style-name="T1">&lt;admin_group&gt;<text:tab/> <text:s text:c="6"/><text:tab/></text:span></text:span>For the user with uid = 1.</text:p>
        </text:list-item>
        <text:list-item>
          <text:p text:style-name="P182"><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1">Attribute</text:p>
            </table:table-cell>
            <table:table-cell table:style-name="Table17.A1" office:value-type="string">
              <text:p text:style-name="P41">Default</text:p>
            </table:table-cell>
            <table:table-cell table:style-name="Table17.C1" office:value-type="string">
              <text:p text:style-name="P41">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text:soft-page-break/>Single Login<text:bookmark-end text:name="__RefHeading___Toc7960_1867974170"/></text:h>
      <text:p text:style-name="Text_20_body">This module is <text:span text:style-name="T37">a convenient “single-access” controller</text:span>. <text:s/>It is very limited in that it allows for a single username only, but it does provide <text:span text:style-name="T37">strong</text:span> security checking:</text:p>
      <text:list xml:id="list172247851" text:style-name="L29">
        <text:list-item>
          <text:p text:style-name="P183">Remote (client) IP address match, and/or</text:p>
        </text:list-item>
        <text:list-item>
          <text:p text:style-name="P183">Client must supply username and password, and/or</text:p>
        </text:list-item>
        <text:list-item>
          <text:p text:style-name="P18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1">Attribute</text:p>
            </table:table-cell>
            <table:table-cell table:style-name="Table18.A1" office:value-type="string">
              <text:p text:style-name="P41">Default</text:p>
            </table:table-cell>
            <table:table-cell table:style-name="Table18.C1" office:value-type="string">
              <text:p text:style-name="P41">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1">Attribute</text:p>
            </table:table-cell>
            <table:table-cell table:style-name="Table19.A1" office:value-type="string">
              <text:p text:style-name="P41">Default</text:p>
            </table:table-cell>
            <table:table-cell table:style-name="Table19.C1" office:value-type="string">
              <text:p text:style-name="P41">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1">Attribute</text:p>
            </table:table-cell>
            <table:table-cell table:style-name="Table20.A1" office:value-type="string">
              <text:p text:style-name="P41">Default</text:p>
            </table:table-cell>
            <table:table-cell table:style-name="Table20.C1" office:value-type="string">
              <text:p text:style-name="P41">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7">These variables can be accessed in a dataset e.g. by specifying {$__variable_name}. <text:s/>These are “safe” variables in the same sense as e.g. the “__username” variable in that they are set purely by Jarvis and cannot be set or modified by the remote client.</text:p>
      <text:p text:style-name="P27">Note it is up to the developer of the executable to ensure the key names are suitable for cookie key names.</text:p>
      <text:p text:style-name="P27">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4240693500" text:style-name="L30">
        <text:list-item>
          <text:p text:style-name="P235">Jarvis has been installed/configured as above, and is available via the web-server.</text:p>
        </text:list-item>
        <text:list-item>
          <text:p text:style-name="P235">The demo.xml file has been soft linked or copied into the Jarvis "etc" directory.</text:p>
        </text:list-item>
        <text:list-item>
          <text:p text:style-name="P235">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02"/>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3539787765" text:style-name="L31">
        <text:list-item>
          <text:p text:style-name="P184">“username”</text:p>
        </text:list-item>
        <text:list-item>
          <text:p text:style-name="P184">“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35486306" text:style-name="L32">
        <text:list-item>
          <text:p text:style-name="P185">Internal configuration problem – bad server-side XML configuration (main or dataset).</text:p>
        </text:list-item>
        <text:list-item>
          <text:p text:style-name="P185">Database connection problem.</text:p>
        </text:list-item>
        <text:list-item>
          <text:p text:style-name="P185">Request body is malformed JSON or XML.</text:p>
        </text:list-item>
        <text:list-item>
          <text:p text:style-name="P185">Missing mandatory parameter in request.</text:p>
        </text:list-item>
        <text:list-item>
          <text:p text:style-name="P185">Any other fatal problem.</text:p>
        </text:list-item>
        <text:list-item>
          <text:p text:style-name="P185">Configured SQL statement in dataset definition is not valid.</text:p>
        </text:list-item>
        <text:list-item>
          <text:p text:style-name="P185">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713178651" text:style-name="L33">
        <text:list-item>
          <text:p text:style-name="P186">The returned tuples are contained in an array with object key “data”.</text:p>
        </text:list-item>
        <text:list-item>
          <text:p text:style-name="P18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41">Attribute</text:p>
            </table:table-cell>
            <table:table-cell table:style-name="Table21.B1" office:value-type="string">
              <text:p text:style-name="P41">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93235744621393" text:continue-numbering="true" text:style-name="L33">
        <text:list-item>
          <text:p text:style-name="P186">The returned tuples are contained in an array with object key “data”.</text:p>
        </text:list-item>
        <text:list-item>
          <text:p text:style-name="P186">Each tuple is represented as an array.</text:p>
        </text:list-item>
        <text:list-item>
          <text:p text:style-name="P186">The column names are given separately</text:p>
        </text:list-item>
        <text:list-item>
          <text:p text:style-name="P186">The order of the array elements for each tuple matches the given column order.</text:p>
        </text:list-item>
        <text:list-item>
          <text:p text:style-name="P186"><text:soft-page-break/>Empty elements in the array are given as as JSON null value.</text:p>
        </text:list-item>
      </text:list>
      <text:p text:style-name="P85">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93236268045171" text:continue-numbering="true" text:style-name="L33">
        <text:list-item>
          <text:p text:style-name="P186">The “data” value is returned a top-level array. <text:s/></text:p>
        </text:list-item>
        <text:list-item>
          <text:p text:style-name="P186">All of the other attributes are discard.</text:p>
        </text:list-item>
      </text:list>
      <text:p text:style-name="P85">Consider the following request:</text:p>
      <text:p text:style-name="Code">http://localhost/jarvis-agent/demo/boat_class?format=json.rest</text:p>
      <text:p text:style-name="Text_20_body"/>
      <text:p text:style-name="P85">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90"><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93235076390525" text:continue-numbering="true" text:style-name="L33">
        <text:list-item>
          <text:p text:style-name="P186">The returned tuples are contained in a “data” element.</text:p>
        </text:list-item>
        <text:list-item>
          <text:p text:style-name="P186">Each tuple is represented as a “row” element.</text:p>
        </text:list-item>
        <text:list-item>
          <text:p text:style-name="P186">Fields are specified as attributes of the “row” element.</text:p>
        </text:list-item>
      </text:list>
      <text:p text:style-name="P85">Consider the following request:</text:p>
      <text:p text:style-name="Code">http://localhost/jarvis-agent/demo/boat_class?format=xml</text:p>
      <text:p text:style-name="Text_20_body"/>
      <text:p text:style-name="P85">The returned content in XML is:</text:p>
      <text:p text:style-name="P90">&lt;?xml version="1.0" encoding="iso-8859-1" ?&gt;</text:p>
      <text:p text:style-name="P90">&lt;?meta name="GENERATOR" content="XML::Smart/1.6.9 Perl/5.010000 [linux]" ?&gt;</text:p>
      <text:p text:style-name="P90">&lt;response logged_in="1" username="admin" error_string=""</text:p>
      <text:p text:style-name="P90"><text:s text:c="4"/>group_list="admin" fetched="2" returned="2"&gt;</text:p>
      <text:p text:style-name="P90"><text:s text:c="2"/>&lt;data&gt;</text:p>
      <text:p text:style-name="P90"><text:s text:c="4"/>&lt;row active="Y" class="Makkleson"</text:p>
      <text:p text:style-name="P90"><text:s text:c="8"/>description="Suitable for infants and those of timid heart." id="6"/&gt;</text:p>
      <text:p text:style-name="P90"><text:s text:c="4"/>&lt;row active="N" class="X Class"</text:p>
      <text:p text:style-name="P90"><text:s text:c="8"/>description="Product of a deranged mind." id="4"/&gt;</text:p>
      <text:p text:style-name="P90"><text:s text:c="2"/>&lt;/data&gt;</text:p>
      <text:p text:style-name="P90">&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93235181923359" text:continue-numbering="true" text:style-name="L33">
        <text:list-item>
          <text:p text:style-name="P186">The header row gives column names.</text:p>
        </text:list-item>
        <text:list-item>
          <text:p text:style-name="P186">Fields are separated by commas.</text:p>
        </text:list-item>
        <text:list-item>
          <text:p text:style-name="P186">Strings containing spaces or special characters are in double quotes.</text:p>
        </text:list-item>
        <text:list-item>
          <text:p text:style-name="P186">Multi-line strings are supported, a newline character is used.</text:p>
        </text:list-item>
      </text:list>
      <text:p text:style-name="P85">Consider the following request:</text:p>
      <text:p text:style-name="Code">http://localhost/jarvis-agent/demo/boat_class?format=csv</text:p>
      <text:p text:style-name="Text_20_body"/>
      <text:p text:style-name="P85">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27">The dataset is defined in a .XML file. <text:s/><text:span text:style-name="T38">For DBI database access, the dataset defines up to six </text:span>SQL statements. <text:s/>The “boat_class.xml” file used for the preceding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85"/>
      <text:p text:style-name="Text_20_body">Note the use of the &lt;transform&gt; element to request that data is pre-processed before fetch and save. <text:s/>The transform tag is described elsewhere. <text:s/>However, in this case we have requested some typical options:</text:p>
      <text:list xml:id="list2560361933" text:style-name="L34">
        <text:list-item>
          <text:p text:style-name="P187">On fetch, any NULL value in the database is represented as a zero length string.</text:p>
        </text:list-item>
        <text:list-item>
          <text:p text:style-name="P187">On store, leading and trailing white space should be removed before saving to database.</text:p>
        </text:list-item>
        <text:list-item>
          <text:p text:style-name="P18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081899919" text:style-name="L35">
        <text:list-item>
          <text:p text:style-name="P188">&lt;hook&gt; call to a Perl module for additional processing on each request.</text:p>
        </text:list-item>
        <text:list-item>
          <text:p text:style-name="P188">&lt;before&gt; execute an SQL statement once before any store requests are performed.</text:p>
        </text:list-item>
        <text:list-item>
          <text:p text:style-name="P188">&lt;after&gt; execute an SQL statement once after any store requests are performed.</text:p>
        </text:list-item>
      </text:list>
      <text:p text:style-name="Text_20_body">These are described in more detail subsequently.</text:p>
      <text:p text:style-name="P85">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1">Attribute</text:p>
          </table:table-cell>
          <table:table-cell table:style-name="Table22.A1" office:value-type="string">
            <text:p text:style-name="P41">Default</text:p>
          </table:table-cell>
          <table:table-cell table:style-name="Table22.C1" office:value-type="string">
            <text:p text:style-name="P41">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ext:soft-page-break/>
        <table:table-row table:style-name="Table22.1">
          <table:table-cell table:style-name="Table22.A4" office:value-type="string">
            <text:p text:style-name="Table_20_Contents">write</text:p>
          </table:table-cell>
          <table:table-cell table:style-name="Table22.B4" office:value-type="string">
            <text:p text:style-name="P92">&lt;empty&gt;</text:p>
          </table:table-cell>
          <table:table-cell table:style-name="Table22.C4" office:value-type="string">
            <text:p text:style-name="P92">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92">no</text:p>
          </table:table-cell>
          <table:table-cell table:style-name="Table22.C5" office:value-type="string">
            <text:p text:style-name="P92">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92">no</text:p>
          </table:table-cell>
          <table:table-cell table:style-name="Table22.C6" office:value-type="string">
            <text:p text:style-name="P92">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92">filename</text:p>
          </table:table-cell>
          <table:table-cell table:style-name="Table22.C7" office:value-type="string">
            <text:p text:style-name="P92">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41">Element</text:p>
            </table:table-cell>
            <table:table-cell table:style-name="Table23.B1" office:value-type="string">
              <text:p text:style-name="P41">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86">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41">Sub-element</text:p>
            </table:table-cell>
            <table:table-cell table:style-name="Table24.B1" office:value-type="string">
              <text:p text:style-name="P41">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41">Access ID</text:p>
          </table:table-cell>
          <table:table-cell table:style-name="Table25.B1" office:value-type="string">
            <text:p text:style-name="P41">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Text_20_body"><text:soft-page-break/>This is the same list of options as is used for the access control of “exec” and “plugin” datasets.</text:p>
      <text:h text:style-name="Heading_20_2" text:outline-level="2"><text:bookmark-start text:name="__RefHeading___Toc7996_1867974170"/><text:span text:style-name="T48">Client-Supplied</text:span> Parameters<text:bookmark-end text:name="__RefHeading___Toc7996_1867974170"/></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812831365" text:style-name="L36">
        <text:list-item>
          <text:p text:style-name="P189">upper/lower-case a-z</text:p>
        </text:list-item>
        <text:list-item>
          <text:p text:style-name="P189">digits 0-9</text:p>
        </text:list-item>
        <text:list-item>
          <text:p text:style-name="P18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214590817" text:style-name="L37">
        <text:list-item>
          <text:p text:style-name="P190">CGI GET parameters in the URL suffix “/&lt;app&gt;/&lt;ds&gt;?param=value&amp;param2=another”.</text:p>
        </text:list-item>
        <text:list-item>
          <text:p text:style-name="P190">XML or JSON parameters in the “application/json” or “application/xml” request body.</text:p>
        </text:list-item>
        <text:list-item>
          <text:p text:style-name="P190">RESTful parameters in the URL suffix “/&lt;app&gt;/&lt;ds&gt;/p1/p2”.</text:p>
        </text:list-item>
        <text:list-item>
          <text:p text:style-name="P190">Jarvis-Supplied default user parameters (from “default_parameters” configuration).</text:p>
        </text:list-item>
      </text:list>
      <text:p text:style-name="Text_20_body">Secure Parameters:</text:p>
      <text:list xml:id="list93236543488705" text:continue-numbering="true" text:style-name="L37">
        <text:list-item>
          <text:p text:style-name="P190">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41">Flag</text:p>
          </table:table-cell>
          <table:table-cell table:style-name="Table26.B1" office:value-type="string">
            <text:p text:style-name="P41">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text:bookmark-start text:name="__RefHeading___Toc7998_1867974170"/>Binding In/Out Parameters (under DBD::Oracle)<text:bookmark-end text:name="__RefHeading___Toc7998_1867974170"/></text:h>
      <text:p text:style-name="Text_20_body">By default, all variables are bound as “in” parameters. <text:s/>When data is returned under a “returning” clause, this typically occurs automatically using a post-insert fetch result. <text:s/>This default behavior works fine for:</text:p>
      <text:list xml:id="list3331407087" text:style-name="L38">
        <text:list-item>
          <text:p text:style-name="P191">Microsoft SQL Server</text:p>
        </text:list-item>
        <text:list-item>
          <text:p text:style-name="P191">Postgres</text:p>
        </text:list-item>
      </text:list>
      <text:p text:style-name="Text_20_body"><text:soft-page-break/>However, for OracleDB, you must use in/out parameter binding in order to get data returned. <text:s/>For example, after 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11">!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3625161046" text:style-name="L39">
        <text:list-item>
          <text:p text:style-name="P192">Use “in/out” binding for all parameters flagged as “<text:span text:style-name="Default_20_Paragraph_20_Font"><text:span text:style-name="T11">!out</text:span></text:span>” in the statement.</text:p>
        </text:list-item>
        <text:list-item>
          <text:p text:style-name="P192">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11">!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bookmark-start text:name="__RefHeading___Toc8000_1867974170"/>Fallback Parameters<text:bookmark-end text:name="__RefHeading___Toc8000_1867974170"/></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85">Consider the following query.</text:p>
      <text:p text:style-name="P89">&lt;dataset read="*" write="*"&gt;</text:p>
      <text:p text:style-name="P89"><text:s text:c="4"/>&lt;select&gt;</text:p>
      <text:p text:style-name="P89">SELECT id, class, active FROM boat_class</text:p>
      <text:p text:style-name="P89">WHERE ({$1|class_name}::text IS NULL) OR class ~ {$1|class_name}</text:p>
      <text:p text:style-name="P89">ORDER BY class</text:p>
      <text:p text:style-name="P89"><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h text:style-name="P154" text:outline-level="2"><text:bookmark-start text:name="__RefHeading___Toc9304_126146490"/><text:soft-page-break/>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45">Attribute</text:p>
          </table:table-cell>
          <table:table-cell table:style-name="Table53.B1" office:value-type="string">
            <text:p text:style-name="P45">Notes</text:p>
          </table:table-cell>
        </table:table-row>
        <table:table-row table:style-name="Table53.1">
          <table:table-cell table:style-name="Table53.A2" office:value-type="string">
            <text:p text:style-name="P83">name</text:p>
          </table:table-cell>
          <table:table-cell table:style-name="Table53.B2" office:value-type="string">
            <text:p text:style-name="P83">Specifies the name of the parameter to made available to processing.</text:p>
          </table:table-cell>
        </table:table-row>
        <table:table-row table:style-name="Table53.1">
          <table:table-cell table:style-name="Table53.A3" office:value-type="string">
            <text:p text:style-name="P83">value</text:p>
          </table:table-cell>
          <table:table-cell table:style-name="Table53.B3" office:value-type="string">
            <text:p text:style-name="P83">If not supplied by the client or the server, this value will be used. <text:s/>It is not possible to specify &lt;undefined&gt; as a fallback value.</text:p>
          </table:table-cell>
        </table:table-row>
      </table:table>
      <text:p text:style-name="Table">Table <text:sequence text:ref-name="refTable0" text:name="Table" text:formula="ooow:Table+1" style:num-format="1">1</text:sequence>: Default Parameters - Parameter Attributes</text:p>
      <text:p text:style-name="P34">For example:</text:p>
      <text:p text:style-name="P119">&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P34">Default parameter values may also be specified for “safe” variables (i.e. with names that begin with double underscore). <text:s/>These safe variables may only be modified by the server code, and can never have their values specified by the client.</text:p>
      <text:p text:style-name="Text_20_body">Note that any bind flags must be placed at the end of the fallback parameter list.</text:p>
      <text:h text:style-name="Heading_20_2" text:outline-level="2"><text:bookmark-start text:name="__RefHeading___Toc8002_1867974170"/>Other Parameter Notes<text:bookmark-end text:name="__RefHeading___Toc8002_1867974170"/></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text:bookmark-start text:name="__RefHeading___Toc8004_1867974170"/>Safe Parameters<text:bookmark-end text:name="__RefHeading___Toc8004_1867974170"/></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1669758181" text:style-name="L40">
        <text:list-item>
          <text:p text:style-name="P236">my(param)</text:p>
        </text:list-item>
        <text:list-item>
          <text:p text:style-name="P236">__my_param</text:p>
        </text:list-item>
        <text:list-item>
          <text:p text:style-name="P236">_1param</text:p>
        </text:list-item>
        <text:list-item>
          <text:p text:style-name="P193"><text:soft-page-break/>1</text:p>
        </text:list-item>
      </text:list>
      <text:p text:style-name="P33">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ext:p>
      <text:p text:style-name="P33"><text:span text:style-name="T51">A number of standard “built-in” parameters are generated by the login process. <text:s/></text:span>The <text:span text:style-name="T51">built-in</text:span> safe parameters <text:span text:style-name="T51">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41">Attribute</text:p>
          </table:table-cell>
          <table:table-cell table:style-name="Table27.B1" office:value-type="string">
            <text:p text:style-name="P41">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text:span text:style-name="T51">Built-In Safe</text:span> Variables</text:p>
      <text:p text:style-name="Text_20_body">In addition, safe parameters may come from the following other sources:</text:p>
      <text:list xml:id="list1381401850" text:style-name="L41">
        <text:list-item>
          <text:p text:style-name="P194">Login modules may define additional safe parameters, e.g. {$__user_id}.</text:p>
        </text:list-item>
        <text:list-item>
          <text:p text:style-name="P194">Hooks may define additional safe parameters.</text:p>
        </text:list-item>
        <text:list-item>
          <text:p text:style-name="P194">Default Parameters defined in the application config file may be safe parameters.</text:p>
        </text:list-item>
      </text:list>
      <text:p text:style-name="Text_20_body">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lt;/dataset&gt;</text:p>
      <text:h text:style-name="Heading_20_2" text:outline-level="2"><text:bookmark-start text:name="__RefHeading___Toc8006_1867974170"/>Textual Substitution <text:span text:style-name="T52">for DBI</text:span><text:bookmark-end text:name="__RefHeading___Toc8006_1867974170"/></text:h>
      <text:p text:style-name="P85">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text:span text:style-name="T52">need</text:span>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469802474" text:style-name="L42">
        <text:list-item>
          <text:p text:style-name="P195">To sort by two or more columns. <text:s/>The built-in mechanism supports only one.</text:p>
        </text:list-item>
        <text:list-item>
          <text:p text:style-name="P195">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465117361" text:style-name="L43">
        <text:list-item>
          <text:p text:style-name="P196">By default, the following quoting rules apply:</text:p>
        </text:list-item>
      </text:list>
      <text:list xml:id="list3167123479" text:style-name="L44">
        <text:list-item>
          <text:p text:style-name="P197">If the parameter value is an integer or floating point, it is unquoted. <text:s/>Exponential numbers will be recognized as numbers.</text:p>
        </text:list-item>
        <text:list-item>
          <text:p text:style-name="P197">Otherwise the parameter is quoted using the DBI database handle $dbh-&gt;quote(...) method appropriate for this database. <text:s/>According to the DBI documentation, this is safe from SQL injection.</text:p>
        </text:list-item>
      </text:list>
      <text:list xml:id="list170128676538155" text:style-name="L43">
        <text:list-item text:start-value="1">
          <text:p text:style-name="P196"><text:soft-page-break/>Alternatively, if the "<text:span text:style-name="Default_20_Paragraph_20_Font"><text:span text:style-name="T11">!quote</text:span></text:span>" flag is specified, e.g. [$stringvar!quote] then the value is always quoted with the DBI quote function.</text:p>
        </text:list-item>
        <text:list-item>
          <text:p text:style-name="P196">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196">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27">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27">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0">details of Section </text:span><text:span text:style-name="T30"><text:bookmark-ref text:reference-format="chapter" text:ref-name="__RefHeading___Toc7992_1867974170">8</text:bookmark-ref></text:span><text:span text:style-name="T30"><text:s/></text:span><text:span text:style-name="T30"><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85">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41">Attribute</text:p>
          </table:table-cell>
          <table:table-cell table:style-name="Table28.B1" office:value-type="string">
            <text:p text:style-name="P41">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92">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92">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92">Identical to DBI datasets.</text:p>
          </table:table-cell>
        </table:table-row>
      </table:table>
      <text:p text:style-name="Table">Table 25: Attributes of the &lt;dataset&gt; Element <text:span text:style-name="T35">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41">Element</text:p>
            </table:table-cell>
            <table:table-cell table:style-name="Table29.B1" office:value-type="string">
              <text:p text:style-name="P41">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92">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92">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5">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Text_20_body">Parameter sources are identical to the DBI case:</text:p>
      <text:list xml:id="list2286127303" text:style-name="L45">
        <text:list-item>
          <text:p text:style-name="P198">Client-<text:span text:style-name="T49">Supplied</text:span> Parameters (<text:span text:style-name="T49">See Section </text:span><text:span text:style-name="T49"><text:bookmark-ref text:reference-format="chapter" text:ref-name="__RefHeading___Toc7996_1867974170">8.2</text:bookmark-ref></text:span><text:span text:style-name="T49"><text:s/></text:span><text:span text:style-name="T49"><text:bookmark-ref text:reference-format="text" text:ref-name="__RefHeading___Toc7996_1867974170">Client-Supplied Parameters</text:bookmark-ref></text:span>).</text:p>
        </text:list-item>
        <text:list-item>
          <text:p text:style-name="P198">Server-<text:span text:style-name="T53">Only Safe</text:span> Parameters (<text:span text:style-name="T53">See Section </text:span><text:span text:style-name="T53"><text:bookmark-ref text:reference-format="chapter" text:ref-name="__RefHeading___Toc8004_1867974170">8.7</text:bookmark-ref></text:span><text:span text:style-name="T53"><text:s/></text:span><text:span text:style-name="T53"><text:bookmark-ref text:reference-format="text" text:ref-name="__RefHeading___Toc8004_1867974170">Safe Parameters</text:bookmark-ref></text:span>).</text:p>
        </text:list-item>
        <text:list-item>
          <text:p text:style-name="P199">Parameter Fallback <text:span text:style-name="T47">(see Sections </text:span><text:span text:style-name="T47"><text:bookmark-ref text:reference-format="chapter" text:ref-name="__RefHeading___Toc8000_1867974170">8.4</text:bookmark-ref></text:span><text:span text:style-name="T47"><text:s/></text:span><text:span text:style-name="T47"><text:bookmark-ref text:reference-format="text" text:ref-name="__RefHeading___Toc8000_1867974170">Fallback Parameters</text:bookmark-ref></text:span><text:span text:style-name="T47"><text:s/>and </text:span><text:span text:style-name="T47"><text:bookmark-ref text:reference-format="chapter" text:ref-name="__RefHeading___Toc9304_126146490">8.5</text:bookmark-ref></text:span><text:span text:style-name="T47"><text:bookmark-ref text:reference-format="text" text:ref-name="__RefHeading___Toc9304_126146490">Default Parameters</text:bookmark-ref></text:span><text:span text:style-name="T47">)</text:span>.</text:p>
        </text:list-item>
      </text:list>
      <text:p text:style-name="Text_20_body">However, since the SOAP mechanism does not support binding, the are some key differences in the parameter handling:</text:p>
      <text:list xml:id="list3434064352" text:style-name="L46">
        <text:list-item>
          <text:p text:style-name="P201">All SDP parameter substitution is textual substitution. <text:s/>Always.</text:p>
        </text:list-item>
        <text:list-item>
          <text:p text:style-name="P201">The {$parameter} or [$parameter] forms for MDX query parameters are identical.</text:p>
        </text:list-item>
        <text:list-item>
          <text:p text:style-name="P201">The supported formatting flags are “!string”, “!bracket” and “!raw”.</text:p>
        </text:list-item>
      </text:list>
      <text:p text:style-name="P127"><text:soft-page-break/></text:p>
      <table:table table:name="Table51" table:style-name="Table51">
        <table:table-column table:style-name="Table51.A"/>
        <table:table-column table:style-name="Table51.B"/>
        <table:table-row table:style-name="Table51.1">
          <table:table-cell table:style-name="Table51.A1" office:value-type="string">
            <text:p text:style-name="P41">Flag</text:p>
          </table:table-cell>
          <table:table-cell table:style-name="Table51.B1" office:value-type="string">
            <text:p text:style-name="P41">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611202339" text:style-name="L47">
              <text:list-item>
                <text:p text:style-name="P145">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93236952087209" text:continue-numbering="true" text:style-name="L47">
              <text:list-item>
                <text:p text:style-name="P145">Any client-supplied “\” character is replaced with “\\”.</text:p>
              </text:list-item>
              <text:list-item>
                <text:p text:style-name="P145">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124">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152" text:outline-level="1"><text:span text:style-name="T30">MongoDB</text:span> Datasets</text:h>
      <text:h text:style-name="P155" text:outline-level="2"><text:bookmark-start text:name="__RefHeading___Toc8010_18679741701"/><text:span text:style-name="T34">MongoDB</text:span> <text:span text:style-name="T34">Operation Parameters</text:span><text:bookmark-end text:name="__RefHeading___Toc8010_18679741701"/></text:h>
      <text:p text:style-name="P25">The <text:span text:style-name="T30">details of Section </text:span><text:span text:style-name="T30"><text:bookmark-ref text:reference-format="chapter" text:ref-name="__RefHeading___Toc7992_1867974170">8</text:bookmark-ref></text:span><text:span text:style-name="T30"><text:s/></text:span><text:span text:style-name="T30"><text:bookmark-ref text:reference-format="text" text:ref-name="__RefHeading___Toc7992_1867974170">Datasets and Parameters</text:bookmark-ref></text:span><text:s/>is accurate for the use of DBI datasets with SQL statements. <text:s/>For <text:span text:style-name="T30">MongoDB</text:span> datasets using <text:span text:style-name="T30">the MongoDB perl driver</text:span>, there are some key differences.</text:p>
      <text:p text:style-name="P87">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42">Attribute</text:p>
          </table:table-cell>
          <table:table-cell table:style-name="Table48.B1" office:value-type="string">
            <text:p text:style-name="P42">Notes</text:p>
          </table:table-cell>
        </table:table-row>
        <table:table-row table:style-name="Table48.1">
          <table:table-cell table:style-name="Table48.A3" office:value-type="string">
            <text:p text:style-name="P63">dbname</text:p>
          </table:table-cell>
          <table:table-cell table:style-name="Table48.B3" office:value-type="string">
            <text:p text:style-name="P63">Specify which database connection should be used for fetching and storing this dataset. <text:s/>By default, the database named “default” (of type “<text:span text:style-name="T30">mongo</text:span>”) is used for executing the set.</text:p>
            <text:p text:style-name="P63"/>
            <text:p text:style-name="P63">Note that the type of dataset (“dbi” or “<text:span text:style-name="T30">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65">collection</text:p>
          </table:table-cell>
          <table:table-cell table:style-name="Table48.B3" office:value-type="string">
            <text:p text:style-name="P97">The collection name (including the database name) which is the MongoDB namespace for this dataset. <text:s/>E.g. “demo.ship” means collection “ship” in the demo database instance.</text:p>
            <text:p text:style-name="P65"/>
            <text:p text:style-name="P65">A dataset applies to only a single collection.</text:p>
          </table:table-cell>
        </table:table-row>
        <table:table-row table:style-name="Table48.1">
          <table:table-cell table:style-name="Table48.A4" office:value-type="string">
            <text:p text:style-name="P63">read</text:p>
          </table:table-cell>
          <table:table-cell table:style-name="Table48.B4" office:value-type="string">
            <text:p text:style-name="P63">Identical to DBI datasets. <text:s/>Access control identifiers are also identical.</text:p>
          </table:table-cell>
        </table:table-row>
        <table:table-row table:style-name="Table48.1">
          <table:table-cell table:style-name="Table48.A5" office:value-type="string">
            <text:p text:style-name="P63">write</text:p>
          </table:table-cell>
          <table:table-cell table:style-name="Table48.B5" office:value-type="string">
            <text:p text:style-name="P96">Identical to DBI datasets. <text:s/>Access control identifiers are also identical.</text:p>
          </table:table-cell>
        </table:table-row>
        <table:table-row table:style-name="Table48.1">
          <table:table-cell table:style-name="Table48.A6" office:value-type="string">
            <text:p text:style-name="P63">debug</text:p>
          </table:table-cell>
          <table:table-cell table:style-name="Table48.B6" office:value-type="string">
            <text:p text:style-name="P96">Identical to DBI datasets.</text:p>
          </table:table-cell>
        </table:table-row>
        <table:table-row table:style-name="Table48.1">
          <table:table-cell table:style-name="Table48.A7" office:value-type="string">
            <text:p text:style-name="P63">dump</text:p>
          </table:table-cell>
          <table:table-cell table:style-name="Table48.B7" office:value-type="string">
            <text:p text:style-name="P96">Identical to DBI datasets.</text:p>
          </table:table-cell>
        </table:table-row>
      </table:table>
      <text:p text:style-name="P122">Table 25: Attributes of the &lt;dataset&gt; Element <text:span text:style-name="T34">for MongoDB</text:span></text:p>
      <text:p text:style-name="P25">The elements within the &lt;dataset&gt; definition for <text:span text:style-name="T31">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42">Element</text:p>
            </table:table-cell>
            <table:table-cell table:style-name="Table49.B1" office:value-type="string">
              <text:p text:style-name="P42">Notes</text:p>
            </table:table-cell>
          </table:table-row>
        </table:table-header-rows>
        <table:table-row table:style-name="Table49.1">
          <table:table-cell table:style-name="Table49.A2" office:value-type="string">
            <text:p text:style-name="P63">transform</text:p>
          </table:table-cell>
          <table:table-cell table:style-name="Table49.B2" office:value-type="string">
            <text:p text:style-name="P96">Identical to DBI datasets.</text:p>
          </table:table-cell>
        </table:table-row>
        <table:table-row table:style-name="Table49.1">
          <table:table-cell table:style-name="Table49.A3" office:value-type="string">
            <text:p text:style-name="P63">hook</text:p>
          </table:table-cell>
          <table:table-cell table:style-name="Table49.B3" office:value-type="string">
            <text:p text:style-name="P96">Identical to DBI datasets.</text:p>
          </table:table-cell>
        </table:table-row>
        <table:table-row table:style-name="Table49.1">
          <table:table-cell table:style-name="Table49.A4" office:value-type="string">
            <text:p text:style-name="P64">find</text:p>
          </table:table-cell>
          <table:table-cell table:style-name="Table49.B4" office:value-type="string">
            <text:p text:style-name="P64"><text:span text:style-name="T32">The parameters</text:span> to use when performing the MongoDB “find” for this dataset.</text:p>
          </table:table-cell>
        </table:table-row>
        <table:table-row table:style-name="Table49.1">
          <table:table-cell table:style-name="Table49.A5" office:value-type="string">
            <text:p text:style-name="P84">Aggregate</text:p>
          </table:table-cell>
          <table:table-cell table:style-name="Table49.B5" office:value-type="string">
            <text:p text:style-name="P84">The parameters to use when performing the MongoDB “aggregate” for this dataset.</text:p>
          </table:table-cell>
        </table:table-row>
      </table:table>
      <text:p text:style-name="P122">Table 26: <text:span text:style-name="T34">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39">for upcoming development</text:span>.</text:p>
      <text:h text:style-name="P135" text:outline-level="3">Find</text:h>
      <text:p text:style-name="Text_20_body">The <text:span text:style-name="T36">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43">Element</text:p>
            </table:table-cell>
            <table:table-cell table:style-name="Table50.B1" office:value-type="string">
              <text:p text:style-name="P43">Notes</text:p>
            </table:table-cell>
          </table:table-row>
        </table:table-header-rows>
        <table:table-row table:style-name="Table50.1">
          <table:table-cell table:style-name="Table50.A2" office:value-type="string">
            <text:p text:style-name="P66">filter</text:p>
          </table:table-cell>
          <table:table-cell table:style-name="Table50.B2" office:value-type="string">
            <text:p text:style-name="P98">A JSON object structure defining the filter string (if filtering is required).</text:p>
          </table:table-cell>
        </table:table-row>
        <table:table-row table:style-name="Table50.1">
          <table:table-cell table:style-name="Table50.A3" office:value-type="string">
            <text:p text:style-name="P66">options</text:p>
          </table:table-cell>
          <table:table-cell table:style-name="Table50.B3" office:value-type="string">
            <text:p text:style-name="P98">A JSON object structure defining the options string (if options are required).</text:p>
          </table:table-cell>
        </table:table-row>
      </table:table>
      <text:p text:style-name="P123">Table 26: <text:span text:style-name="T34">MongoDB </text:span>Dataset <text:span text:style-name="T36">&lt;find&gt; </text:span>Sub-Elements</text:p>
      <text:p text:style-name="P26">Please <text:span text:style-name="T40">refer to the MongoDB documentation for details of how to use find filters and find </text:span><text:soft-page-break/><text:span text:style-name="T40">options. <text:s/>We will discuss only how the filter and options objects are constructed.</text:span></text:p>
      <text:p text:style-name="P29">Specifically, Jarvis will process your “filter” and “options” objects as follows.</text:p>
      <text:list xml:id="list2618453618" text:style-name="L48">
        <text:list-item>
          <text:p text:style-name="P202">Variable substitution will be performed <text:span text:style-name="T41">for “~varname~” RHS parts</text:span>.</text:p>
        </text:list-item>
        <text:list-item>
          <text:p text:style-name="P202">Where no variable is provided, the relevant part of the object will be <text:span text:style-name="T45">removed</text:span>.</text:p>
        </text:list-item>
      </text:list>
      <text:p text:style-name="P25">Here is an example dataset <text:span text:style-name="T33">which supports a “find” operation on the “ship” collection</text:span>:</text:p>
      <text:p text:style-name="P111">&lt;dataset dbname="shipdb" dbtype="mongo" read="*" write="*" <text:s/>collection="demo.ship"&gt;</text:p>
      <text:p text:style-name="P113"><text:s text:c="2"/>&lt;find&gt;</text:p>
      <text:p text:style-name="P113"><text:s text:c="4"/>&lt;filter&gt;{ <text:line-break/> <text:s text:c="5"/>"$and": [ { "line": { "$eq": <text:span text:style-name="T61">~</text:span>line<text:span text:style-name="T56">|__default_line~</text:span> } }, </text:p>
      <text:p text:style-name="P113"><text:s text:c="16"/>{ "name": { "$eq": <text:span text:style-name="T61">~n</text:span>ame<text:span text:style-name="T61">~</text:span> } },</text:p>
      <text:p text:style-name="P114"><text:tab/><text:tab/> <text:s text:c="2"/>{ "<text:span text:style-name="T56">afloat</text:span>": { "$eq": <text:span text:style-name="T61">~afloat!boolean~</text:span> } } </text:p>
      <text:p text:style-name="P113"><text:s text:c="14"/>] <text:line-break/> <text:s text:c="3"/>}&lt;/filter&gt;</text:p>
      <text:p text:style-name="P113"><text:s text:c="4"/>&lt;options&gt;{ "projection": { "name": 1 } }&lt;/options&gt;</text:p>
      <text:p text:style-name="P113"><text:s text:c="2"/>&lt;/find&gt; <text:s text:c="3"/></text:p>
      <text:p text:style-name="P112">&lt;/dataset&gt;</text:p>
      <text:p text:style-name="P25"/>
      <text:h text:style-name="P135"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46">Element</text:p>
            </table:table-cell>
            <table:table-cell table:style-name="Table54.B1" office:value-type="string">
              <text:p text:style-name="P46">Notes</text:p>
            </table:table-cell>
          </table:table-row>
        </table:table-header-rows>
        <table:table-row table:style-name="Table54.1">
          <table:table-cell table:style-name="Table54.A2" office:value-type="string">
            <text:p text:style-name="P146">pipeline</text:p>
          </table:table-cell>
          <table:table-cell table:style-name="Table54.B2" office:value-type="string">
            <text:p text:style-name="P99">A JSON object structure defining the <text:span text:style-name="T60">pipeline</text:span> <text:span text:style-name="T60">array (An array of pipelines is required by MongoDB to perform an aggregate lookup).</text:span></text:p>
          </table:table-cell>
        </table:table-row>
        <table:table-row table:style-name="Table54.1">
          <table:table-cell table:style-name="Table54.A3" office:value-type="string">
            <text:p text:style-name="P67">options</text:p>
          </table:table-cell>
          <table:table-cell table:style-name="Table54.B3" office:value-type="string">
            <text:p text:style-name="P99">A JSON object structure defining the options string (if options are required).</text:p>
          </table:table-cell>
        </table:table-row>
      </table:table>
      <text:p text:style-name="Table">Table <text:sequence text:ref-name="refTable1" text:name="Table" text:formula="ooow:Table+1" style:num-format="1">2</text:sequence>: MongoDB Dataset &lt;aggregate&gt; Sub-Elements</text:p>
      <text:p text:style-name="P229">Please refer to the MongoDB documentation for details of how to use aggregate pipelines and aggregate options. We will discuss only how the pipeline and options objects are constructed.</text:p>
      <text:p text:style-name="P204">Specifically, Jarvis will process your “<text:span text:style-name="T61">pipeline</text:span>” and “options” objects as follows.</text:p>
      <text:list xml:id="list93236532662539" text:continue-numbering="true" text:style-name="L48">
        <text:list-item>
          <text:p text:style-name="P203">Variable substitution will be performed <text:span text:style-name="T41">for “~varname~” RHS parts</text:span>.</text:p>
        </text:list-item>
        <text:list-item>
          <text:p text:style-name="P203">Where no variable is provided, the relevant part of the object will be <text:span text:style-name="T45">removed</text:span>.</text:p>
        </text:list-item>
      </text:list>
      <text:p text:style-name="P229">Here is an example dataset <text:span text:style-name="T33">which supports an “</text:span>aggregate<text:span text:style-name="T33">” operation on the “ship” collection</text:span>:</text:p>
      <text:p text:style-name="P150">&lt;dataset dbname="shipdb" dbtype="mongo" read="*" write="*" collection="demo.ship"&gt;</text:p>
      <text:p text:style-name="P150"><text:s text:c="4"/>&lt;aggregate&gt;</text:p>
      <text:p text:style-name="P150"><text:s text:c="8"/>&lt;pipeline&gt;</text:p>
      <text:p text:style-name="P150"><text:s text:c="12"/>[</text:p>
      <text:p text:style-name="P150"><text:s text:c="16"/>{</text:p>
      <text:p text:style-name="P150"><text:s text:c="20"/>"$lookup": {</text:p>
      <text:p text:style-name="P150"><text:s text:c="24"/>from: 'ship',</text:p>
      <text:p text:style-name="P150"><text:s text:c="24"/>localField: '_id',</text:p>
      <text:p text:style-name="P150"><text:s text:c="24"/>foreignField: 'ship_id',</text:p>
      <text:p text:style-name="P150"><text:s text:c="24"/>as: 'ship'</text:p>
      <text:p text:style-name="P150"><text:s text:c="20"/>}</text:p>
      <text:p text:style-name="P150"><text:s text:c="16"/>} </text:p>
      <text:p text:style-name="P150"><text:s text:c="16"/>, {</text:p>
      <text:p text:style-name="P150"><text:s text:c="20"/>"$match": {</text:p>
      <text:p text:style-name="P150"><text:s text:c="24"/>"$and": [</text:p>
      <text:p text:style-name="P150"><text:s text:c="28"/>{</text:p>
      <text:p text:style-name="P150"><text:s text:c="32"/>"line": ~line|__default_line~</text:p>
      <text:p text:style-name="P150"><text:s text:c="28"/>}</text:p>
      <text:p text:style-name="P150"><text:s text:c="24"/>]</text:p>
      <text:p text:style-name="P150"><text:s text:c="20"/>}</text:p>
      <text:p text:style-name="P150"><text:s text:c="16"/>}</text:p>
      <text:p text:style-name="P150"><text:s text:c="12"/>]</text:p>
      <text:p text:style-name="P150"><text:s text:c="8"/>&lt;/pipeline&gt;</text:p>
      <text:p text:style-name="P150"><text:s text:c="8"/>&lt;options&gt;{ "projection": { "name": 1 } }&lt;/options&gt;</text:p>
      <text:p text:style-name="P150"><text:s text:c="4"/>&lt;/aggregate&gt; <text:s text:c="3"/></text:p>
      <text:p text:style-name="P150"><text:soft-page-break/>&lt;/dataset&gt;</text:p>
      <text:h text:style-name="P137" text:outline-level="3">Parametrization</text:h>
      <text:p text:style-name="P245">Note that the variable syntax used for MongoDB parameter objects in the dataset is completely different from the “{$param}” syntax used for specifying variables within SQL statements for DBI-style databases.</text:p>
      <text:p text:style-name="P228"><text:span text:style-name="T46">This is b</text:span>ecause curly braces “{}” are already special characters in JSON, a<text:span text:style-name="T46">nd a </text:span>different syntax <text:span text:style-name="T46">is required</text:span>.</text:p>
      <text:p text:style-name="P30"><text:span text:style-name="T63">In our <text:s/>JSON definitions</text:span>, standard JSON construction is used except for <text:span text:style-name="T62">~</text:span>line|__default_line<text:span text:style-name="T62">~</text:span> and <text:span text:style-name="T62">~</text:span>name<text:span text:style-name="T62">~</text:span> which are Jarvis parameters which will be substituted into the JSON structure using parameter processing.</text:p>
      <text:p text:style-name="P35">Note here:</text:p>
      <text:list xml:id="list2943862070" text:style-name="L49">
        <text:list-item>
          <text:p text:style-name="P205">When determining the value for the “line” member of the first $and clause, Jarvis will look first for a client-supplied or server-supplied variable named “line”.</text:p>
        </text:list-item>
        <text:list-item>
          <text:p text:style-name="P205">The variable may be supplied by a client REST, client query, client CGI, by a hook, or by a static default variable in the configuration file.</text:p>
        </text:list-item>
        <text:list-item>
          <text:p text:style-name="P205">If no variable named “line” is present, then Jarvis will look for a server-supplied variable named “__default_line” (i.e. defined by a hook or by static default parameter in the configuration file since this is a “safe” variable name).</text:p>
        </text:list-item>
      </text:list>
      <text:p text:style-name="P32"><text:span text:style-name="T54">N</text:span>ote that textual substitution is <text:span text:style-name="T55">not available as an option for constructing</text:span> MongoDB objects.</text:p>
      <text:h text:style-name="P156" text:outline-level="2">Parameter Processing</text:h>
      <text:p text:style-name="P25">Parameter sources are <text:span text:style-name="T50">generally </text:span>identical to the DBI case:</text:p>
      <text:list xml:id="list93234921993493" text:continue-list="list2286127303" text:style-name="L45">
        <text:list-item>
          <text:p text:style-name="P200">Client-<text:span text:style-name="T49">Supplied</text:span> Parameters (<text:span text:style-name="T49">See Section </text:span><text:span text:style-name="T49"><text:bookmark-ref text:reference-format="chapter" text:ref-name="__RefHeading___Toc7996_1867974170">8.2</text:bookmark-ref></text:span><text:span text:style-name="T49"><text:s/></text:span><text:span text:style-name="T49"><text:bookmark-ref text:reference-format="text" text:ref-name="__RefHeading___Toc7996_1867974170">Client-Supplied Parameters</text:bookmark-ref></text:span>).</text:p>
        </text:list-item>
        <text:list-item>
          <text:p text:style-name="P200">Server-<text:span text:style-name="T53">Only Safe</text:span> Parameters (<text:span text:style-name="T53">See Section </text:span><text:span text:style-name="T53"><text:bookmark-ref text:reference-format="chapter" text:ref-name="__RefHeading___Toc8004_1867974170">8.7</text:bookmark-ref></text:span><text:span text:style-name="T53"><text:s/></text:span><text:span text:style-name="T53"><text:bookmark-ref text:reference-format="text" text:ref-name="__RefHeading___Toc8004_1867974170">Safe Parameters</text:bookmark-ref></text:span>).</text:p>
        </text:list-item>
        <text:list-item>
          <text:p text:style-name="P200">Parameter Fallback <text:span text:style-name="T47">(see Sections </text:span><text:span text:style-name="T47"><text:bookmark-ref text:reference-format="chapter" text:ref-name="__RefHeading___Toc8000_1867974170">8.4</text:bookmark-ref></text:span><text:span text:style-name="T47"><text:s/></text:span><text:span text:style-name="T47"><text:bookmark-ref text:reference-format="text" text:ref-name="__RefHeading___Toc8000_1867974170">Fallback Parameters</text:bookmark-ref></text:span><text:span text:style-name="T47"><text:s/>and </text:span><text:span text:style-name="T47"><text:bookmark-ref text:reference-format="chapter" text:ref-name="__RefHeading___Toc9304_126146490">8.5</text:bookmark-ref></text:span><text:span text:style-name="T47"><text:bookmark-ref text:reference-format="text" text:ref-name="__RefHeading___Toc9304_126146490">Default Parameters</text:bookmark-ref></text:span><text:span text:style-name="T47">)</text:span>.</text:p>
        </text:list-item>
      </text:list>
      <text:p text:style-name="P25"><text:span text:style-name="T42">Formatting/type flags are also supported</text:span>:</text:p>
      <text:list xml:id="list2231089488" text:style-name="L50">
        <text:list-item>
          <text:p text:style-name="P206">The supported formatting flags are “!<text:span text:style-name="T42">boolean</text:span>”, “!<text:span text:style-name="T64">oid”, “!date”</text:span>.</text:p>
        </text:list-item>
      </text:list>
      <text:p text:style-name="P31">NOTE: More flags will be added shortly.</text:p>
      <text:p text:style-name="P128"/>
      <table:table table:name="Table52" table:style-name="Table52">
        <table:table-column table:style-name="Table52.A"/>
        <table:table-column table:style-name="Table52.B"/>
        <table:table-row table:style-name="Table52.1">
          <table:table-cell table:style-name="Table52.A1" office:value-type="string">
            <text:p text:style-name="P44">Flag</text:p>
          </table:table-cell>
          <table:table-cell table:style-name="Table52.B1" office:value-type="string">
            <text:p text:style-name="P44">Notes</text:p>
          </table:table-cell>
        </table:table-row>
        <table:table-row table:style-name="Table52.1">
          <table:table-cell table:style-name="Table52.A2" office:value-type="string">
            <text:p text:style-name="P80">!<text:span text:style-name="T44">boolean</text:span></text:p>
          </table:table-cell>
          <table:table-cell table:style-name="Table52.B2" office:value-type="string">
            <text:p text:style-name="P81">If the parameter is present and defined, then it will be translated into the boolean::true and boolean::false used by MongoDB to represent true/false values.</text:p>
            <text:p text:style-name="P81"/>
            <text:p text:style-name="P81">If the parameter is present but undefined, it will remain undefined.</text:p>
          </table:table-cell>
        </table:table-row>
        <table:table-row table:style-name="Table52.1">
          <table:table-cell table:style-name="Table52.A3" office:value-type="string">
            <text:p text:style-name="P80">!<text:span text:style-name="T64">oid</text:span></text:p>
          </table:table-cell>
          <table:table-cell table:style-name="Table52.B3" office:value-type="string">
            <text:p text:style-name="P149">If the parameter is present and defined, then it will be translated into the MongoDB::OID type used by MongoDB to represent Object ID values.</text:p>
            <text:p text:style-name="P149"/>
            <text:p text:style-name="P148">If the parameter is present but undefined, it will remain undefined.</text:p>
          </table:table-cell>
        </table:table-row>
        <table:table-row table:style-name="Table52.1">
          <table:table-cell table:style-name="Table52.A4" office:value-type="string">
            <text:p text:style-name="P80">!<text:span text:style-name="T64">date</text:span></text:p>
          </table:table-cell>
          <table:table-cell table:style-name="Table52.B4" office:value-type="string">
            <text:p text:style-name="P149">If the parameter is present and defined, then it will be translated into the DateTime type used by MongoDB to represent <text:span text:style-name="T65">either </text:span>Date or ISODate values.</text:p>
            <text:p text:style-name="P149"/>
            <text:p text:style-name="P148">If the parameter is present but undefined, it will remain undefined.</text:p>
          </table:table-cell>
        </table:table-row>
      </table:table>
      <text:p text:style-name="P125">Table 23: Jarvis <text:span text:style-name="T43">Parameter</text:span> Flags <text:span text:style-name="T43">for MongoDB</text:span></text:p>
      <text:h text:style-name="P136" text:outline-level="3">Parameter Removal</text:h>
      <text:p text:style-name="P120">When expanding <text:span text:style-name="T57">a parameter, it is important to understand the difference between “present” and “defined”.</text:span></text:p>
      <text:p text:style-name="Text_20_body"><text:soft-page-break/>It is possible for a parameter to be “present but with undefined value”. <text:s/><text:span text:style-name="T58">A hook, or a JSON object in the POST data can specify JSON null for a parameter’s value in a row store request.</text:span></text:p>
      <text:list xml:id="list3267372202" text:style-name="L51">
        <text:list-item>
          <text:p text:style-name="P207">If a parameter is present but undefined, it will be set as null (undefined) within the JSON <text:span text:style-name="T58">Array or </text:span>Object sent as part of the MongoDB request.</text:p>
        </text:list-item>
        <text:list-item>
          <text:p text:style-name="P208">If a parameter is not present from any of the input sources, then it will be removed entirely from the JSON Array or Object.</text:p>
        </text:list-item>
      </text:list>
      <text:p text:style-name="P36">Then also:</text:p>
      <text:list xml:id="list607928346" text:style-name="L52">
        <text:list-item>
          <text:p text:style-name="P209">Any JSON Array or Object which is completely empty will be removed entirely from JSON object.</text:p>
        </text:list-item>
      </text:list>
      <text:h text:style-name="Heading_20_4" text:outline-level="4">Example <text:span text:style-name="T58">1</text:span></text:h>
      <text:p text:style-name="P36">Considering again the filter in the example above.</text:p>
      <text:p text:style-name="P116"><text:s text:c="4"/>&lt;filter&gt;{ <text:line-break/> <text:s text:c="5"/>"$and": [ { "line": { "$eq": <text:span text:style-name="T66">~</text:span>line<text:span text:style-name="T56">|__default_line~</text:span> } }, </text:p>
      <text:p text:style-name="P116"><text:s text:c="16"/>{ "name": { "$eq": <text:span text:style-name="T66">~</text:span>name<text:span text:style-name="T66">~</text:span> } },</text:p>
      <text:p text:style-name="P116"><text:tab/><text:tab/> <text:s text:c="2"/>{ "<text:span text:style-name="T56">afloat</text:span>": { "$eq": <text:span text:style-name="T66">~afloat!boolean~ </text:span>} } </text:p>
      <text:p text:style-name="P115"><text:s text:c="14"/>] <text:line-break/> <text:s text:c="3"/>}&lt;/filter&gt;</text:p>
      <text:p text:style-name="Text_20_body"/>
      <text:p text:style-name="P36">Assuming the following in the request:</text:p>
      <text:list xml:id="list2147314437" text:style-name="L53">
        <text:list-item>
          <text:p text:style-name="P210">“line” not present in the request.</text:p>
        </text:list-item>
        <text:list-item>
          <text:p text:style-name="P210">“__default_line” configured as “White Star” in the static configuration file.</text:p>
        </text:list-item>
        <text:list-item>
          <text:p text:style-name="P210">“name” not present in the request.</text:p>
        </text:list-item>
        <text:list-item>
          <text:p text:style-name="P210">“afloat” present as 1 in the request.</text:p>
        </text:list-item>
      </text:list>
      <text:p text:style-name="P36">Then the following JSON Object will be used as the filter for the MongoDB “find” request.</text:p>
      <text:p text:style-name="P116">{ <text:line-break/> <text:s text:c="3"/>"$and": [ { "line": { "$eq": “<text:span text:style-name="T58">White Star”</text:span> } }, </text:p>
      <text:p text:style-name="P116"><text:s text:c="14"/>{ "<text:span text:style-name="T56">afloat</text:span>": { "$eq": <text:span text:style-name="T58">boolean::true</text:span> } } </text:p>
      <text:p text:style-name="P115"><text:s text:c="12"/>] <text:line-break/>}</text:p>
      <text:p text:style-name="Text_20_body"/>
      <text:h text:style-name="P132" text:outline-level="4">Example 2</text:h>
      <text:p text:style-name="P36">Assuming the following in the request:</text:p>
      <text:list xml:id="list93235080442856" text:continue-numbering="true" text:style-name="L53">
        <text:list-item>
          <text:p text:style-name="P210">“line” not present in the request and not configured anywhere.</text:p>
        </text:list-item>
        <text:list-item>
          <text:p text:style-name="P210">“__default_line” not configured anywhere.</text:p>
        </text:list-item>
        <text:list-item>
          <text:p text:style-name="P210">“name” not present in the request and not configured anywhere.</text:p>
        </text:list-item>
        <text:list-item>
          <text:p text:style-name="P210">“afloat” not present in the request and not configured anywhere.</text:p>
        </text:list-item>
      </text:list>
      <text:p text:style-name="P36">Then the following JSON Object will be used as the filter for the MongoDB “find” request.</text:p>
      <text:p text:style-name="P115">undef</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153"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119">(Status-Line)<text:tab/>HTTP/1.1 200 OK</text:p>
      <text:p text:style-name="P89">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41">Attribute</text:p>
            </table:table-cell>
            <table:table-cell table:style-name="Table30.B1" office:value-type="string">
              <text:p text:style-name="P41">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117">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41">Attribute</text:p>
          </table:table-cell>
          <table:table-cell table:style-name="Table31.B1" office:value-type="string">
            <text:p text:style-name="P41">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156602034" text:style-name="L54">
        <text:list-item>
          <text:p text:style-name="P129">Begin transaction.</text:p>
        </text:list-item>
        <text:list-item>
          <text:p text:style-name="P129">Perform “before” SQL (if configured for this dataset).</text:p>
        </text:list-item>
        <text:list-item>
          <text:p text:style-name="P129">Perform the one single or one-or-more array modifications in the request body.</text:p>
        </text:list-item>
        <text:list-item>
          <text:p text:style-name="P129">Perform “after” SQL (if configured for this dataset).</text:p>
        </text:list-item>
        <text:list-item>
          <text:p text:style-name="P129">Commit transaction.</text:p>
        </text:list-item>
      </text:list>
      <text:p text:style-name="Text_20_body">An error at any stage will cause the entire transaction to be rolled back.</text:p>
      <text:p text:style-name="Text_20_body">Note that any “before” or “after” statements may contain references to:</text:p>
      <text:list xml:id="list1759972899" text:style-name="L55">
        <text:list-item>
          <text:p text:style-name="P211">Secure Dataset Parameters (such as “{__username}” and “{__group_list}”. <text:s/></text:p>
        </text:list-item>
        <text:list-item>
          <text:p text:style-name="P211">Indexed RESTful arguments as specified in the URL e.g. “{1}” or “{2}”.</text:p>
        </text:list-item>
        <text:list-item>
          <text:p text:style-name="P211">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85">It is important to note:</text:p>
      <text:list xml:id="list1156657157" text:style-name="L56">
        <text:list-item>
          <text:p text:style-name="P241">For “fetch” statements in a dataset (i.e. the &lt;select&gt; attributes), no explicit transaction is performed.</text:p>
        </text:list-item>
        <text:list-item>
          <text:p text:style-name="P212">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526226678" text:style-name="L57">
        <text:list-item>
          <text:p text:style-name="P130">Even though the first modification succeeded, it was rolled back.</text:p>
        </text:list-item>
        <text:list-item>
          <text:p text:style-name="P130">The first failing error message is shown.</text:p>
        </text:list-item>
        <text:list-item>
          <text:p text:style-name="P130">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41">Transformation</text:p>
          </table:table-cell>
          <table:table-cell table:style-name="Table32.B1" office:value-type="string">
            <text:p text:style-name="P41">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85">Consider the following example:</text:p>
      <text:p text:style-name="P89">&lt;dataset read="*" write="*" key_list="id"&gt;</text:p>
      <text:p text:style-name="P89"><text:s text:c="4"/>&lt;child field="parts" dataset="boat_part"&gt;</text:p>
      <text:p text:style-name="P89"><text:s text:c="8"/>&lt;link parent="name" child="boat_name"/&gt;</text:p>
      <text:p text:style-name="P89"><text:s text:c="4"/>&lt;/child&gt;</text:p>
      <text:p text:style-name="Code"><text:s text:c="4"/>...</text:p>
      <text:p text:style-name="Text_20_body"/>
      <text:p text:style-name="P117">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41">Attribute</text:p>
            </table:table-cell>
            <table:table-cell table:style-name="Table33.B1" office:value-type="string">
              <text:p text:style-name="P41">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41">Attribute</text:p>
            </table:table-cell>
            <table:table-cell table:style-name="Table34.B1" office:value-type="string">
              <text:p text:style-name="P41">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1347756306" text:style-name="L58">
        <text:list-item>
          <text:p text:style-name="P213">Child datasets may themselves have grand-child datasets, and so on.</text:p>
        </text:list-item>
        <text:list-item>
          <text:p text:style-name="P213">Do not use recursive child relationships. <text:s/>That will not end well.</text:p>
        </text:list-item>
        <text:list-item>
          <text:p text:style-name="P213"><text:span text:style-name="T25">Per-dataset</text:span> hooks <text:span text:style-name="T25">are invoked only for the level at which they are defined, not for children.</text:span></text:p>
        </text:list-item>
      </text:list>
      <text:p text:style-name="Text_20_body">Regarding links and parameters:</text:p>
      <text:list xml:id="list93236928889489" text:continue-numbering="true" text:style-name="L58">
        <text:list-item>
          <text:p text:style-name="P213">If multiple keys or filter fields are required for the sub-key, there will be more than one “link” element in the parent dataset definition.</text:p>
        </text:list-item>
        <text:list-item>
          <text:p text:style-name="P213">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213">Safe parameters (e.g. __username) and application default parameters will be passed to the child sub-query.</text:p>
        </text:list-item>
      </text:list>
      <text:p text:style-name="Text_20_body">Regarding performance:</text:p>
      <text:list xml:id="list1399713992" text:style-name="L59">
        <text:list-item>
          <text:p text:style-name="P214">Each child query will generate significant overhead with Jarvis as it manages per-dataset configuration, hooks and security.</text:p>
        </text:list-item>
      </text:list>
      <text:list xml:id="list3339116452" text:style-name="L60">
        <text:list-item>
          <text:p text:style-name="P215">In general, nested datasets should be used only for singleton queries. <text:s/></text:p>
        </text:list-item>
        <text:list-item>
          <text:p text:style-name="P215">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119"><text:soft-page-break/>[</text:p>
      <text:p text:style-name="P89"><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1">Attribute</text:p>
          </table:table-cell>
          <table:table-cell table:style-name="Table35.A1" office:value-type="string">
            <text:p text:style-name="P41">Default</text:p>
          </table:table-cell>
          <table:table-cell table:style-name="Table35.C1" office:value-type="string">
            <text:p text:style-name="P41">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88">Given the above configuration, there are three different ways in which Jarvis might return the output from an exec dataset. <text:s/></text:p>
      <text:p text:style-name="P28">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93">Mechanism</text:p>
            </table:table-cell>
            <table:table-cell table:style-name="Table36.B1" office:value-type="string">
              <text:p text:style-name="P93">Notes</text:p>
            </table:table-cell>
          </table:table-row>
        </table:table-header-rows>
        <table:table-row table:style-name="Table36.1">
          <table:table-cell table:style-name="Table36.A2" office:value-type="string">
            <text:p text:style-name="P47">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47">This is the recommended approach for cross-platform systems and/or large output and/or binary data.</text:p>
          </table:table-cell>
        </table:table-row>
        <table:table-row table:style-name="Table36.1">
          <table:table-cell table:style-name="Table36.A3" office:value-type="string">
            <text:p text:style-name="P47">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47">This is method appears to work fine under Windows under HTTP.</text:p>
            <text:p text:style-name="P47"/>
            <text:p text:style-name="P47">Problems have been encountered with this method under Linux.</text:p>
            <text:p text:style-name="P47"/>
            <text:p text:style-name="P47">Problems have been encountered with this method under Windows with Apache/HTTPS.</text:p>
          </table:table-cell>
        </table:table-row>
        <table:table-row table:style-name="Table36.1">
          <table:table-cell table:style-name="Table36.A4" office:value-type="string">
            <text:p text:style-name="P47">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47">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757837926" text:style-name="L61">
        <text:list-item>
          <text:p text:style-name="P21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16">Indexed RESTful parameters specified in the URI. <text:s/>These are passed as “p1”, “p2”, etc.</text:p>
        </text:list-item>
        <text:list-item>
          <text:p text:style-name="P216">Named RESTful parameters assigned by a “route” rule. <text:s/>See the “router” configuration.</text:p>
        </text:list-item>
        <text:list-item>
          <text:p text:style-name="P216">The parameter __dataset is given as the client-supplied dataset given to Jarvis which invoked this exec request.</text:p>
        </text:list-item>
        <text:list-item>
          <text:p text:style-name="P216">The parameter __tmpfile is given if use_tmpfile is configured for this exec.</text:p>
        </text:list-item>
        <text:list-item>
          <text:p text:style-name="P216">The Jarvis secure parameters beginning with double-underscore. <text:s/>These include __username, __group_list, etc.</text:p>
        </text:list-item>
        <text:list-item>
          <text:p text:style-name="P21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41">Attribute</text:p>
            </table:table-cell>
            <table:table-cell table:style-name="Table37.A1" office:value-type="string">
              <text:p text:style-name="P41">Default</text:p>
            </table:table-cell>
            <table:table-cell table:style-name="Table37.C1" office:value-type="string">
              <text:p text:style-name="P41">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1157021313" text:style-name="L62">
        <text:list-item>
          <text:p text:style-name="P217">$jconfig – The internal Jarvis context.</text:p>
        </text:list-item>
        <text:list-item>
          <text:p text:style-name="P217">$user_args – A HASH of the CGI args, plus numbered and named RESTful args.</text:p>
        </text:list-item>
        <text:list-item>
          <text:p text:style-name="P217">$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41">Attribute</text:p>
            </table:table-cell>
            <table:table-cell table:style-name="Table38.B1" office:value-type="string">
              <text:p text:style-name="P41">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2673352336" text:style-name="L63">
        <text:list-item>
          <text:p text:style-name="P218">Sorting and paging may have been applied if the relevant paging parameters were provided.</text:p>
        </text:list-item>
        <text:list-item>
          <text:p text:style-name="P218">Dataset security checks will be performed.</text:p>
        </text:list-item>
        <text:list-item>
          <text:p text:style-name="P218">The Dataset/Global “dataset_pre_fetch” and “dataset_fetched” hooks will be applied.</text:p>
        </text:list-item>
        <text:list-item>
          <text:p text:style-name="P218">Nested datasets will be executed and merged into the results.</text:p>
        </text:list-item>
      </text:list>
      <text:h text:style-name="P157" text:outline-level="2"><text:bookmark-start text:name="__RefHeading___Toc8457_4068299857"/><text:span text:style-name="T22">Using </text:span>Dataset<text:span text:style-name="T22">s to</text:span> <text:span text:style-name="T22">Store Content </text:span>with “<text:span text:style-name="T20">store</text:span>_rows”.<text:bookmark-end text:name="__RefHeading___Toc8457_4068299857"/></text:h>
      <text:p text:style-name="P20"><text:span text:style-name="T21">Datasets may contain store logic that plugins wish to reuse. To support this, J</text:span>arvis provides an “official” mechanism for plugins to <text:span text:style-name="T21">use </text:span>a dataset <text:span text:style-name="T21">to store (or delete) data.</text:span> <text:s/></text:p>
      <text:p text:style-name="P108">use Jarvis::Dataset;</text:p>
      <text:p text:style-name="P108"/>
      <text:p text:style-name="P109">my <text:span text:style-name="T21">($success, $message, $modified, $results)</text:span> =</text:p>
      <text:p text:style-name="P109"><text:s text:c="4"/>&amp;Jarvis::Dataset::<text:span text:style-name="T21">store</text:span>_rows (</text:p>
      <text:p text:style-name="P110"><text:s text:c="8"/>$jconfig, $dataset_name, <text:span text:style-name="T22">$ttype, </text:span>$user_args,</text:p>
      <text:p text:style-name="P110"><text:span text:style-name="T22"><text:s text:c="8"/>$rows_aref, </text:span>$extra_href</text:p>
      <text:p text:style-name="P108"><text:s text:c="4"/>);</text:p>
      <text:p text:style-name="P108">...</text:p>
      <text:p text:style-name="P20"><text:soft-page-break/></text:p>
      <text:p text:style-name="P20">The $jconfig object is the one given to the plugin. <text:s/></text:p>
      <text:p text:style-name="P20">The $dataset_name is the name of the dataset you wish to execute.</text:p>
      <text:p text:style-name="P21"><text:span text:style-name="T23">The </text:span>$ttype is the transaction type you wish to perform - either “insert”, “update”, “delete” or “mixed”.</text:p>
      <text:p text:style-name="P20">The $user_args are the numbered and named args to use when performing the dataset <text:span text:style-name="T22">store</text:span>. <text:s/>Named parameters to the dataset must be provided here. <text:s/>The <text:span text:style-name="T23">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4">i</text:span>n case of failure it will be 0.</text:p>
      <text:p text:style-name="P22">If $success is 0, $message will contain a description of the failure.</text:p>
      <text:p text:style-name="P22">$modified <text:span text:style-name="T24">will be a count of the number of top-level rows that were modified.</text:span></text:p>
      <text:p text:style-name="P24">$results_aref will be an ARRAY reference containing the returned results, if any.</text:p>
      <text:p text:style-name="P23">Note:</text:p>
      <text:list xml:id="list93235142792836" text:continue-numbering="true" text:style-name="L63">
        <text:list-item>
          <text:p text:style-name="P219">Dataset security checks will be performed.</text:p>
        </text:list-item>
        <text:list-item>
          <text:p text:style-name="P219">The Dataset/Global “dataset_pre_<text:span text:style-name="T22">store</text:span>”, “<text:span text:style-name="T22">before_all”, “before_one”, “after_one”, “after_all”</text:span> and “dataset_<text:span text:style-name="T22">stor</text:span>ed” hooks will be applied.</text:p>
        </text:list-item>
        <text:list-item>
          <text:p text:style-name="P219">Nested datasets will be executed.</text:p>
        </text:list-item>
      </text:list>
      <text:h text:style-name="Heading_20_2" text:outline-level="2"><text:bookmark-start text:name="__RefHeading___Toc8068_1867974170"/>Example Plugin<text:bookmark-end text:name="__RefHeading___Toc8068_1867974170"/></text:h>
      <text:p text:style-name="P85">The Demo application includes a sample “FileDownload” plugin, configured as follows:</text:p>
      <text:p text:style-name="P89">&lt;jarvis&gt;</text:p>
      <text:p text:style-name="P89"><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85"/>
      <text:p text:style-name="Text_20_body">The source code is as follows:</text:p>
      <text:p text:style-name="P89">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3001345446" text:style-name="L64">
        <text:list-item>
          <text:p text:style-name="P220">Using the Jarvis debug mechanism.</text:p>
        </text:list-item>
        <text:list-item>
          <text:p text:style-name="P220">Accessing the Jarvis Config “jconfig” object.</text:p>
        </text:list-item>
        <text:list-item>
          <text:p text:style-name="P220">Accessing the static configured plugin parameters.</text:p>
        </text:list-item>
        <text:list-item>
          <text:p text:style-name="P220">Accessing the Jarvis-supplied database connection.</text:p>
        </text:list-item>
      </text:list>
      <text:p text:style-name="P85">Accessing this plugin via the following URL:</text:p>
      <text:p text:style-name="P89">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4120991371" text:style-name="L65">
        <text:list-item>
          <text:p text:style-name="P221">A “store” request is a dataset insert/update/delete operation.</text:p>
        </text:list-item>
        <text:list-item>
          <text:p text:style-name="P221">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9"/>
        <table:table-row>
          <table:table-cell table:style-name="Table39.A1" office:value-type="string">
            <text:p text:style-name="P68">GLOBAL <text:s/>Hook</text:p>
          </table:table-cell>
          <table:table-cell table:style-name="Table39.B1" office:value-type="string">
            <text:p text:style-name="P69">__status</text:p>
          </table:table-cell>
          <table:table-cell table:style-name="Table39.B1" office:value-type="string">
            <text:p text:style-name="P69">__habitat</text:p>
          </table:table-cell>
          <table:table-cell table:style-name="Table39.B1" office:value-type="string">
            <text:p text:style-name="P69">__login</text:p>
          </table:table-cell>
          <table:table-cell table:style-name="Table39.B1" office:value-type="string">
            <text:p text:style-name="P69">__logout</text:p>
          </table:table-cell>
          <table:table-cell table:style-name="Table39.B1" office:value-type="string">
            <text:p text:style-name="P69">Exec</text:p>
          </table:table-cell>
          <table:table-cell table:style-name="Table39.B1" office:value-type="string">
            <text:p text:style-name="P69">Plugin</text:p>
          </table:table-cell>
          <table:table-cell table:style-name="Table39.B1" office:value-type="string">
            <text:p text:style-name="P69">DBI Fetch</text:p>
          </table:table-cell>
          <table:table-cell table:style-name="Table39.B1" office:value-type="string">
            <text:p text:style-name="P69">SDP Fetch</text:p>
          </table:table-cell>
          <table:table-cell table:style-name="Table39.J1" office:value-type="string">
            <text:p text:style-name="P69">DBI Store</text:p>
          </table:table-cell>
        </table:table-row>
        <table:table-row>
          <table:table-cell table:style-name="Table39.A2" office:value-type="string">
            <text:p text:style-name="P70">start</text:p>
          </table:table-cell>
          <table:table-cell table:style-name="Table39.B2" office:value-type="string">
            <text:p text:style-name="P69">YES</text:p>
          </table:table-cell>
          <table:table-cell table:style-name="Table39.C2" office:value-type="string">
            <text:p text:style-name="P69">YES</text:p>
          </table:table-cell>
          <table:table-cell table:style-name="Table39.D2" office:value-type="string">
            <text:p text:style-name="P69">YES</text:p>
          </table:table-cell>
          <table:table-cell table:style-name="Table39.E2" office:value-type="string">
            <text:p text:style-name="P69">YES</text:p>
          </table:table-cell>
          <table:table-cell table:style-name="Table39.F2" office:value-type="string">
            <text:p text:style-name="P69">YES</text:p>
          </table:table-cell>
          <table:table-cell table:style-name="Table39.G2" office:value-type="string">
            <text:p text:style-name="P69">YES</text:p>
          </table:table-cell>
          <table:table-cell table:style-name="Table39.H2" office:value-type="string">
            <text:p text:style-name="P69">YES</text:p>
          </table:table-cell>
          <table:table-cell table:style-name="Table39.I2" office:value-type="string">
            <text:p text:style-name="P69">YES</text:p>
          </table:table-cell>
          <table:table-cell table:style-name="Table39.J2" office:value-type="string">
            <text:p text:style-name="P69">YES</text:p>
          </table:table-cell>
        </table:table-row>
        <table:table-row>
          <table:table-cell table:style-name="Table39.A3" office:value-type="string">
            <text:p text:style-name="P70">return_status</text:p>
          </table:table-cell>
          <table:table-cell table:style-name="Table39.B3" office:value-type="string">
            <text:p text:style-name="P69">YES</text:p>
          </table:table-cell>
          <table:table-cell table:style-name="Table39.C3" office:value-type="string">
            <text:p text:style-name="P70"/>
          </table:table-cell>
          <table:table-cell table:style-name="Table39.D3" office:value-type="string">
            <text:p text:style-name="P70"/>
          </table:table-cell>
          <table:table-cell table:style-name="Table39.E3" office:value-type="string">
            <text:p text:style-name="P70"/>
          </table:table-cell>
          <table:table-cell table:style-name="Table39.F3" office:value-type="string">
            <text:p text:style-name="P70"/>
          </table:table-cell>
          <table:table-cell table:style-name="Table39.G3" office:value-type="string">
            <text:p text:style-name="P70"/>
          </table:table-cell>
          <table:table-cell table:style-name="Table39.H3" office:value-type="string">
            <text:p text:style-name="P70"/>
          </table:table-cell>
          <table:table-cell table:style-name="Table39.I3" office:value-type="string">
            <text:p text:style-name="P70"/>
          </table:table-cell>
          <table:table-cell table:style-name="Table39.J3" office:value-type="string">
            <text:p text:style-name="P70"/>
          </table:table-cell>
        </table:table-row>
        <table:table-row>
          <table:table-cell table:style-name="Table39.A4" office:value-type="string">
            <text:p text:style-name="P70">return_fetch</text:p>
          </table:table-cell>
          <table:table-cell table:style-name="Table39.B4" office:value-type="string">
            <text:p text:style-name="P70"/>
          </table:table-cell>
          <table:table-cell table:style-name="Table39.C4" office:value-type="string">
            <text:p text:style-name="P70"/>
          </table:table-cell>
          <table:table-cell table:style-name="Table39.D4" office:value-type="string">
            <text:p text:style-name="P70"/>
          </table:table-cell>
          <table:table-cell table:style-name="Table39.E4" office:value-type="string">
            <text:p text:style-name="P70"/>
          </table:table-cell>
          <table:table-cell table:style-name="Table39.F4" office:value-type="string">
            <text:p text:style-name="P70"/>
          </table:table-cell>
          <table:table-cell table:style-name="Table39.G4" office:value-type="string">
            <text:p text:style-name="P70"/>
          </table:table-cell>
          <table:table-cell table:style-name="Table39.H4" office:value-type="string">
            <text:p text:style-name="P69">YES</text:p>
          </table:table-cell>
          <table:table-cell table:style-name="Table39.I4" office:value-type="string">
            <text:p text:style-name="P69">YES</text:p>
          </table:table-cell>
          <table:table-cell table:style-name="Table39.J4" office:value-type="string">
            <text:p text:style-name="P70"/>
          </table:table-cell>
        </table:table-row>
        <table:table-row>
          <table:table-cell table:style-name="Table39.A5" office:value-type="string">
            <text:p text:style-name="P70">return_store</text:p>
          </table:table-cell>
          <table:table-cell table:style-name="Table39.B5" office:value-type="string">
            <text:p text:style-name="P70"/>
          </table:table-cell>
          <table:table-cell table:style-name="Table39.C5" office:value-type="string">
            <text:p text:style-name="P70"/>
          </table:table-cell>
          <table:table-cell table:style-name="Table39.D5" office:value-type="string">
            <text:p text:style-name="P70"/>
          </table:table-cell>
          <table:table-cell table:style-name="Table39.E5" office:value-type="string">
            <text:p text:style-name="P70"/>
          </table:table-cell>
          <table:table-cell table:style-name="Table39.F5" office:value-type="string">
            <text:p text:style-name="P70"/>
          </table:table-cell>
          <table:table-cell table:style-name="Table39.G5" office:value-type="string">
            <text:p text:style-name="P70"/>
          </table:table-cell>
          <table:table-cell table:style-name="Table39.H5" office:value-type="string">
            <text:p text:style-name="P70"/>
          </table:table-cell>
          <table:table-cell table:style-name="Table39.I5" office:value-type="string">
            <text:p text:style-name="P70"/>
          </table:table-cell>
          <table:table-cell table:style-name="Table39.J5" office:value-type="string">
            <text:p text:style-name="P69">YES</text:p>
          </table:table-cell>
        </table:table-row>
        <table:table-row>
          <table:table-cell table:style-name="Table39.A6" office:value-type="string">
            <text:p text:style-name="P70">finish</text:p>
          </table:table-cell>
          <table:table-cell table:style-name="Table39.B6" office:value-type="string">
            <text:p text:style-name="P69">YES</text:p>
          </table:table-cell>
          <table:table-cell table:style-name="Table39.C6" office:value-type="string">
            <text:p text:style-name="P69">YES</text:p>
          </table:table-cell>
          <table:table-cell table:style-name="Table39.D6" office:value-type="string">
            <text:p text:style-name="P69">YES</text:p>
          </table:table-cell>
          <table:table-cell table:style-name="Table39.E6" office:value-type="string">
            <text:p text:style-name="P69">YES</text:p>
          </table:table-cell>
          <table:table-cell table:style-name="Table39.F6" office:value-type="string">
            <text:p text:style-name="P69">YES</text:p>
          </table:table-cell>
          <table:table-cell table:style-name="Table39.G6" office:value-type="string">
            <text:p text:style-name="P69">YES</text:p>
          </table:table-cell>
          <table:table-cell table:style-name="Table39.H6" office:value-type="string">
            <text:p text:style-name="P69">YES</text:p>
          </table:table-cell>
          <table:table-cell table:style-name="Table39.I6" office:value-type="string">
            <text:p text:style-name="P69">YES</text:p>
          </table:table-cell>
          <table:table-cell table:style-name="Table39.J6" office:value-type="string">
            <text:p text:style-name="P69">YES</text:p>
          </table:table-cell>
        </table:table-row>
        <table:table-row>
          <table:table-cell table:style-name="Table39.A7" office:value-type="string">
            <text:p text:style-name="P70"/>
          </table:table-cell>
          <table:table-cell table:style-name="Table39.B7" office:value-type="string">
            <text:p text:style-name="P69"/>
          </table:table-cell>
          <table:table-cell table:style-name="Table39.C7" office:value-type="string">
            <text:p text:style-name="P69"/>
          </table:table-cell>
          <table:table-cell table:style-name="Table39.D7" office:value-type="string">
            <text:p text:style-name="P69"/>
          </table:table-cell>
          <table:table-cell table:style-name="Table39.E7" office:value-type="string">
            <text:p text:style-name="P69"/>
          </table:table-cell>
          <table:table-cell table:style-name="Table39.F7" office:value-type="string">
            <text:p text:style-name="P69"/>
          </table:table-cell>
          <table:table-cell table:style-name="Table39.G7" office:value-type="string">
            <text:p text:style-name="P69"/>
          </table:table-cell>
          <table:table-cell table:style-name="Table39.H7" office:value-type="string">
            <text:p text:style-name="P69"/>
          </table:table-cell>
          <table:table-cell table:style-name="Table39.I7" office:value-type="string">
            <text:p text:style-name="P69"/>
          </table:table-cell>
          <table:table-cell table:style-name="Table39.J7" office:value-type="string">
            <text:p text:style-name="P69"/>
          </table:table-cell>
        </table:table-row>
        <table:table-row>
          <table:table-cell table:style-name="Table39.A8" office:value-type="string">
            <text:p text:style-name="P70">after_login</text:p>
          </table:table-cell>
          <table:table-cell table:style-name="Table39.B8" office:value-type="string">
            <text:p text:style-name="P79">YES</text:p>
          </table:table-cell>
          <table:table-cell table:style-name="Table39.C8" office:value-type="string">
            <text:p text:style-name="P79">YES</text:p>
          </table:table-cell>
          <table:table-cell table:style-name="Table39.D8" office:value-type="string">
            <text:p text:style-name="P79">YES</text:p>
          </table:table-cell>
          <table:table-cell table:style-name="Table39.E8" office:value-type="string">
            <text:p text:style-name="P79">YES</text:p>
          </table:table-cell>
          <table:table-cell table:style-name="Table39.F8" office:value-type="string">
            <text:p text:style-name="P79">YES</text:p>
          </table:table-cell>
          <table:table-cell table:style-name="Table39.G8" office:value-type="string">
            <text:p text:style-name="P79">YES</text:p>
          </table:table-cell>
          <table:table-cell table:style-name="Table39.H8" office:value-type="string">
            <text:p text:style-name="P79">YES</text:p>
          </table:table-cell>
          <table:table-cell table:style-name="Table39.I8" office:value-type="string">
            <text:p text:style-name="P79">YES</text:p>
          </table:table-cell>
          <table:table-cell table:style-name="Table39.J8" office:value-type="string">
            <text:p text:style-name="P79">YES</text:p>
          </table:table-cell>
        </table:table-row>
        <table:table-row>
          <table:table-cell table:style-name="Table39.A9" office:value-type="string">
            <text:p text:style-name="P70">before_logout</text:p>
          </table:table-cell>
          <table:table-cell table:style-name="Table39.B9" office:value-type="string">
            <text:p text:style-name="P79"/>
          </table:table-cell>
          <table:table-cell table:style-name="Table39.C9" office:value-type="string">
            <text:p text:style-name="P79"/>
          </table:table-cell>
          <table:table-cell table:style-name="Table39.D9" office:value-type="string">
            <text:p text:style-name="P79"/>
          </table:table-cell>
          <table:table-cell table:style-name="Table39.E9" office:value-type="string">
            <text:p text:style-name="P69">YES</text:p>
          </table:table-cell>
          <table:table-cell table:style-name="Table39.F9" office:value-type="string">
            <text:p text:style-name="P79"/>
          </table:table-cell>
          <table:table-cell table:style-name="Table39.G9" office:value-type="string">
            <text:p text:style-name="P79"/>
          </table:table-cell>
          <table:table-cell table:style-name="Table39.H9" office:value-type="string">
            <text:p text:style-name="P79"/>
          </table:table-cell>
          <table:table-cell table:style-name="Table39.I9" office:value-type="string">
            <text:p text:style-name="P79"/>
          </table:table-cell>
          <table:table-cell table:style-name="Table39.J9" office:value-type="string">
            <text:p text:style-name="P79"/>
          </table:table-cell>
        </table:table-row>
        <table:table-row>
          <table:table-cell table:style-name="Table39.A10" office:value-type="string">
            <text:p text:style-name="P70">pre_connect</text:p>
          </table:table-cell>
          <table:table-cell table:style-name="Table39.B10" office:value-type="string">
            <text:p text:style-name="P69">YES</text:p>
          </table:table-cell>
          <table:table-cell table:style-name="Table39.C10" office:value-type="string">
            <text:p text:style-name="P69">YES</text:p>
          </table:table-cell>
          <table:table-cell table:style-name="Table39.D10" office:value-type="string">
            <text:p text:style-name="P69">YES</text:p>
          </table:table-cell>
          <table:table-cell table:style-name="Table39.E10" office:value-type="string">
            <text:p text:style-name="P69">YES</text:p>
          </table:table-cell>
          <table:table-cell table:style-name="Table39.F10" office:value-type="string">
            <text:p text:style-name="P69">YES</text:p>
          </table:table-cell>
          <table:table-cell table:style-name="Table39.G10" office:value-type="string">
            <text:p text:style-name="P69">YES</text:p>
          </table:table-cell>
          <table:table-cell table:style-name="Table39.H10" office:value-type="string">
            <text:p text:style-name="P69">YES</text:p>
          </table:table-cell>
          <table:table-cell table:style-name="Table39.I10" office:value-type="string">
            <text:p text:style-name="P69">YES</text:p>
          </table:table-cell>
          <table:table-cell table:style-name="Table39.J10" office:value-type="string">
            <text:p text:style-name="P69">YES</text:p>
          </table:table-cell>
        </table:table-row>
        <table:table-row>
          <table:table-cell table:style-name="Table39.A11" office:value-type="string">
            <text:p text:style-name="P70"/>
          </table:table-cell>
          <table:table-cell table:style-name="Table39.B11" office:value-type="string">
            <text:p text:style-name="P69"/>
          </table:table-cell>
          <table:table-cell table:style-name="Table39.C11" office:value-type="string">
            <text:p text:style-name="P69"/>
          </table:table-cell>
          <table:table-cell table:style-name="Table39.D11" office:value-type="string">
            <text:p text:style-name="P69"/>
          </table:table-cell>
          <table:table-cell table:style-name="Table39.E11" office:value-type="string">
            <text:p text:style-name="P69"/>
          </table:table-cell>
          <table:table-cell table:style-name="Table39.F11" office:value-type="string">
            <text:p text:style-name="P69"/>
          </table:table-cell>
          <table:table-cell table:style-name="Table39.G11" office:value-type="string">
            <text:p text:style-name="P69"/>
          </table:table-cell>
          <table:table-cell table:style-name="Table39.H11" office:value-type="string">
            <text:p text:style-name="P69"/>
          </table:table-cell>
          <table:table-cell table:style-name="Table39.I11" office:value-type="string">
            <text:p text:style-name="P69"/>
          </table:table-cell>
          <table:table-cell table:style-name="Table39.J11" office:value-type="string">
            <text:p text:style-name="P69"/>
          </table:table-cell>
        </table:table-row>
        <table:table-row>
          <table:table-cell table:style-name="Table39.A12" office:value-type="string">
            <text:p text:style-name="P70">dataset_pre_fetch</text:p>
          </table:table-cell>
          <table:table-cell table:style-name="Table39.B12" office:value-type="string">
            <text:p text:style-name="P69"/>
          </table:table-cell>
          <table:table-cell table:style-name="Table39.C12" office:value-type="string">
            <text:p text:style-name="P70"/>
          </table:table-cell>
          <table:table-cell table:style-name="Table39.D12" office:value-type="string">
            <text:p text:style-name="P70"/>
          </table:table-cell>
          <table:table-cell table:style-name="Table39.E12" office:value-type="string">
            <text:p text:style-name="P70"/>
          </table:table-cell>
          <table:table-cell table:style-name="Table39.F12" office:value-type="string">
            <text:p text:style-name="P70"/>
          </table:table-cell>
          <table:table-cell table:style-name="Table39.G12" office:value-type="string">
            <text:p text:style-name="P70"/>
          </table:table-cell>
          <table:table-cell table:style-name="Table39.H12" office:value-type="string">
            <text:p text:style-name="P69">YES</text:p>
          </table:table-cell>
          <table:table-cell table:style-name="Table39.I12" office:value-type="string">
            <text:p text:style-name="P69">YES</text:p>
          </table:table-cell>
          <table:table-cell table:style-name="Table39.J12" office:value-type="string">
            <text:p text:style-name="P70"/>
          </table:table-cell>
        </table:table-row>
        <table:table-row>
          <table:table-cell table:style-name="Table39.A13" office:value-type="string">
            <text:p text:style-name="P70">dataset_fetched</text:p>
          </table:table-cell>
          <table:table-cell table:style-name="Table39.B13" office:value-type="string">
            <text:p text:style-name="P70"/>
          </table:table-cell>
          <table:table-cell table:style-name="Table39.C13" office:value-type="string">
            <text:p text:style-name="P70"/>
          </table:table-cell>
          <table:table-cell table:style-name="Table39.D13" office:value-type="string">
            <text:p text:style-name="P70"/>
          </table:table-cell>
          <table:table-cell table:style-name="Table39.E13" office:value-type="string">
            <text:p text:style-name="P70"/>
          </table:table-cell>
          <table:table-cell table:style-name="Table39.F13" office:value-type="string">
            <text:p text:style-name="P70"/>
          </table:table-cell>
          <table:table-cell table:style-name="Table39.G13" office:value-type="string">
            <text:p text:style-name="P70"/>
          </table:table-cell>
          <table:table-cell table:style-name="Table39.H13" office:value-type="string">
            <text:p text:style-name="P69">YES</text:p>
          </table:table-cell>
          <table:table-cell table:style-name="Table39.I13" office:value-type="string">
            <text:p text:style-name="P69">YES</text:p>
          </table:table-cell>
          <table:table-cell table:style-name="Table39.J13" office:value-type="string">
            <text:p text:style-name="P70"/>
          </table:table-cell>
        </table:table-row>
        <table:table-row>
          <table:table-cell table:style-name="Table39.A14" office:value-type="string">
            <text:p text:style-name="P70">dataset_pre_store</text:p>
          </table:table-cell>
          <table:table-cell table:style-name="Table39.B14" office:value-type="string">
            <text:p text:style-name="P69"/>
          </table:table-cell>
          <table:table-cell table:style-name="Table39.C14" office:value-type="string">
            <text:p text:style-name="P70"/>
          </table:table-cell>
          <table:table-cell table:style-name="Table39.D14" office:value-type="string">
            <text:p text:style-name="P70"/>
          </table:table-cell>
          <table:table-cell table:style-name="Table39.E14" office:value-type="string">
            <text:p text:style-name="P70"/>
          </table:table-cell>
          <table:table-cell table:style-name="Table39.F14" office:value-type="string">
            <text:p text:style-name="P70"/>
          </table:table-cell>
          <table:table-cell table:style-name="Table39.G14" office:value-type="string">
            <text:p text:style-name="P70"/>
          </table:table-cell>
          <table:table-cell table:style-name="Table39.H14" office:value-type="string">
            <text:p text:style-name="P69"/>
          </table:table-cell>
          <table:table-cell table:style-name="Table39.I14" office:value-type="string">
            <text:p text:style-name="P69"/>
          </table:table-cell>
          <table:table-cell table:style-name="Table39.J14" office:value-type="string">
            <text:p text:style-name="P69">YES</text:p>
          </table:table-cell>
        </table:table-row>
        <table:table-row>
          <table:table-cell table:style-name="Table39.A15" office:value-type="string">
            <text:p text:style-name="P70">dataset_stored</text:p>
          </table:table-cell>
          <table:table-cell table:style-name="Table39.B15" office:value-type="string">
            <text:p text:style-name="P70"/>
          </table:table-cell>
          <table:table-cell table:style-name="Table39.C15" office:value-type="string">
            <text:p text:style-name="P70"/>
          </table:table-cell>
          <table:table-cell table:style-name="Table39.D15" office:value-type="string">
            <text:p text:style-name="P70"/>
          </table:table-cell>
          <table:table-cell table:style-name="Table39.E15" office:value-type="string">
            <text:p text:style-name="P70"/>
          </table:table-cell>
          <table:table-cell table:style-name="Table39.F15" office:value-type="string">
            <text:p text:style-name="P70"/>
          </table:table-cell>
          <table:table-cell table:style-name="Table39.G15" office:value-type="string">
            <text:p text:style-name="P70"/>
          </table:table-cell>
          <table:table-cell table:style-name="Table39.H15" office:value-type="string">
            <text:p text:style-name="P69"/>
          </table:table-cell>
          <table:table-cell table:style-name="Table39.I15" office:value-type="string">
            <text:p text:style-name="P69"/>
          </table:table-cell>
          <table:table-cell table:style-name="Table39.J15" office:value-type="string">
            <text:p text:style-name="P69">YES</text:p>
          </table:table-cell>
        </table:table-row>
        <table:table-row>
          <table:table-cell table:style-name="Table39.A16" office:value-type="string">
            <text:p text:style-name="P70">before_all</text:p>
          </table:table-cell>
          <table:table-cell table:style-name="Table39.B16" office:value-type="string">
            <text:p text:style-name="P70"/>
          </table:table-cell>
          <table:table-cell table:style-name="Table39.C16" office:value-type="string">
            <text:p text:style-name="P70"/>
          </table:table-cell>
          <table:table-cell table:style-name="Table39.D16" office:value-type="string">
            <text:p text:style-name="P70"/>
          </table:table-cell>
          <table:table-cell table:style-name="Table39.E16" office:value-type="string">
            <text:p text:style-name="P70"/>
          </table:table-cell>
          <table:table-cell table:style-name="Table39.F16" office:value-type="string">
            <text:p text:style-name="P70"/>
          </table:table-cell>
          <table:table-cell table:style-name="Table39.G16" office:value-type="string">
            <text:p text:style-name="P70"/>
          </table:table-cell>
          <table:table-cell table:style-name="Table39.H16" office:value-type="string">
            <text:p text:style-name="P70"/>
          </table:table-cell>
          <table:table-cell table:style-name="Table39.I16" office:value-type="string">
            <text:p text:style-name="P70"/>
          </table:table-cell>
          <table:table-cell table:style-name="Table39.J16" office:value-type="string">
            <text:p text:style-name="P69">YES</text:p>
          </table:table-cell>
        </table:table-row>
        <table:table-row>
          <table:table-cell table:style-name="Table39.A17" office:value-type="string">
            <text:p text:style-name="P70">after_all</text:p>
          </table:table-cell>
          <table:table-cell table:style-name="Table39.B17" office:value-type="string">
            <text:p text:style-name="P70"/>
          </table:table-cell>
          <table:table-cell table:style-name="Table39.C17" office:value-type="string">
            <text:p text:style-name="P70"/>
          </table:table-cell>
          <table:table-cell table:style-name="Table39.D17" office:value-type="string">
            <text:p text:style-name="P70"/>
          </table:table-cell>
          <table:table-cell table:style-name="Table39.E17" office:value-type="string">
            <text:p text:style-name="P70"/>
          </table:table-cell>
          <table:table-cell table:style-name="Table39.F17" office:value-type="string">
            <text:p text:style-name="P70"/>
          </table:table-cell>
          <table:table-cell table:style-name="Table39.G17" office:value-type="string">
            <text:p text:style-name="P70"/>
          </table:table-cell>
          <table:table-cell table:style-name="Table39.H17" office:value-type="string">
            <text:p text:style-name="P70"/>
          </table:table-cell>
          <table:table-cell table:style-name="Table39.I17" office:value-type="string">
            <text:p text:style-name="P70"/>
          </table:table-cell>
          <table:table-cell table:style-name="Table39.J17" office:value-type="string">
            <text:p text:style-name="P69">YES</text:p>
          </table:table-cell>
        </table:table-row>
        <table:table-row>
          <table:table-cell table:style-name="Table39.A18" office:value-type="string">
            <text:p text:style-name="P70"/>
          </table:table-cell>
          <table:table-cell table:style-name="Table39.B18" office:value-type="string">
            <text:p text:style-name="P70"/>
          </table:table-cell>
          <table:table-cell table:style-name="Table39.C18" office:value-type="string">
            <text:p text:style-name="P70"/>
          </table:table-cell>
          <table:table-cell table:style-name="Table39.D18" office:value-type="string">
            <text:p text:style-name="P70"/>
          </table:table-cell>
          <table:table-cell table:style-name="Table39.E18" office:value-type="string">
            <text:p text:style-name="P70"/>
          </table:table-cell>
          <table:table-cell table:style-name="Table39.F18" office:value-type="string">
            <text:p text:style-name="P70"/>
          </table:table-cell>
          <table:table-cell table:style-name="Table39.G18" office:value-type="string">
            <text:p text:style-name="P70"/>
          </table:table-cell>
          <table:table-cell table:style-name="Table39.H18" office:value-type="string">
            <text:p text:style-name="P70"/>
          </table:table-cell>
          <table:table-cell table:style-name="Table39.I18" office:value-type="string">
            <text:p text:style-name="P70"/>
          </table:table-cell>
          <table:table-cell table:style-name="Table39.J18" office:value-type="string">
            <text:p text:style-name="P69"/>
          </table:table-cell>
        </table:table-row>
        <table:table-row>
          <table:table-cell table:style-name="Table39.A19" office:value-type="string">
            <text:p text:style-name="P70">before_one</text:p>
          </table:table-cell>
          <table:table-cell table:style-name="Table39.B19" office:value-type="string">
            <text:p text:style-name="P70"/>
          </table:table-cell>
          <table:table-cell table:style-name="Table39.C19" office:value-type="string">
            <text:p text:style-name="P70"/>
          </table:table-cell>
          <table:table-cell table:style-name="Table39.D19" office:value-type="string">
            <text:p text:style-name="P70"/>
          </table:table-cell>
          <table:table-cell table:style-name="Table39.E19" office:value-type="string">
            <text:p text:style-name="P70"/>
          </table:table-cell>
          <table:table-cell table:style-name="Table39.F19" office:value-type="string">
            <text:p text:style-name="P70"/>
          </table:table-cell>
          <table:table-cell table:style-name="Table39.G19" office:value-type="string">
            <text:p text:style-name="P70"/>
          </table:table-cell>
          <table:table-cell table:style-name="Table39.H19" office:value-type="string">
            <text:p text:style-name="P70"/>
          </table:table-cell>
          <table:table-cell table:style-name="Table39.I19" office:value-type="string">
            <text:p text:style-name="P70"/>
          </table:table-cell>
          <table:table-cell table:style-name="Table39.J19" office:value-type="string">
            <text:p text:style-name="P69">YES</text:p>
          </table:table-cell>
        </table:table-row>
        <table:table-row>
          <table:table-cell table:style-name="Table39.A20" office:value-type="string">
            <text:p text:style-name="P70">after_one</text:p>
          </table:table-cell>
          <table:table-cell table:style-name="Table39.B20" office:value-type="string">
            <text:p text:style-name="P70"/>
          </table:table-cell>
          <table:table-cell table:style-name="Table39.C20" office:value-type="string">
            <text:p text:style-name="P70"/>
          </table:table-cell>
          <table:table-cell table:style-name="Table39.D20" office:value-type="string">
            <text:p text:style-name="P70"/>
          </table:table-cell>
          <table:table-cell table:style-name="Table39.E20" office:value-type="string">
            <text:p text:style-name="P70"/>
          </table:table-cell>
          <table:table-cell table:style-name="Table39.F20" office:value-type="string">
            <text:p text:style-name="P70"/>
          </table:table-cell>
          <table:table-cell table:style-name="Table39.G20" office:value-type="string">
            <text:p text:style-name="P70"/>
          </table:table-cell>
          <table:table-cell table:style-name="Table39.H20" office:value-type="string">
            <text:p text:style-name="P70"/>
          </table:table-cell>
          <table:table-cell table:style-name="Table39.I20" office:value-type="string">
            <text:p text:style-name="P70"/>
          </table:table-cell>
          <table:table-cell table:style-name="Table39.J20" office:value-type="string">
            <text:p text:style-name="P69">YES</text:p>
          </table:table-cell>
        </table:table-row>
      </table:table>
      <text:p text:style-name="Table">Table 36: Global Hooks Invocation</text:p>
      <text:p text:style-name="P85">Note that the “after_login” hook is only actually called when:</text:p>
      <text:list xml:id="list3236181185" text:style-name="L66">
        <text:list-item>
          <text:p text:style-name="P222">The client did not provide a valid session ID.</text:p>
        </text:list-item>
        <text:list-item>
          <text:p text:style-name="P222">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9"/>
        <table:table-header-rows>
          <table:table-row table:style-name="Table40.1">
            <table:table-cell table:style-name="Table40.A1" office:value-type="string">
              <text:p text:style-name="P68">DATASET <text:s/>Hook</text:p>
            </table:table-cell>
            <table:table-cell table:style-name="Table40.A1" office:value-type="string">
              <text:p text:style-name="P69">__status</text:p>
            </table:table-cell>
            <table:table-cell table:style-name="Table40.A1" office:value-type="string">
              <text:p text:style-name="P69">__habitat</text:p>
            </table:table-cell>
            <table:table-cell table:style-name="Table40.A1" office:value-type="string">
              <text:p text:style-name="P69">__login</text:p>
            </table:table-cell>
            <table:table-cell table:style-name="Table40.A1" office:value-type="string">
              <text:p text:style-name="P69">__logout</text:p>
            </table:table-cell>
            <table:table-cell table:style-name="Table40.A1" office:value-type="string">
              <text:p text:style-name="P69">Exec</text:p>
            </table:table-cell>
            <table:table-cell table:style-name="Table40.A1" office:value-type="string">
              <text:p text:style-name="P69">Plugin</text:p>
            </table:table-cell>
            <table:table-cell table:style-name="Table40.A1" office:value-type="string">
              <text:p text:style-name="P69">DBI Fetch</text:p>
            </table:table-cell>
            <table:table-cell table:style-name="Table40.A1" office:value-type="string">
              <text:p text:style-name="P69">SDP Fetch</text:p>
            </table:table-cell>
            <table:table-cell table:style-name="Table40.J1" office:value-type="string">
              <text:p text:style-name="P69">DBI Store</text:p>
            </table:table-cell>
          </table:table-row>
        </table:table-header-rows>
        <table:table-row table:style-name="Table40.1">
          <table:table-cell table:style-name="Table40.A2" office:value-type="string">
            <text:p text:style-name="P70">start</text:p>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H2" office:value-type="string">
            <text:p text:style-name="P69">YES</text:p>
          </table:table-cell>
          <table:table-cell table:style-name="Table40.I2" office:value-type="string">
            <text:p text:style-name="P69">YES</text:p>
          </table:table-cell>
          <table:table-cell table:style-name="Table40.J2" office:value-type="string">
            <text:p text:style-name="P69">YES</text:p>
          </table:table-cell>
        </table:table-row>
        <table:table-row table:style-name="Table40.1">
          <table:table-cell table:style-name="Table40.A3" office:value-type="string">
            <text:p text:style-name="P70">finish</text:p>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H3" office:value-type="string">
            <text:p text:style-name="P69">YES</text:p>
          </table:table-cell>
          <table:table-cell table:style-name="Table40.I3" office:value-type="string">
            <text:p text:style-name="P69">YES</text:p>
          </table:table-cell>
          <table:table-cell table:style-name="Table40.J3" office:value-type="string">
            <text:p text:style-name="P69">YES</text:p>
          </table:table-cell>
        </table:table-row>
        <table:table-row table:style-name="Table40.1">
          <table:table-cell table:style-name="Table40.B2" office:value-type="string">
            <text:p text:style-name="P70"/>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B2" office:value-type="string">
            <text:p text:style-name="P69"/>
          </table:table-cell>
          <table:table-cell table:style-name="Table40.J4" office:value-type="string">
            <text:p text:style-name="P69"/>
          </table:table-cell>
        </table:table-row>
        <text:soft-page-break/>
        <table:table-row table:style-name="Table40.1">
          <table:table-cell table:style-name="Table40.A5" office:value-type="string">
            <text:p text:style-name="P70">dataset_pre_fetch</text:p>
          </table:table-cell>
          <table:table-cell table:style-name="Table40.B2" office:value-type="string">
            <text:p text:style-name="P69"/>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H5" office:value-type="string">
            <text:p text:style-name="P69">YES</text:p>
          </table:table-cell>
          <table:table-cell table:style-name="Table40.I5" office:value-type="string">
            <text:p text:style-name="P69">YES</text:p>
          </table:table-cell>
          <table:table-cell table:style-name="Table40.J5" office:value-type="string">
            <text:p text:style-name="P70"/>
          </table:table-cell>
        </table:table-row>
        <table:table-row table:style-name="Table40.1">
          <table:table-cell table:style-name="Table40.A6" office:value-type="string">
            <text:p text:style-name="P70">dataset_fetched</text:p>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H6" office:value-type="string">
            <text:p text:style-name="P69">YES</text:p>
          </table:table-cell>
          <table:table-cell table:style-name="Table40.I6" office:value-type="string">
            <text:p text:style-name="P69">YES</text:p>
          </table:table-cell>
          <table:table-cell table:style-name="Table40.J6" office:value-type="string">
            <text:p text:style-name="P70"/>
          </table:table-cell>
        </table:table-row>
        <table:table-row table:style-name="Table40.1">
          <table:table-cell table:style-name="Table40.A7" office:value-type="string">
            <text:p text:style-name="P70">dataset_pre_store</text:p>
          </table:table-cell>
          <table:table-cell table:style-name="Table40.B2" office:value-type="string">
            <text:p text:style-name="P69"/>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H7" office:value-type="string">
            <text:p text:style-name="P69"/>
          </table:table-cell>
          <table:table-cell table:style-name="Table40.I7" office:value-type="string">
            <text:p text:style-name="P69"/>
          </table:table-cell>
          <table:table-cell table:style-name="Table40.J7" office:value-type="string">
            <text:p text:style-name="P69">YES</text:p>
          </table:table-cell>
        </table:table-row>
        <table:table-row table:style-name="Table40.1">
          <table:table-cell table:style-name="Table40.A8" office:value-type="string">
            <text:p text:style-name="P70">dataset_stored</text:p>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H8" office:value-type="string">
            <text:p text:style-name="P69"/>
          </table:table-cell>
          <table:table-cell table:style-name="Table40.I8" office:value-type="string">
            <text:p text:style-name="P69"/>
          </table:table-cell>
          <table:table-cell table:style-name="Table40.J8" office:value-type="string">
            <text:p text:style-name="P69">YES</text:p>
          </table:table-cell>
        </table:table-row>
        <table:table-row table:style-name="Table40.1">
          <table:table-cell table:style-name="Table40.A9" office:value-type="string">
            <text:p text:style-name="P70">before_all</text:p>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H9" office:value-type="string">
            <text:p text:style-name="P70"/>
          </table:table-cell>
          <table:table-cell table:style-name="Table40.I9" office:value-type="string">
            <text:p text:style-name="P70"/>
          </table:table-cell>
          <table:table-cell table:style-name="Table40.J9" office:value-type="string">
            <text:p text:style-name="P69">YES</text:p>
          </table:table-cell>
        </table:table-row>
        <table:table-row table:style-name="Table40.1">
          <table:table-cell table:style-name="Table40.A10" office:value-type="string">
            <text:p text:style-name="P70">after_all</text:p>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H10" office:value-type="string">
            <text:p text:style-name="P70"/>
          </table:table-cell>
          <table:table-cell table:style-name="Table40.I10" office:value-type="string">
            <text:p text:style-name="P70"/>
          </table:table-cell>
          <table:table-cell table:style-name="Table40.J10" office:value-type="string">
            <text:p text:style-name="P69">YES</text:p>
          </table:table-cell>
        </table:table-row>
        <table:table-row table:style-name="Table40.1">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J4" office:value-type="string">
            <text:p text:style-name="P69"/>
          </table:table-cell>
        </table:table-row>
        <table:table-row table:style-name="Table40.1">
          <table:table-cell table:style-name="Table40.A12" office:value-type="string">
            <text:p text:style-name="P70">before_one</text:p>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H12" office:value-type="string">
            <text:p text:style-name="P70"/>
          </table:table-cell>
          <table:table-cell table:style-name="Table40.I12" office:value-type="string">
            <text:p text:style-name="P70"/>
          </table:table-cell>
          <table:table-cell table:style-name="Table40.J12" office:value-type="string">
            <text:p text:style-name="P69">YES</text:p>
          </table:table-cell>
        </table:table-row>
        <table:table-row table:style-name="Table40.1">
          <table:table-cell table:style-name="Table40.A13" office:value-type="string">
            <text:p text:style-name="P70">after_one</text:p>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B2" office:value-type="string">
            <text:p text:style-name="P70"/>
          </table:table-cell>
          <table:table-cell table:style-name="Table40.H13" office:value-type="string">
            <text:p text:style-name="P70"/>
          </table:table-cell>
          <table:table-cell table:style-name="Table40.I13" office:value-type="string">
            <text:p text:style-name="P70"/>
          </table:table-cell>
          <table:table-cell table:style-name="Table40.J13" office:value-type="string">
            <text:p text:style-name="P69">YES</text:p>
          </table:table-cell>
        </table:table-row>
      </table:table>
      <text:p text:style-name="Table">Table 37: Dataset Hook Invocation</text:p>
      <text:p text:style-name="Text_20_body">Note that:</text:p>
      <text:list xml:id="list2585047725" text:style-name="L67">
        <text:list-item>
          <text:p text:style-name="P242">You may implement none, some, or all hook methods in your hook module.</text:p>
        </text:list-item>
        <text:list-item>
          <text:p text:style-name="P223">All implemented hook methods must all return “1”.</text:p>
        </text:list-item>
        <text:list-item>
          <text:p text:style-name="P223">There is no way for a hook to stop processing, other than to call “die”.</text:p>
        </text:list-item>
        <text:list-item>
          <text:p text:style-name="P223">If an SQL error occurs during dataset updates, any following before_one, after_one and after_all hook calls will be skipped. <text:s/>Only the finish hook call will be invoked.</text:p>
        </text:list-item>
        <text:list-item>
          <text:p text:style-name="P22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85">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93">Attribute</text:p>
          </table:table-cell>
          <table:table-cell table:style-name="Table41.A1" office:value-type="string">
            <text:p text:style-name="P93">Default</text:p>
          </table:table-cell>
          <table:table-cell table:style-name="Table41.C1" office:value-type="string">
            <text:p text:style-name="P93">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41">Hook</text:p>
          </table:table-cell>
          <table:table-cell table:style-name="Table42.B1" office:value-type="string">
            <text:p text:style-name="P41">Notes</text:p>
          </table:table-cell>
        </table:table-row>
        <text:soft-page-break/>
        <table:table-row table:style-name="Table42.1">
          <table:table-cell table:style-name="Table42.A2" office:value-type="string">
            <text:p text:style-name="P41">GLOBAL</text:p>
            <text:p text:style-name="P41">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499581035" text:style-name="L68">
              <text:list-item>
                <text:p text:style-name="P237">$jconfig,</text:p>
              </text:list-item>
              <text:list-item>
                <text:p text:style-name="P243">$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41">GLOBAL</text:p>
            <text:p text:style-name="P41">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2476470224" text:style-name="L69">
              <text:list-item>
                <text:p text:style-name="P225">Add some extra root level parameters (by modifying $extra_href)</text:p>
              </text:list-item>
              <text:list-item>
                <text:p text:style-name="P225">Perform a custom encoding into text (by setting $return_text)</text:p>
              </text:list-item>
            </text:list>
            <text:p text:style-name="Text_20_body">Args are:</text:p>
            <text:list xml:id="list170130028571143" text:style-name="L68">
              <text:list-item>
                <text:p text:style-name="P237">$jconfig</text:p>
              </text:list-item>
              <text:list-item>
                <text:p text:style-name="P237">$hook_parameters_href</text:p>
              </text:list-item>
              <text:list-item>
                <text:p text:style-name="P237">$extra_href</text:p>
              </text:list-item>
              <text:list-item>
                <text:p text:style-name="P224">$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41">GLOBAL</text:p>
            <text:p text:style-name="P41">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9">
              <text:list-item>
                <text:p text:style-name="P225">Add some extra root level parameters (by modifying $extra_href)</text:p>
              </text:list-item>
              <text:list-item>
                <text:p text:style-name="P225">Alter the the returned data structure (by modifying $return_object)</text:p>
              </text:list-item>
              <text:list-item>
                <text:p text:style-name="P225">Perform a custom encoding into text (by setting $return_text_ref)</text:p>
              </text:list-item>
            </text:list>
            <text:p text:style-name="Text_20_body">Args are:</text:p>
            <text:list xml:id="list170129845842175" text:style-name="L68">
              <text:list-item>
                <text:p text:style-name="P237">$jconfig</text:p>
              </text:list-item>
              <text:list-item>
                <text:p text:style-name="P237">$hook_parameters_href</text:p>
              </text:list-item>
              <text:list-item>
                <text:p text:style-name="P237">$user_args_href</text:p>
              </text:list-item>
              <text:list-item>
                <text:p text:style-name="P237">$results_aref</text:p>
              </text:list-item>
              <text:list-item>
                <text:p text:style-name="P237">$extra_href</text:p>
              </text:list-item>
              <text:list-item>
                <text:p text:style-name="P224">$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41">GLOBAL</text:p>
            <text:p text:style-name="P41">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9">
              <text:list-item>
                <text:p text:style-name="P225">Add some extra root level parameters (by modifying $extra_href)</text:p>
              </text:list-item>
              <text:list-item>
                <text:p text:style-name="P225">Modify the returned content (by modifying $results_aref)</text:p>
              </text:list-item>
              <text:list-item>
                <text:p text:style-name="P225">Perform a custom encoding into text (by setting $return_text_ref)</text:p>
              </text:list-item>
            </text:list>
            <text:p text:style-name="Text_20_body">Args are:</text:p>
            <text:list xml:id="list170130050591678" text:style-name="L68">
              <text:list-item>
                <text:p text:style-name="P237">$jconfig</text:p>
              </text:list-item>
              <text:list-item>
                <text:p text:style-name="P237">$hook_parameters_href</text:p>
              </text:list-item>
              <text:list-item>
                <text:p text:style-name="P237">$user_args_href</text:p>
              </text:list-item>
              <text:list-item>
                <text:p text:style-name="P237">$results_aref</text:p>
              </text:list-item>
              <text:list-item>
                <text:p text:style-name="P237">$extra_href</text:p>
              </text:list-item>
              <text:list-item>
                <text:p text:style-name="P224">$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2698808281" text:style-name="L70">
              <text:list-item>
                <text:p text:style-name="P238">success → 0/1 flag did this update succeed?</text:p>
              </text:list-item>
              <text:list-item>
                <text:p text:style-name="P238">message → Error message if not success.</text:p>
              </text:list-item>
              <text:list-item>
                <text:p text:style-name="P238">modified → Number of modifications associated with this change.</text:p>
              </text:list-item>
              <text:list-item>
                <text:p text:style-name="P226">returning → Array of “returning” values from this change.</text:p>
              </text:list-item>
            </text:list>
          </table:table-cell>
        </table:table-row>
        <table:table-row table:style-name="Table42.1">
          <table:table-cell table:style-name="Table42.A6" office:value-type="string">
            <text:p text:style-name="P41">GLOBAL</text:p>
            <text:p text:style-name="P41">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8">
              <text:list-item>
                <text:p text:style-name="P237">$jconfig</text:p>
              </text:list-item>
              <text:list-item>
                <text:p text:style-name="P237">$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85">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41">Hook</text:p>
            </table:table-cell>
            <table:table-cell table:style-name="Table43.B1" office:value-type="string">
              <text:p text:style-name="P41">Notes</text:p>
            </table:table-cell>
          </table:table-row>
        </table:table-header-rows>
        <table:table-row>
          <table:table-cell table:style-name="Table43.A2" office:value-type="string">
            <text:p text:style-name="P41">GLOBAL</text:p>
            <text:p text:style-name="P41">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93236539004792" text:continue-numbering="true" text:style-name="L68">
              <text:list-item>
                <text:p text:style-name="P237">$jconfig,</text:p>
              </text:list-item>
              <text:list-item>
                <text:p text:style-name="P237">$hook_parameters_href</text:p>
              </text:list-item>
              <text:list-item>
                <text:p text:style-name="P224">$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41">GLOBAL</text:p>
            <text:p text:style-name="P41">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93236899028582" text:continue-numbering="true" text:style-name="L68">
              <text:list-item>
                <text:p text:style-name="P237">$jconfig,</text:p>
              </text:list-item>
              <text:list-item>
                <text:p text:style-name="P243">$hook_parameters_href</text:p>
              </text:list-item>
            </text:list>
          </table:table-cell>
        </table:table-row>
        <table:table-row>
          <table:table-cell table:style-name="Table43.A4" office:value-type="string">
            <text:p text:style-name="P41">GLOBAL</text:p>
            <text:p text:style-name="P41">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93236155383995" text:continue-numbering="true" text:style-name="L68">
              <text:list-item>
                <text:p text:style-name="P237">$jconfig,</text:p>
              </text:list-item>
              <text:list-item>
                <text:p text:style-name="P237">$hook_parameters_href</text:p>
              </text:list-item>
              <text:list-item>
                <text:p text:style-name="P237">$dbname</text:p>
              </text:list-item>
              <text:list-item>
                <text:p text:style-name="P237">$dbtype</text:p>
              </text:list-item>
              <text:list-item>
                <text:p text:style-name="P237">dbconnect_ref</text:p>
              </text:list-item>
              <text:list-item>
                <text:p text:style-name="P237">$dbusername_ref</text:p>
              </text:list-item>
              <text:list-item>
                <text:p text:style-name="P237">$dbpassword_ref</text:p>
              </text:list-item>
              <text:list-item>
                <text:p text:style-name="P224">$parameters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Text_20_body"><text:span text:style-name="Default_20_Paragraph_20_Font"><text:span text:style-name="T11">$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85">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1">Hook</text:p>
            </table:table-cell>
            <table:table-cell table:style-name="Table44.B1" office:value-type="string">
              <text:p text:style-name="P41">Notes</text:p>
            </table:table-cell>
          </table:table-row>
        </table:table-header-rows>
        <table:table-row table:style-name="Table44.1">
          <table:table-cell table:style-name="Table44.A2" office:value-type="string">
            <text:p text:style-name="P41">DATASET</text:p>
            <text:p text:style-name="P41">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86">Args are:</text:p>
            <text:list xml:id="list93236846592358" text:continue-numbering="true" text:style-name="L68">
              <text:list-item>
                <text:p text:style-name="P240">$jconfig,</text:p>
              </text:list-item>
              <text:list-item>
                <text:p text:style-name="P237">$hook_parameters_href</text:p>
              </text:list-item>
              <text:list-item>
                <text:p text:style-name="P243">$dsxml</text:p>
              </text:list-item>
            </text:list>
            <text:p text:style-name="Text_20_body"><text:span text:style-name="Default_20_Paragraph_20_Font"><text:span text:style-name="T11">$dsxml</text:span></text:span> is an XML::Smart object containing the dataset's XML definition.</text:p>
          </table:table-cell>
        </table:table-row>
        <table:table-row table:style-name="Table44.1">
          <table:table-cell table:style-name="Table44.A3" office:value-type="string">
            <text:p text:style-name="P41">GLOBAL/DATASET</text:p>
            <text:p text:style-name="P41">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93236448327290" text:continue-numbering="true" text:style-name="L68">
              <text:list-item>
                <text:p text:style-name="P237">$jconfig</text:p>
              </text:list-item>
              <text:list-item>
                <text:p text:style-name="P237">$hook_parameters_href</text:p>
              </text:list-item>
              <text:list-item>
                <text:p text:style-name="P237">$dsxml</text:p>
              </text:list-item>
              <text:list-item>
                <text:p text:style-name="P243">$safe_params_href</text:p>
              </text:list-item>
            </text:list>
            <text:p text:style-name="P103"><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41">GLOBAL/DATASET</text:p>
            <text:p text:style-name="P41">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93237193992098" text:continue-numbering="true" text:style-name="L68">
              <text:list-item>
                <text:p text:style-name="P237">$jconfig</text:p>
              </text:list-item>
              <text:list-item>
                <text:p text:style-name="P237">$hook_parameters_href</text:p>
              </text:list-item>
              <text:list-item>
                <text:p text:style-name="P237">$dsxml</text:p>
              </text:list-item>
              <text:list-item>
                <text:p text:style-name="P237">$safe_params_href</text:p>
              </text:list-item>
              <text:list-item>
                <text:p text:style-name="P243">$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41">GLOBAL/DATASET</text:p>
            <text:p text:style-name="P41">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93235271102789" text:continue-numbering="true" text:style-name="L68">
              <text:list-item>
                <text:p text:style-name="P237">$jconfig</text:p>
              </text:list-item>
              <text:list-item>
                <text:p text:style-name="P237">$hook_parameters_href</text:p>
              </text:list-item>
              <text:list-item>
                <text:p text:style-name="P237">$dsxml</text:p>
              </text:list-item>
              <text:list-item>
                <text:p text:style-name="P237">$safe_params_href</text:p>
              </text:list-item>
              <text:list-item>
                <text:p text:style-name="P224">$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103">Changes to $safe_params_href will affect only the &lt;before&gt; SQL.</text:p>
          </table:table-cell>
        </table:table-row>
        <table:table-row table:style-name="Table44.1">
          <table:table-cell table:style-name="Table44.A6" office:value-type="string">
            <text:p text:style-name="P41">GLOBAL/DATASET</text:p>
            <text:p text:style-name="P41">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93236329324416" text:continue-numbering="true" text:style-name="L68">
              <text:list-item>
                <text:p text:style-name="P237">$jconfig</text:p>
              </text:list-item>
              <text:list-item>
                <text:p text:style-name="P237">$hook_parameters_href</text:p>
              </text:list-item>
              <text:list-item>
                <text:p text:style-name="P237">$dsxml</text:p>
              </text:list-item>
              <text:list-item>
                <text:p text:style-name="P237">$safe_params_href</text:p>
              </text:list-item>
              <text:list-item>
                <text:p text:style-name="P237">$fields_aref</text:p>
              </text:list-item>
              <text:list-item>
                <text:p text:style-name="P224">$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41">GLOBAL/DATASET</text:p>
            <text:p text:style-name="P41">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9">
              <text:list-item>
                <text:p text:style-name="P131">Add some extra scalar parameters (by modifying $extra_href)</text:p>
              </text:list-item>
              <text:list-item>
                <text:p text:style-name="P225">Modify the returned content (by modifying $rows_aref)</text:p>
              </text:list-item>
            </text:list>
            <text:p text:style-name="Text_20_body">Args are:</text:p>
            <text:list xml:id="list170130877506987" text:style-name="L68">
              <text:list-item>
                <text:p text:style-name="P237">$jconfig</text:p>
              </text:list-item>
              <text:list-item>
                <text:p text:style-name="P237">$hook_parameters_href</text:p>
              </text:list-item>
              <text:list-item>
                <text:p text:style-name="P237">$dsxml</text:p>
              </text:list-item>
              <text:list-item>
                <text:p text:style-name="P237">$safe_params_href</text:p>
              </text:list-item>
              <text:list-item>
                <text:p text:style-name="P237">$rows_aref</text:p>
              </text:list-item>
              <text:list-item>
                <text:p text:style-name="P237">$extra_href</text:p>
              </text:list-item>
              <text:list-item>
                <text:p text:style-name="P243">$column_names_aref</text:p>
              </text:list-item>
            </text:list>
            <text:p text:style-name="Text_20_body"><text:span text:style-name="Default_20_Paragraph_20_Font"><text:span text:style-name="T11">$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1">$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41">GLOBAL/DATASET</text:p>
            <text:p text:style-name="P41">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9">
              <text:list-item>
                <text:p text:style-name="P131">Add some extra scalar parameters (by modifying $extra_href)</text:p>
              </text:list-item>
              <text:list-item>
                <text:p text:style-name="P225">Modify the returned content (by modifying $rows_aref)</text:p>
              </text:list-item>
            </text:list>
            <text:p text:style-name="Text_20_body">Args are:</text:p>
            <text:list xml:id="list2204998836" text:style-name="L71">
              <text:list-item>
                <text:p text:style-name="P239">$jconfig</text:p>
              </text:list-item>
              <text:list-item>
                <text:p text:style-name="P239">$hook_parameters_href</text:p>
              </text:list-item>
              <text:list-item>
                <text:p text:style-name="P239">$dsxml</text:p>
              </text:list-item>
              <text:list-item>
                <text:p text:style-name="P239">$safe_params_href</text:p>
              </text:list-item>
              <text:list-item>
                <text:p text:style-name="P239">$results_aref</text:p>
              </text:list-item>
              <text:list-item>
                <text:p text:style-name="P244">$extra_href</text:p>
              </text:list-item>
            </text:list>
            <text:p text:style-name="P103"><text:span text:style-name="Default_20_Paragraph_20_Font"><text:span text:style-name="T11">$results_aref</text:span></text:span> is the same format as described for the “return_store” hook.</text:p>
            <text:p text:style-name="P103">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41">DATASET</text:p>
            <text:p text:style-name="P41">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8">
              <text:list-item>
                <text:p text:style-name="P237">$jconfig</text:p>
              </text:list-item>
              <text:list-item>
                <text:p text:style-name="P237">$hook_parameters_href</text:p>
              </text:list-item>
              <text:list-item>
                <text:p text:style-name="P224">$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41">Hook</text:p>
            </table:table-cell>
            <table:table-cell table:style-name="Table45.B1" office:value-type="string">
              <text:p text:style-name="P41">Notes</text:p>
            </table:table-cell>
          </table:table-row>
        </table:table-header-rows>
        <table:table-row table:style-name="Table45.1">
          <table:table-cell table:style-name="Table45.A2" office:value-type="string">
            <text:p text:style-name="P41">GLOBAL/DATASET</text:p>
            <text:p text:style-name="P41">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93235493022724" text:continue-numbering="true" text:style-name="L68">
              <text:list-item>
                <text:p text:style-name="P237">$jconfig</text:p>
              </text:list-item>
              <text:list-item>
                <text:p text:style-name="P237">$hook_parameters_href</text:p>
              </text:list-item>
              <text:list-item>
                <text:p text:style-name="P237">$dsxml</text:p>
              </text:list-item>
              <text:list-item>
                <text:p text:style-name="P224">$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41">GLOBAL/DATASET</text:p>
            <text:p text:style-name="P41">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93236599993594" text:continue-numbering="true" text:style-name="L68">
              <text:list-item>
                <text:p text:style-name="P237">$jconfig</text:p>
              </text:list-item>
              <text:list-item>
                <text:p text:style-name="P237">$hook_parameters_href</text:p>
              </text:list-item>
              <text:list-item>
                <text:p text:style-name="P237">$dsxml</text:p>
              </text:list-item>
              <text:list-item>
                <text:p text:style-name="P237">$safe_row_params_href</text:p>
              </text:list-item>
              <text:list-item>
                <text:p text:style-name="P224">$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85">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04"># PER QUERY GLOBAL HOOKS</text:p>
      <text:p text:style-name="Code"/>
      <text:p text:style-name="P89"># Global "start" hook.</text:p>
      <text:p text:style-name="P89"># CALLED: After all Jarvis setup is complete.</text:p>
      <text:p text:style-name="P89">sub hook::ExampleGlobalHook::start {</text:p>
      <text:p text:style-name="P89"><text:s text:c="4"/>my ($jconfig, $hook_params_href) = @_;</text:p>
      <text:p text:style-name="P89"><text:s text:c="4"/>return 1;</text:p>
      <text:p text:style-name="P89">}</text:p>
      <text:p text:style-name="P89"/>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oft-page-break/><text:s text:c="4"/>return 1;</text:p>
      <text:p text:style-name="Code">}</text:p>
      <text:p text:style-name="Code"/>
      <text:p text:style-name="P104">#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89">#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89">#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04">#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text:soft-page-break/>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91"># PER-ROW GLOBAL HOOKS</text:p>
      <text:p text:style-name="P89"/>
      <text:p text:style-name="P89">#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85">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104"># PER-DATASET DATASET HOOKS</text:p>
      <text:p text:style-name="Code"/>
      <text:p text:style-name="P89"># Dataset "start" hook.</text:p>
      <text:p text:style-name="P89"># CALLED: ("fetch" AND "store") Just after loading dataset config.</text:p>
      <text:p text:style-name="P89">sub hook::ExampleGlobalHook::start {</text:p>
      <text:p text:style-name="P89"><text:s text:c="4"/>my ($jconfig, $hook_params_href, $dsxml) = @_;</text:p>
      <text:p text:style-name="P89"><text:s text:c="4"/>return 1;</text:p>
      <text:p text:style-name="P89">}</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104">#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oft-page-break/><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158"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05">&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3924023178" text:style-name="L72">
        <text:list-item>
          <text:p text:style-name="P227">Dual-Core Intel @ 2.5 GHz, 4G of RAM. <text:s/>(CPU Blowfish rating 7.09).</text:p>
        </text:list-item>
        <text:list-item>
          <text:p text:style-name="P227">Kubuntu 09.10 (Karmic Koala).</text:p>
        </text:list-item>
        <text:list-item>
          <text:p text:style-name="P227">Apache 2 webserver using HTTP (not SSL).</text:p>
        </text:list-item>
        <text:list-item>
          <text:p text:style-name="P227">Apache jmeter client with five simultaneous threads.</text:p>
        </text:list-item>
        <text:list-item>
          <text:p text:style-name="P227">PostgreSQL database.</text:p>
        </text:list-item>
        <text:list-item>
          <text:p text:style-name="P227">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6bf2b6"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69f8ed"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une</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6.</text:span></text:span><text:span text:style-name="Default_20_Paragraph_20_Font"><text:span text:style-name="MT4">7</text:span></text:span><text:span text:style-name="Default_20_Paragraph_20_Font"><text:span text:style-name="MT5">.</text:span></text:span><text:span text:style-name="Default_20_Paragraph_20_Font"><text:span text:style-name="MT4">0</text:span></text:span><text:span text:style-name="Default_20_Paragraph_20_Font"><text:span text:style-name="MT2"><text:tab/></text:span></text:span><text:span text:style-name="Default_20_Paragraph_20_Font"><text:span text:style-name="MT2"><text:page-number text:select-page="current">80</text:page-number></text:span></text:span><text:span text:style-name="Default_20_Paragraph_20_Font"><text:span text:style-name="MT2">/</text:span></text:span><text:span text:style-name="Default_20_Paragraph_20_Font"><text:span text:style-name="MT2"><text:page-count>8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19-06-19T09:31:28.826000000</dc:date>
    <meta:print-date>2018-05-09T02:42:00Z</meta:print-date>
    <meta:editing-cycles>1595</meta:editing-cycles>
    <meta:editing-duration>PT10H35M53S</meta:editing-duration>
    <meta:document-statistic meta:table-count="54" meta:image-count="0" meta:object-count="0" meta:page-count="80" meta:paragraph-count="3023" meta:word-count="24840" meta:character-count="167570" meta:non-whitespace-character-count="141523"/>
    <meta:user-defined meta:name="Info 1"/>
    <meta:user-defined meta:name="Info 2"/>
    <meta:user-defined meta:name="Info 3"/>
    <meta:user-defined meta:name="Info 4"/>
    <meta:template xlink:type="simple" xlink:actuate="onRequest" xlink:title="" xlink:href="Normal.dotm"/>
  </office:meta>
</office:document-meta>
</file>